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5E2700002536FD4EA735.svm" manifest:media-type=""/>
  <manifest:file-entry manifest:full-path="Pictures/2000000700006CBB00004153BC1CD850.svm" manifest:media-type=""/>
  <manifest:file-entry manifest:full-path="Pictures/20000007000051720000298DC4AC6D1B.svm" manifest:media-type=""/>
  <manifest:file-entry manifest:full-path="Pictures/2000000700005DF2000033E3DB77B37F.svm" manifest:media-type=""/>
  <manifest:file-entry manifest:full-path="Pictures/2000000700006CA10000411E07C329E8.svm" manifest:media-type=""/>
  <manifest:file-entry manifest:full-path="Pictures/2000000700006DC400004FCB14FC73AD.svm" manifest:media-type=""/>
  <manifest:file-entry manifest:full-path="Pictures/200000070000454000003060080063D0.svm" manifest:media-type=""/>
  <manifest:file-entry manifest:full-path="Pictures/200000070000219800000BAFA238121E.svm" manifest:media-type=""/>
  <manifest:file-entry manifest:full-path="Pictures/2000000700006C6C00004AEF239F6149.svm" manifest:media-type=""/>
  <manifest:file-entry manifest:full-path="Pictures/2000000700005CB5000021B24AD93139.svm" manifest:media-type=""/>
  <manifest:file-entry manifest:full-path="Pictures/2000000700005D04000028D47DFA4620.svm" manifest:media-type=""/>
  <manifest:file-entry manifest:full-path="Pictures/2000000700005AF3000042FA48949806.svm" manifest:media-type=""/>
  <manifest:file-entry manifest:full-path="Pictures/200000070000323C00003E53A2A74A88.svm" manifest:media-type=""/>
  <manifest:file-entry manifest:full-path="Pictures/20000007000002120000031B8E819821.svm" manifest:media-type=""/>
  <manifest:file-entry manifest:full-path="Pictures/2000000700006EE7000045268B1C7957.svm" manifest:media-type=""/>
  <manifest:file-entry manifest:full-path="Pictures/2000000700005BE100004D6AC5E5C6D8.svm" manifest:media-type=""/>
  <manifest:file-entry manifest:full-path="Pictures/2000000700006E6300003183643F4836.svm" manifest:media-type=""/>
  <manifest:file-entry manifest:full-path="Pictures/2000000700003DE800003E04B1086705.svm" manifest:media-type=""/>
  <manifest:file-entry manifest:full-path="Pictures/2000000700004C7C00002ACBFBADDBCF.svm" manifest:media-type=""/>
  <manifest:file-entry manifest:full-path="Pictures/2000000700007D7800000B2B39EEDFD0.svm" manifest:media-type=""/>
  <manifest:file-entry manifest:full-path="Pictures/2000000700003F0B00004487FED1081B.svm" manifest:media-type=""/>
  <manifest:file-entry manifest:full-path="Pictures/20000007000050D30000059615212470.svm" manifest:media-type=""/>
  <manifest:file-entry manifest:full-path="Pictures/2000000700005CB500001BCEF03D8D10.svm" manifest:media-type=""/>
  <manifest:file-entry manifest:full-path="Pictures/2000000700003F0B000037D1F13F39B6.svm" manifest:media-type=""/>
  <manifest:file-entry manifest:full-path="Pictures/2000000700006CBB000041884CE00892.svm" manifest:media-type=""/>
  <manifest:file-entry manifest:full-path="Pictures/2000000700006E2E000009199694D155.svm" manifest:media-type=""/>
  <manifest:file-entry manifest:full-path="Pictures/2000000700007FDA00004874C70C49A4.svm" manifest:media-type=""/>
  <manifest:file-entry manifest:full-path="Pictures/2000000700006DDE000026F8A425EA74.svm" manifest:media-type=""/>
  <manifest:file-entry manifest:full-path="Pictures/2000000700003F750000475119026A92.svm" manifest:media-type=""/>
  <manifest:file-entry manifest:full-path="Pictures/200000070000735900002E69385422AF.svm" manifest:media-type=""/>
  <manifest:file-entry manifest:full-path="Pictures/2000000700004C9700000B942DC42FE3.svm" manifest:media-type=""/>
  <manifest:file-entry manifest:full-path="Pictures/20000007000072BA0000306096DD9322.svm" manifest:media-type=""/>
  <manifest:file-entry manifest:full-path="Pictures/2000000700003CFA00005084154CAEEB.svm" manifest:media-type=""/>
  <manifest:file-entry manifest:full-path="Pictures/20000007000051F60000585FC5EDDCC1.svm" manifest:media-type=""/>
  <manifest:file-entry manifest:full-path="Pictures/20000007000072010000272DAA4A1178.svm" manifest:media-type=""/>
  <manifest:file-entry manifest:full-path="Pictures/200000070000335F0000208FED80419E.svm" manifest:media-type=""/>
  <manifest:file-entry manifest:full-path="Pictures/200000070000733E00002FC1D67F252F.svm" manifest:media-type=""/>
  <manifest:file-entry manifest:full-path="Pictures/20000007000071CC000025851D7EF5A4.svm" manifest:media-type=""/>
  <manifest:file-entry manifest:full-path="Pictures/2000000700000C820000031B1840E16B.svm" manifest:media-type=""/>
  <manifest:file-entry manifest:full-path="Pictures/20000007000073A800002FC1B036A278.svm" manifest:media-type=""/>
  <manifest:file-entry manifest:full-path="Pictures/2000000700004452000007A7BC1F586A.svm" manifest:media-type=""/>
  <manifest:file-entry manifest:full-path="Pictures/20000007000052460000186573FE6D43.svm" manifest:media-type=""/>
  <manifest:file-entry manifest:full-path="Pictures/200000070000742C00005F66D9E77542.svm" manifest:media-type=""/>
  <manifest:file-entry manifest:full-path="Pictures/2000000700005D6E00004EF7A34003E7.svm" manifest:media-type=""/>
  <manifest:file-entry manifest:full-path="Pictures/20000007000072D4000027478D525D2C.svm" manifest:media-type=""/>
  <manifest:file-entry manifest:full-path="Pictures/2000000700005B4200001AE0E2DB0586.svm" manifest:media-type=""/>
  <manifest:file-entry manifest:full-path="Pictures/200000070000733E00002E8368FDF13A.svm" manifest:media-type=""/>
  <manifest:file-entry manifest:full-path="Pictures/20000007000072EF000034EC577927F6.svm" manifest:media-type=""/>
  <manifest:file-entry manifest:full-path="Pictures/200000070000578A00004663A1647754.svm" manifest:media-type=""/>
  <manifest:file-entry manifest:full-path="Pictures/20000007000030E400002040A17CEDEF.svm" manifest:media-type=""/>
  <manifest:file-entry manifest:full-path="Pictures/2000000700005C3100003820F663879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JetBrains Mono" svg:font-family="'JetBrains Mono'"/>
    <style:font-face style:name="JetBrains Mono1" svg:font-family="'JetBrains Mono', monospace"/>
    <style:font-face style:name="Roboto" svg:font-family="Roboto, apple-system, BlinkMacSystemFont, 'Segoe UI', Oxygen, Ubuntu, Cantarell, 'Fira Sans', 'Droid Sans', 'Helvetica Neue', sans-serif"/>
    <style:font-face style:name="Source Sans Pro" svg:font-family="'Source Sans Pro', apple-system, BlinkMacSystemFont, 'Segoe UI', Roboto, 'Helvetica Neue', Arial, sans-serif, 'Apple Color Emoji', 'Segoe UI Emoji', 'Segoe UI Symbol'"/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.D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8.D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168cm" style:rel-column-width="12212*"/>
    </style:style>
    <style:style style:name="Table6.B" style:family="table-column">
      <style:table-column-properties style:column-width="2.498cm" style:rel-column-width="9628*"/>
    </style:style>
    <style:style style:name="Table6.C" style:family="table-column">
      <style:table-column-properties style:column-width="4.249cm" style:rel-column-width="16380*"/>
    </style:style>
    <style:style style:name="Table6.D" style:family="table-column">
      <style:table-column-properties style:column-width="3.625cm" style:rel-column-width="13973*"/>
    </style:style>
    <style:style style:name="Table6.E" style:family="table-column">
      <style:table-column-properties style:column-width="3.461cm" style:rel-column-width="13342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168cm" style:rel-column-width="12212*"/>
    </style:style>
    <style:style style:name="Table5.B" style:family="table-column">
      <style:table-column-properties style:column-width="2.498cm" style:rel-column-width="9628*"/>
    </style:style>
    <style:style style:name="Table5.C" style:family="table-column">
      <style:table-column-properties style:column-width="2.833cm" style:rel-column-width="10920*"/>
    </style:style>
    <style:style style:name="Table5.D" style:family="table-column">
      <style:table-column-properties style:column-width="2.835cm" style:rel-column-width="10927*"/>
    </style:style>
    <style:style style:name="Table5.F" style:family="table-column">
      <style:table-column-properties style:column-width="2.835cm" style:rel-column-width="1092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start" style:justify-single-word="false"/>
      <style:text-properties fo:language="en" fo:country="US"/>
    </style:style>
    <style:style style:name="P6" style:family="paragraph" style:parent-style-name="Standard">
      <style:text-properties fo:language="en" fo:country="US" fo:background-color="#ffff00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fo:background-color="#ffff00"/>
    </style:style>
    <style:style style:name="P9" style:family="paragraph" style:parent-style-name="Standard">
      <style:text-properties fo:language="ru" fo:country="RU" fo:font-weight="bold" style:font-weight-asian="bold" style:font-weight-complex="bold"/>
    </style:style>
    <style:style style:name="P10" style:family="paragraph" style:parent-style-name="Standard">
      <style:text-properties fo:language="ru" fo:country="RU" fo:font-weight="normal" style:font-weight-asian="normal" style:font-weight-complex="normal"/>
    </style:style>
    <style:style style:name="P11" style:family="paragraph" style:parent-style-name="Standard">
      <style:text-properties fo:language="ru" fo:country="RU" fo:background-color="transparent"/>
    </style:style>
    <style:style style:name="P12" style:family="paragraph" style:parent-style-name="Standard">
      <style:text-properties fo:color="#c5000b" fo:language="ru" fo:country="RU" fo:font-style="italic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color="#000000" fo:language="ru" fo:country="RU"/>
    </style:style>
    <style:style style:name="P14" style:family="paragraph" style:parent-style-name="Standard">
      <style:paragraph-properties fo:text-align="center" style:justify-single-word="false"/>
      <style:text-properties fo:color="#000000" fo:language="ru" fo:country="RU"/>
    </style:style>
    <style:style style:name="P15" style:family="paragraph" style:parent-style-name="Standard">
      <style:paragraph-properties fo:text-align="start" style:justify-single-word="false"/>
      <style:text-properties fo:color="#000000" fo:language="ru" fo:country="RU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language="en" fo:country="US"/>
    </style:style>
    <style:style style:name="P17" style:family="paragraph" style:parent-style-name="Standard">
      <style:paragraph-properties fo:text-align="center" style:justify-single-word="false"/>
      <style:text-properties fo:color="#000000" fo:language="en" fo:country="US"/>
    </style:style>
    <style:style style:name="P18" style:family="paragraph" style:parent-style-name="Standard">
      <style:text-properties fo:color="#000000" fo:language="en" fo:country="US"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language="en" fo:country="US" fo:font-weight="bold" style:font-weight-asian="bold" style:font-weight-complex="bold"/>
    </style:style>
    <style:style style:name="P20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color="#000000" fo:language="en" fo:country="US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/>
    </style:style>
    <style:style style:name="P22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color="#000000"/>
    </style:style>
    <style:style style:name="P23" style:family="paragraph" style:parent-style-name="Standard">
      <style:paragraph-properties fo:text-align="center" style:justify-single-word="false"/>
      <style:text-properties fo:color="#6600ff" fo:language="en" fo:country="US"/>
    </style:style>
    <style:style style:name="P24" style:family="paragraph" style:parent-style-name="Standard">
      <loext:graphic-properties draw:fill="solid" draw:fill-color="#000000" draw:opacity="100%"/>
      <style:paragraph-properties fo:background-color="#000000"/>
    </style:style>
    <style:style style:name="P25" style:family="paragraph" style:parent-style-name="Standard">
      <loext:graphic-properties draw:fill="solid" draw:fill-color="#000000" draw:opacity="100%"/>
      <style:paragraph-properties fo:background-color="#000000"/>
      <style:text-properties fo:color="#a9b7c6" style:font-name="JetBrains Mono"/>
    </style:style>
    <style:style style:name="P26" style:family="paragraph" style:parent-style-name="Standard">
      <loext:graphic-properties draw:fill="solid" draw:fill-color="#000000" draw:opacity="100%"/>
      <style:paragraph-properties fo:background-color="#000000"/>
      <style:text-properties fo:color="#a9b7c6" style:font-name="JetBrains Mono" fo:language="en" fo:country="US" fo:font-weight="normal" style:font-weight-asian="normal" style:font-weight-complex="normal"/>
    </style:style>
    <style:style style:name="P27" style:family="paragraph" style:parent-style-name="Standard">
      <style:text-properties style:text-line-through-style="none" style:text-line-through-type="none" fo:language="en" fo:country="US" fo:font-style="normal" fo:background-color="transparent" style:font-style-asian="normal" style:font-style-complex="normal"/>
    </style:style>
    <style:style style:name="P28" style:family="paragraph" style:parent-style-name="Standard">
      <style:text-properties style:text-line-through-style="none" style:text-line-through-type="none" fo:language="ru" fo:country="RU" fo:font-style="normal" fo:background-color="transparent" style:font-style-asian="normal" style:font-style-complex="normal"/>
    </style:style>
    <style:style style:name="P29" style:family="paragraph" style:parent-style-name="Preformatted_20_Text">
      <loext:graphic-properties draw:fill="solid" draw:fill-color="#000000" draw:opacity="100%"/>
      <style:paragraph-properties fo:background-color="#000000"/>
      <style:text-properties fo:language="en" fo:country="US"/>
    </style:style>
    <style:style style:name="P30" style:family="paragraph" style:parent-style-name="Preformatted_20_Text">
      <loext:graphic-properties draw:fill="solid" draw:fill-color="#000000" draw:opacity="100%"/>
      <style:paragraph-properties fo:background-color="#000000"/>
      <style:text-properties fo:font-variant="normal" fo:text-transform="none" fo:color="#a9b7c6" style:font-name="JetBrains Mono" fo:font-size="10pt" fo:letter-spacing="normal" fo:language="en" fo:country="US" fo:font-style="normal" fo:font-weight="normal" style:font-name-asian="NSimSun" style:font-size-asian="10pt" style:font-weight-asian="normal" style:font-name-complex="Courier New" style:font-size-complex="10pt" style:font-weight-complex="normal"/>
    </style:style>
    <style:style style:name="P31" style:family="paragraph" style:parent-style-name="Preformatted_20_Text">
      <loext:graphic-properties draw:fill="solid" draw:fill-color="#000000" draw:opacity="100%"/>
      <style:paragraph-properties fo:background-color="#000000"/>
      <style:text-properties fo:font-variant="normal" fo:text-transform="none" fo:color="#dddddd" fo:letter-spacing="normal" fo:language="ru" fo:country="RU" fo:font-style="normal" fo:font-weight="normal"/>
    </style:style>
    <style:style style:name="P32" style:family="paragraph" style:parent-style-name="Preformatted_20_Text">
      <loext:graphic-properties draw:fill="solid" draw:fill-color="#000000" draw:opacity="100%"/>
      <style:paragraph-properties fo:background-color="#000000"/>
      <style:text-properties fo:font-variant="normal" fo:text-transform="none" fo:color="#dddddd" style:font-name="JetBrains Mono" fo:font-size="10pt" fo:letter-spacing="normal" fo:language="en" fo:country="US" fo:font-style="normal" fo:font-weight="normal" style:font-name-asian="NSimSun" style:font-size-asian="10pt" style:font-weight-asian="normal" style:font-name-complex="Courier New" style:font-size-complex="10pt" style:font-weight-complex="normal"/>
    </style:style>
    <style:style style:name="P33" style:family="paragraph" style:parent-style-name="Preformatted_20_Text">
      <style:text-properties fo:font-variant="normal" fo:text-transform="none" fo:color="#575757" style:font-name="sans-serif" fo:letter-spacing="normal" fo:language="ru" fo:country="RU" fo:font-style="normal" fo:font-weight="normal" fo:background-color="#ffff00"/>
    </style:style>
    <style:style style:name="P34" style:family="paragraph" style:parent-style-name="Preformatted_20_Text">
      <style:text-properties fo:font-variant="normal" fo:text-transform="none" fo:color="#000000" fo:letter-spacing="normal" fo:language="ru" fo:country="RU" fo:font-style="normal" fo:font-weight="normal"/>
    </style:style>
    <style:style style:name="P35" style:family="paragraph" style:parent-style-name="Preformatted_20_Text">
      <style:text-properties fo:color="#a9b7c6" style:font-name="JetBrains Mono1" fo:language="ru" fo:country="RU"/>
    </style:style>
    <style:style style:name="P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1"/>
    </style:style>
    <style:style style:name="P3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1"/>
    </style:style>
    <style:style style:name="P38" style:family="paragraph" style:parent-style-name="Standard">
      <style:paragraph-properties fo:break-before="page"/>
      <style:text-properties fo:language="ru" fo:country="RU"/>
    </style:style>
    <style:style style:name="P39" style:family="paragraph" style:parent-style-name="Text_20_body">
      <style:text-properties fo:language="ru" fo:country="RU"/>
    </style:style>
    <style:style style:name="P40" style:family="paragraph" style:parent-style-name="Text_20_body">
      <style:text-properties fo:language="ru" fo:country="RU" fo:background-color="#ffff00"/>
    </style:style>
    <style:style style:name="P41" style:family="paragraph" style:parent-style-name="Text_20_body">
      <style:text-properties fo:language="ru" fo:country="RU" fo:background-color="transparent"/>
    </style:style>
    <style:style style:name="P42" style:family="paragraph" style:parent-style-name="Text_20_body">
      <style:text-properties fo:language="ru" fo:country="RU" fo:background-color="#ffff99"/>
    </style:style>
    <style:style style:name="P43" style:family="paragraph" style:parent-style-name="Text_20_body">
      <style:text-properties fo:language="ru" fo:country="RU" fo:font-weight="bold" fo:background-color="transparent" style:font-weight-asian="bold" style:font-weight-complex="bold"/>
    </style:style>
    <style:style style:name="P44" style:family="paragraph" style:parent-style-name="Text_20_body">
      <style:text-properties fo:language="ru" fo:country="RU" fo:font-style="italic" fo:background-color="transparent" style:font-style-asian="italic" style:font-style-complex="italic"/>
    </style:style>
    <style:style style:name="P45" style:family="paragraph" style:parent-style-name="Text_20_body">
      <style:text-properties fo:language="en" fo:country="US"/>
    </style:style>
    <style:style style:name="P46" style:family="paragraph" style:parent-style-name="Text_20_body">
      <style:text-properties fo:language="en" fo:country="US" fo:background-color="transparent"/>
    </style:style>
    <style:style style:name="P47" style:family="paragraph" style:parent-style-name="Text_20_body">
      <style:text-properties style:text-line-through-style="none" style:text-line-through-type="none" fo:language="ru" fo:country="RU" fo:background-color="transparent"/>
    </style:style>
    <style:style style:name="P48" style:family="paragraph" style:parent-style-name="Text_20_body">
      <style:text-properties style:text-line-through-style="none" style:text-line-through-type="none" fo:language="ru" fo:country="RU" fo:font-style="italic" fo:background-color="transparent" style:font-style-asian="italic" style:font-style-complex="italic"/>
    </style:style>
    <style:style style:name="P49" style:family="paragraph" style:parent-style-name="Text_20_body">
      <style:text-properties style:text-line-through-style="none" style:text-line-through-type="none" fo:language="ru" fo:country="RU" fo:font-weight="bold" fo:background-color="transparent" style:font-weight-asian="bold" style:font-weight-complex="bold"/>
    </style:style>
    <style:style style:name="P50" style:family="paragraph" style:parent-style-name="Text_20_body">
      <style:text-properties style:text-line-through-style="none" style:text-line-through-type="none" fo:language="ru" fo:country="RU" fo:font-style="normal" fo:background-color="transparent" style:font-style-asian="normal" style:font-style-complex="normal"/>
    </style:style>
    <style:style style:name="P51" style:family="paragraph" style:parent-style-name="Text_20_body">
      <style:text-properties style:text-line-through-style="none" style:text-line-through-type="none" fo:language="ru" fo:country="RU" fo:font-style="normal" fo:background-color="#ffff00" style:font-style-asian="normal" style:font-style-complex="normal"/>
    </style:style>
    <style:style style:name="P52" style:family="paragraph" style:parent-style-name="Text_20_body">
      <style:text-properties style:text-line-through-style="none" style:text-line-through-type="none" fo:language="en" fo:country="US" fo:background-color="transparent"/>
    </style:style>
    <style:style style:name="P53" style:family="paragraph" style:parent-style-name="Text_20_body">
      <style:text-properties style:text-line-through-style="none" style:text-line-through-type="none" fo:language="en" fo:country="US" fo:font-style="normal" fo:background-color="transparent" style:font-style-asian="normal" style:font-style-complex="normal"/>
    </style:style>
    <style:style style:name="P54" style:family="paragraph" style:parent-style-name="Text_20_body">
      <style:text-properties fo:font-weight="bold" style:font-weight-asian="bold" style:font-weight-complex="bold"/>
    </style:style>
    <style:style style:name="P5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fo:language="ru" fo:country="RU"/>
    </style:style>
    <style:style style:name="P5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fo:language="en" fo:country="US"/>
    </style:style>
    <style:style style:name="P57" style:family="paragraph" style:parent-style-name="Contents_20_2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Table_20_Contents">
      <style:text-properties fo:language="en" fo:country="US"/>
    </style:style>
    <style:style style:name="P60" style:family="paragraph" style:parent-style-name="Table_20_Contents">
      <style:text-properties fo:language="ru" fo:country="RU"/>
    </style:style>
    <style:style style:name="P61" style:family="paragraph" style:parent-style-name="Table_20_Contents">
      <style:text-properties fo:font-variant="normal" fo:text-transform="none" fo:color="#202124" style:font-name="Times New Roman" fo:font-size="10.5pt" fo:letter-spacing="normal" fo:language="en" fo:country="US" fo:font-style="normal" fo:font-weight="normal"/>
    </style:style>
    <style:style style:name="P62" style:family="paragraph" style:parent-style-name="Standard">
      <style:text-properties fo:language="en" fo:country="US"/>
    </style:style>
    <style:style style:name="P63" style:family="paragraph" style:parent-style-name="Standard">
      <style:text-properties fo:language="en" fo:country="US" fo:background-color="#ffff00"/>
    </style:style>
    <style:style style:name="P64" style:family="paragraph" style:parent-style-name="Standard">
      <style:text-properties fo:language="ru" fo:country="RU" fo:background-color="#ffff00"/>
    </style:style>
    <style:style style:name="P65" style:family="paragraph" style:parent-style-name="Standard" style:list-style-name="L1">
      <style:text-properties fo:language="ru" fo:country="RU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fo:language="ru" fo:country="RU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Text_20_body" style:list-style-name="L2">
      <style:text-properties fo:language="ru" fo:country="RU"/>
    </style:style>
    <style:style style:name="P70" style:family="paragraph" style:parent-style-name="Text_20_body" style:list-style-name="L3">
      <style:text-properties fo:language="ru" fo:country="RU" fo:background-color="transparent"/>
    </style:style>
    <style:style style:name="P71" style:family="paragraph" style:parent-style-name="Text_20_body">
      <style:text-properties style:text-line-through-style="none" style:text-line-through-type="none" fo:language="ru" fo:country="RU" fo:font-style="normal" fo:background-color="transparent" style:font-style-asian="normal" style:font-style-complex="normal"/>
    </style:style>
    <style:style style:name="P72" style:family="paragraph" style:parent-style-name="Text_20_body" style:list-style-name="L4">
      <style:text-properties style:text-line-through-style="none" style:text-line-through-type="none" fo:language="ru" fo:country="RU" fo:font-style="normal" fo:background-color="transparent" style:font-style-asian="normal" style:font-style-complex="normal"/>
    </style:style>
    <style:style style:name="P73" style:family="paragraph" style:parent-style-name="Text_20_body">
      <style:text-properties style:text-line-through-style="none" style:text-line-through-type="non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4" style:family="paragraph" style:parent-style-name="Text_20_body" style:list-style-name="L4">
      <style:text-properties style:text-line-through-style="none" style:text-line-through-type="none" fo:language="en" fo:country="US" fo:font-style="normal" fo:background-color="transparent" style:font-style-asian="normal" style:font-style-complex="normal"/>
    </style:style>
    <style:style style:name="P75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00" loext:char-shading-value="0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background-color="transparent" loext:char-shading-value="0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style="normal" fo:background-color="#ffff00" loext:char-shading-value="0" style:font-style-asian="normal" style:font-style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#ffff00" loext:char-shading-value="0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fo:font-weight="bold" fo:background-color="#ffff99" loext:char-shading-value="0" style:font-weight-asian="bold" style:font-weight-complex="bold"/>
    </style:style>
    <style:style style:name="T14" style:family="text">
      <style:text-properties fo:language="ru" fo:country="RU" fo:background-color="transparent" loext:char-shading-value="0"/>
    </style:style>
    <style:style style:name="T15" style:family="text">
      <style:text-properties fo:language="ru" fo:country="RU" fo:font-style="normal" style:font-style-asian="normal" style:font-style-complex="normal"/>
    </style:style>
    <style:style style:name="T16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language="ru" fo:country="RU" fo:background-color="#ffff99" loext:char-shading-value="0"/>
    </style:style>
    <style:style style:name="T18" style:family="text">
      <style:text-properties fo:background-color="#ffff00" loext:char-shading-value="0"/>
    </style:style>
    <style:style style:name="T19" style:family="text">
      <style:text-properties fo:color="#cc7832"/>
    </style:style>
    <style:style style:name="T20" style:family="text">
      <style:text-properties fo:color="#cc7832" style:font-name="JetBrains Mono1"/>
    </style:style>
    <style:style style:name="T21" style:family="text">
      <style:text-properties fo:color="#cc7832" style:font-name="JetBrains Mono"/>
    </style:style>
    <style:style style:name="T22" style:family="text">
      <style:text-properties fo:color="#cc7832" style:font-name="JetBrains Mono" fo:font-weight="bold" style:font-weight-asian="bold" style:font-weight-complex="bold"/>
    </style:style>
    <style:style style:name="T23" style:family="text">
      <style:text-properties fo:color="#cc7832" style:font-name="JetBrains Mono" fo:font-size="10pt" fo:language="ru" fo:country="RU" fo:font-weight="normal" style:font-name-asian="NSimSun" style:font-size-asian="10pt" style:font-weight-asian="normal" style:font-name-complex="Courier New" style:font-size-complex="10pt" style:font-weight-complex="normal"/>
    </style:style>
    <style:style style:name="T24" style:family="text">
      <style:text-properties fo:color="#cc7832" fo:font-size="10pt" style:font-name-asian="NSimSun" style:font-size-asian="10pt" style:font-name-complex="Courier New" style:font-size-complex="10pt"/>
    </style:style>
    <style:style style:name="T25" style:family="text">
      <style:text-properties fo:color="#ffc66d" style:font-name="JetBrains Mono1"/>
    </style:style>
    <style:style style:name="T26" style:family="text">
      <style:text-properties fo:color="#a9b7c6" style:font-name="JetBrains Mono1"/>
    </style:style>
    <style:style style:name="T27" style:family="text">
      <style:text-properties fo:color="#a9b7c6" style:font-name="JetBrains Mono"/>
    </style:style>
    <style:style style:name="T28" style:family="text">
      <style:text-properties fo:color="#a9b7c6" style:font-name="JetBrains Mono" fo:font-size="10pt" fo:language="en" fo:country="US" fo:font-weight="normal" style:font-name-asian="NSimSun" style:font-size-asian="10pt" style:font-weight-asian="normal" style:font-name-complex="Courier New" style:font-size-complex="10pt" style:font-weight-complex="normal"/>
    </style:style>
    <style:style style:name="T29" style:family="text">
      <style:text-properties fo:color="#a9b7c6" style:font-name="JetBrains Mono" fo:font-size="10pt" fo:language="ru" fo:country="RU" style:font-name-asian="NSimSun" style:font-size-asian="10pt" style:font-name-complex="Courier New" style:font-size-complex="10pt"/>
    </style:style>
    <style:style style:name="T30" style:family="text">
      <style:text-properties fo:color="#a9b7c6" style:font-name="JetBrains Mono" fo:font-size="10pt" fo:language="ru" fo:country="RU" fo:font-weight="normal" style:font-name-asian="NSimSun" style:font-size-asian="10pt" style:font-weight-asian="normal" style:font-name-complex="Courier New" style:font-size-complex="10pt" style:font-weight-complex="normal"/>
    </style:style>
    <style:style style:name="T31" style:family="text">
      <style:text-properties fo:color="#a9b7c6" style:font-name="JetBrains Mono" fo:font-size="10pt" fo:font-weight="normal" style:font-name-asian="NSimSun" style:font-size-asian="10pt" style:font-weight-asian="normal" style:font-name-complex="Courier New" style:font-size-complex="10pt" style:font-weight-complex="normal"/>
    </style:style>
    <style:style style:name="T32" style:family="text">
      <style:text-properties fo:color="#a9b7c6" style:font-name="JetBrains Mono" fo:font-weight="bold" style:font-weight-asian="bold" style:font-weight-complex="bold"/>
    </style:style>
    <style:style style:name="T33" style:family="text">
      <style:text-properties fo:color="#6a8759"/>
    </style:style>
    <style:style style:name="T34" style:family="text">
      <style:text-properties fo:color="#6a8759" style:font-name="JetBrains Mono"/>
    </style:style>
    <style:style style:name="T35" style:family="text">
      <style:text-properties fo:color="#6a8759" style:font-name="JetBrains Mono" fo:font-weight="bold" style:font-weight-asian="bold" style:font-weight-complex="bold"/>
    </style:style>
    <style:style style:name="T36" style:family="text">
      <style:text-properties fo:color="#cc3300" fo:language="en" fo:country="US" fo:font-weight="normal" style:font-weight-asian="normal" style:font-weight-complex="normal"/>
    </style:style>
    <style:style style:name="T37" style:family="text">
      <style:text-properties fo:font-size="10pt" style:font-name-asian="NSimSun" style:font-size-asian="10pt" style:font-name-complex="Courier New" style:font-size-complex="10pt"/>
    </style:style>
    <style:style style:name="T38" style:family="text">
      <style:text-properties fo:font-size="10pt" fo:language="en" fo:country="US" fo:font-weight="normal" style:font-name-asian="NSimSun" style:font-size-asian="10pt" style:font-weight-asian="normal" style:font-name-complex="Courier New" style:font-size-complex="10pt" style:font-weight-complex="normal"/>
    </style:style>
    <style:style style:name="T39" style:family="text">
      <style:text-properties fo:color="#00cc33" fo:font-size="10pt" style:font-name-asian="NSimSun" style:font-size-asian="10pt" style:font-name-complex="Courier New" style:font-size-complex="10pt"/>
    </style:style>
    <style:style style:name="T40" style:family="text">
      <style:text-properties fo:color="#00cc33" style:font-name="JetBrains Mono" fo:font-size="10pt" fo:language="ru" fo:country="RU" fo:font-weight="normal" style:font-name-asian="NSimSun" style:font-size-asian="10pt" style:font-weight-asian="normal" style:font-name-complex="Courier New" style:font-size-complex="10pt" style:font-weight-complex="normal"/>
    </style:style>
    <style:style style:name="T41" style:family="text">
      <style:text-properties fo:color="#00cc33" style:font-name="JetBrains Mono" fo:font-size="10pt" fo:language="en" fo:country="US" fo:font-weight="normal" style:font-name-asian="NSimSun" style:font-size-asian="10pt" style:font-weight-asian="normal" style:font-name-complex="Courier New" style:font-size-complex="10pt" style:font-weight-complex="normal"/>
    </style:style>
    <style:style style:name="T42" style:family="text">
      <style:text-properties fo:color="#00cc33" style:font-name="JetBrains Mono" fo:font-size="10pt" fo:font-weight="normal" style:font-name-asian="NSimSun" style:font-size-asian="10pt" style:font-weight-asian="normal" style:font-name-complex="Courier New" style:font-size-complex="10pt" style:font-weight-complex="normal"/>
    </style:style>
    <style:style style:name="T43" style:family="text">
      <style:text-properties fo:color="#ffcc00"/>
    </style:style>
    <style:style style:name="T44" style:family="text">
      <style:text-properties fo:color="#ffcc00" fo:font-size="10pt" style:font-name-asian="NSimSun" style:font-size-asian="10pt" style:font-name-complex="Courier New" style:font-size-complex="10pt"/>
    </style:style>
    <style:style style:name="T45" style:family="text">
      <style:text-properties fo:color="#ffcc00" fo:language="ru" fo:country="RU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fo:background-color="#ffff00" loext:char-shading-value="0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6897bb" style:font-name="JetBrains Mono"/>
    </style:style>
    <style:style style:name="T50" style:family="text">
      <style:text-properties fo:color="#6897bb" style:font-name="JetBrains Mono" fo:font-weight="bold" style:font-weight-asian="bold" style:font-weight-complex="bold"/>
    </style:style>
    <style:style style:name="T51" style:family="text">
      <style:text-properties fo:font-variant="normal" fo:text-transform="none" fo:color="#495057" style:font-name="Source Sans Pro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495057" style:font-name="Source Sans Pro" fo:font-size="12pt" fo:letter-spacing="normal" fo:font-style="normal" fo:font-weight="normal"/>
    </style:style>
    <style:style style:name="T53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54" style:family="text">
      <style:text-properties fo:font-variant="normal" fo:text-transform="none" fo:color="#111827" style:font-name="Roboto" fo:font-size="12pt" fo:letter-spacing="normal" fo:language="ru" fo:country="RU" fo:font-style="normal"/>
    </style:style>
    <style:style style:name="T55" style:family="text">
      <style:text-properties fo:font-variant="normal" fo:text-transform="none" fo:color="#111827" style:font-name="Roboto" fo:font-size="12pt" fo:letter-spacing="normal" fo:language="en" fo:country="US" fo:font-style="normal"/>
    </style:style>
    <style:style style:name="T56" style:family="text">
      <style:text-properties fo:font-variant="normal" fo:text-transform="none" style:use-window-font-color="true" style:font-name="Times New Roman" fo:font-size="10pt" fo:letter-spacing="normal" fo:font-style="normal" fo:font-weight="normal" style:font-name-asian="NSimSun" style:font-size-asian="10pt" style:font-weight-asian="normal" style:font-name-complex="Courier New" style:font-size-complex="10pt" style:font-weight-complex="normal"/>
    </style:style>
    <style:style style:name="T57" style:family="text">
      <style:text-properties fo:background-color="#ffff99" loext:char-shading-value="0"/>
    </style:style>
    <style:style style:name="T58" style:family="text">
      <style:text-properties fo:background-color="transparent" loext:char-shading-value="0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style:text-line-through-style="solid" style:text-line-through-type="single"/>
    </style:style>
    <style:style style:name="T61" style:family="text">
      <style:text-properties style:text-line-through-style="none" style:text-line-through-type="none"/>
    </style:style>
    <style:style style:name="T62" style:family="text">
      <style:text-properties style:text-line-through-style="none" style:text-line-through-type="none" fo:background-color="#ffff00" loext:char-shading-value="0"/>
    </style:style>
    <style:style style:name="T63" style:family="text">
      <style:text-properties style:text-line-through-style="none" style:text-line-through-type="none" fo:language="en" fo:country="US" fo:font-style="normal" fo:background-color="transparent" loext:char-shading-value="0" style:font-style-asian="normal" style:font-style-complex="normal"/>
    </style:style>
    <style:style style:name="T64" style:family="text">
      <style:text-properties style:text-line-through-style="none" style:text-line-through-type="none" fo:language="ru" fo:country="RU" fo:font-style="normal" fo:background-color="transparent" loext:char-shading-value="0" style:font-style-asian="normal" style:font-style-complex="normal"/>
    </style:style>
    <style:style style:name="T65" style:family="text">
      <style:text-properties style:text-line-through-style="none" style:text-line-through-type="none" officeooo:rsid="00065d7c"/>
    </style:style>
    <style:style style:name="T66" style:family="text">
      <style:text-properties style:text-line-through-style="none" style:text-line-through-type="none" fo:background-color="transparent" loext:char-shading-value="0"/>
    </style:style>
    <style:style style:name="T67" style:family="text">
      <style:text-properties style:text-line-through-style="none" style:text-line-through-type="none" fo:font-style="normal" fo:background-color="transparent" loext:char-shading-value="0" style:font-style-asian="normal" style:font-style-complex="normal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style="normal" fo:background-color="#ffff00" loext:char-shading-value="0" style:font-style-asian="normal" style:font-style-complex="normal"/>
    </style:style>
    <style:style style:name="T71" style:family="text">
      <style:text-properties fo:color="#330099"/>
    </style:style>
    <style:style style:name="T72" style:family="text">
      <style:text-properties fo:color="#330099" fo:language="ru" fo:country="RU"/>
    </style:style>
    <style:style style:name="T73" style:family="text">
      <style:text-properties fo:color="#000000"/>
    </style:style>
    <style:style style:name="T74" style:family="text">
      <style:text-properties fo:color="#000000" fo:language="ru" fo:country="RU"/>
    </style:style>
    <style:style style:name="T75" style:family="text">
      <style:text-properties fo:color="#000000" fo:language="ru" fo:country="RU" fo:font-weight="normal" style:font-weight-asian="normal" style:font-weight-complex="normal"/>
    </style:style>
    <style:style style:name="T76" style:family="text">
      <style:text-properties fo:color="#000000" fo:font-weight="normal" style:font-weight-asian="normal" style:font-weight-complex="normal"/>
    </style:style>
    <style:style style:name="T77" style:family="text">
      <style:text-properties fo:color="#000000" fo:font-weight="bold" style:font-weight-asian="bold" style:font-weight-complex="bold"/>
    </style:style>
    <style:style style:name="T78" style:family="text">
      <style:text-properties fo:color="#6600ff"/>
    </style:style>
    <style:style style:name="T79" style:family="text">
      <style:text-properties fo:color="#ff6600" style:font-name="JetBrains Mono" fo:font-size="10pt" fo:font-weight="normal" style:font-name-asian="NSimSun" style:font-size-asian="10pt" style:font-weight-asian="normal" style:font-name-complex="Courier New" style:font-size-complex="10pt" style:font-weight-complex="normal"/>
    </style:style>
    <style:style style:name="T80" style:family="text">
      <style:text-properties fo:color="#ff6600" style:font-name="JetBrains Mono" fo:font-size="10pt" fo:language="en" fo:country="US" fo:font-weight="normal" style:font-name-asian="NSimSun" style:font-size-asian="10pt" style:font-weight-asian="normal" style:font-name-complex="Courier New" style:font-size-complex="10pt" style:font-weight-complex="normal"/>
    </style:style>
    <style:style style:name="T81" style:family="text">
      <style:text-properties style:font-name="Times New Roman" fo:language="en" fo:country="US" fo:font-weight="bold" style:font-weight-asian="bold" style:font-weight-complex="bold"/>
    </style:style>
    <style:style style:name="T82" style:family="text">
      <style:text-properties style:font-name="Times New Roman" fo:language="en" fo:country="US" fo:font-weight="normal" style:font-weight-asian="normal" style:font-weight-complex="normal"/>
    </style:style>
    <style:style style:name="T83" style:family="text">
      <style:text-properties style:font-name="Times New Roman" fo:language="ru" fo:country="RU" fo:font-weight="normal" style:font-weight-asian="normal" style:font-weight-complex="normal"/>
    </style:style>
    <style:style style:name="T84" style:family="text">
      <style:text-properties fo:font-size="21pt" style:font-size-asian="21pt" style:font-size-complex="2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Оглавление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1860_1743554508" text:style-name="Index_20_Link" text:visited-style-name="Index_20_Link"><text:span text:style-name="T84">Страница авторизации</text:span></text:a></text:p>
          <text:p text:style-name="P58"><text:a xlink:type="simple" xlink:href="#__RefHeading___Toc1862_1743554508" text:style-name="Index_20_Link" text:visited-style-name="Index_20_Link"><text:span text:style-name="T84">Главный экран</text:span></text:a></text:p>
          <text:p text:style-name="P58"><text:a xlink:type="simple" xlink:href="#__RefHeading___Toc1864_1743554508" text:style-name="Index_20_Link" text:visited-style-name="Index_20_Link"><text:span text:style-name="T84">Конструктор</text:span></text:a><text:span text:style-name="T84">ы</text:span></text:p>
          <text:p text:style-name="P58"><text:a xlink:type="simple" xlink:href="#__RefHeading___Toc1866_1743554508" text:style-name="Index_20_Link" text:visited-style-name="Index_20_Link"><text:span text:style-name="T84">Объекты</text:span></text:a></text:p>
          <text:p text:style-name="P58"><text:a xlink:type="simple" xlink:href="#__RefHeading___Toc1868_1743554508" text:style-name="Index_20_Link" text:visited-style-name="Index_20_Link"><text:span text:style-name="T84">История</text:span></text:a></text:p>
          <text:p text:style-name="P58"><text:a xlink:type="simple" xlink:href="#__RefHeading___Toc1870_1743554508" text:style-name="Index_20_Link" text:visited-style-name="Index_20_Link"><text:span text:style-name="T84">Работа с формулами</text:span></text:a></text:p>
          <text:p text:style-name="P58"><text:a xlink:type="simple" xlink:href="#__RefHeading___Toc1872_1743554508" text:style-name="Index_20_Link" text:visited-style-name="Index_20_Link"><text:span text:style-name="T84">Константы</text:span></text:a></text:p>
          <text:p text:style-name="P58"><text:a xlink:type="simple" xlink:href="#__RefHeading___Toc1874_1743554508" text:style-name="Index_20_Link" text:visited-style-name="Index_20_Link"><text:span text:style-name="T84">Массивы (array)</text:span></text:a></text:p>
          <text:p text:style-name="P58"><text:a xlink:type="simple" xlink:href="#__RefHeading___Toc1876_1743554508" text:style-name="Index_20_Link" text:visited-style-name="Index_20_Link"><text:span text:style-name="T84">Словари (Dictionary)</text:span></text:a></text:p>
          <text:p text:style-name="P58"><text:a xlink:type="simple" xlink:href="#__RefHeading___Toc995_1659817412" text:style-name="Index_20_Link" text:visited-style-name="Index_20_Link"><text:span text:style-name="T84">Справочник по формулам</text:span></text:a></text:p>
          <text:p text:style-name="P58"><text:a xlink:type="simple" xlink:href="#__RefHeading___Toc2001_1743554508" text:style-name="Index_20_Link" text:visited-style-name="Index_20_Link"><text:span text:style-name="T84">API</text:span></text:a></text:p>
          <text:p text:style-name="P57"><text:a xlink:type="simple" xlink:href="#__RefHeading___Toc2003_1743554508" text:style-name="Index_20_Link" text:visited-style-name="Index_20_Link"><text:span text:style-name="T84">create-object</text:span></text:a></text:p>
          <text:p text:style-name="P57"><text:a xlink:type="simple" xlink:href="#__RefHeading___Toc2005_1743554508" text:style-name="Index_20_Link" text:visited-style-name="Index_20_Link"><text:span text:style-name="T84">edit-object</text:span></text:a></text:p>
          <text:p text:style-name="P57"><text:a xlink:type="simple" xlink:href="#__RefHeading___Toc2007_1743554508" text:style-name="Index_20_Link" text:visited-style-name="Index_20_Link"><text:span text:style-name="T84">remove-object</text:span></text:a></text:p>
          <text:p text:style-name="P57"><text:a xlink:type="simple" xlink:href="#__RefHeading___Toc2686_1639336988" text:style-name="Index_20_Link" text:visited-style-name="Index_20_Link"><text:span text:style-name="T84">get-object</text:span></text:a></text:p>
          <text:p text:style-name="P57"><text:a xlink:type="simple" xlink:href="#__RefHeading___Toc3163_1385897645" text:style-name="Index_20_Link" text:visited-style-name="Index_20_Link"><text:span text:style-name="T84">get-object-list</text:span></text:a></text:p>
          <text:p text:style-name="P58"><text:a xlink:type="simple" xlink:href="#__RefHeading___Toc2688_1639336988" text:style-name="Index_20_Link" text:visited-style-name="Index_20_Link"><text:span text:style-name="T84">Контракты</text:span></text:a></text:p>
        </text:index-body>
      </text:table-of-content>
      <text:h text:style-name="Heading_20_1" text:outline-level="1"><text:bookmark-start text:name="__RefHeading___Toc1860_1743554508"/><text:soft-page-break/>Страница авторизации<text:bookmark-end text:name="__RefHeading___Toc1860_1743554508"/></text:h>
      <text:p text:style-name="P7"><draw:frame draw:style-name="fr1" draw:name="graphics1" text:anchor-type="paragraph" svg:width="12.517cm" svg:height="8.257cm" draw:z-index="39"><draw:image xlink:href="Pictures/20000007000030E400002040A17CEDEF.svm" xlink:type="simple" xlink:show="embed" xlink:actuate="onLoad"/></draw:frame></text:p>
      <text:p text:style-name="P7">ссылка <text:a xlink:type="simple" xlink:href="http://42.hq.f-trade.ru/" text:style-name="Internet_20_link" text:visited-style-name="Visited_20_Internet_20_Link">http://42.hq.f-trade.ru</text:a></text:p>
      <text:p text:style-name="P7"/>
      <text:p text:style-name="P7">Тестовый доступ: <text:span text:style-name="T1">admin1</text:span></text:p>
      <text:p text:style-name="P7">Пароль: 12345</text:p>
      <text:p text:style-name="P7"/>
      <text:p text:style-name="P7">Проект имеет кодовое название 42. Был «40 (<text:span text:style-name="T1">ForTea</text:span>)» — но текущая реализация — уже вторая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862_1743554508"/><text:soft-page-break/>Главный экран<text:bookmark-end text:name="__RefHeading___Toc1862_1743554508"/></text:h>
      <text:p text:style-name="P7">Рабочее окно системы общий вид:</text:p>
      <text:p text:style-name="P7"/>
      <text:p text:style-name="P7"><draw:frame draw:style-name="fr2" draw:name="graphics2" text:anchor-type="paragraph" svg:width="17cm" svg:height="13.961cm" draw:z-index="0"><draw:image xlink:href="Pictures/200000070000742C00005F66D9E77542.svm" xlink:type="simple" xlink:show="embed" xlink:actuate="onLoad"/></draw:frame></text:p>
      <text:p text:style-name="P7">Пока в прототипе окно после авторизации содержит только ссылки на объекты системы — такие как Справочники, Контракты, История, имя пользовател и Выход.</text:p>
      <text:p text:style-name="P7"/>
      <text:p text:style-name="P7">В планах — это окно использовать для формирования Дашборда для пользователя. (Дашборд — это набор статистических данных, которые оперативно требуются для сотрудника в его роли, часто используемые функции и инфографика).</text:p>
      <text:p text:style-name="P7">В дереве справочников у нас есть два системных справочника с <text:span text:style-name="T1">ID 144 </text:span>(Типы данных)<text:span text:style-name="T1"> </text:span>и<text:span text:style-name="T1"> 336 </text:span>(классы).</text:p>
      <text:p text:style-name="P7"><text:span text:style-name="T1">dashboard</text:span> (приборная доска) нужно разместить в системных данных.</text:p>
      <text:p text:style-name="P8">Это обычный наш справочник — в котором мы можем для каждого пользователя настроить свой <text:span text:style-name="T1">dashboard </text:span>через <text:span text:style-name="T1">eval </text:span>поля<text:span text:style-name="T1">.</text:span></text:p>
      <text:p text:style-name="P8">Его и будем показывать при входе в систему — при рендере главной страницы<text:span text:style-name="T1">.</text:span></text:p>
      <text:p text:style-name="P8">Конструктивно — нам не хватает возможности прав на основе <text:span text:style-name="T1">CRUD </text:span>для каждого реквизита. Понадобится еще один системный справочник, в котором мы будем задавать права на реквизиты справочников и контрактов в формате: создавать, читать, обновлять, удалять, потом понадобится возможность группировать эти права в роли, и роли привязывать к пользователю. В первом приближении можем воспользоваться и структорой типа <text:span text:style-name="T1">alias </text:span>(константы), но для управления видимостью не хватает функционала прав. </text:p>
      <text:p text:style-name="P8"/>
      <text:p text:style-name="P8"><text:soft-page-break/>Кстати - ошибка в <text:span text:style-name="T1">alias</text:span></text:p>
      <text:p text:style-name="P6"><draw:frame draw:style-name="fr3" draw:name="graphics53" text:anchor-type="paragraph" svg:width="14.926cm" svg:height="5.244cm" draw:z-index="52"><draw:image xlink:href="Pictures/2000000700005C3100003820F6638798.svm" xlink:type="simple" xlink:show="embed" xlink:actuate="onLoad"/></draw:frame></text:p>
      <text:p text:style-name="P8">В шаблоне нужно включить <text:span text:style-name="T1">{safe} </text:span>или <text:span text:style-name="T1">autoescape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864_1743554508"/>Конструкторы<text:bookmark-end text:name="__RefHeading___Toc1864_1743554508"/></text:h>
      <text:p text:style-name="P7"/>
      <text:p text:style-name="P7">Переходим по ссылке Справочники.</text:p>
      <text:p text:style-name="P7"><draw:frame draw:style-name="fr2" draw:name="graphics3" text:anchor-type="paragraph" svg:width="17cm" svg:height="6.839cm" draw:z-index="1"><draw:image xlink:href="Pictures/200000070000735900002E69385422AF.svm" xlink:type="simple" xlink:show="embed" xlink:actuate="onLoad"/></draw:frame></text:p>
      <text:p text:style-name="P7">В прототипе по умолчанию открывается конструктор классов справочников.</text:p>
      <text:p text:style-name="P7">Левая часть — уже сформированные объекты системы. Правая - редактор текущего объекта. По умолчанию сразу открывается первый сверху. В данном случае видим редактор каталога для удобства формирования и группировки классов. Также каталог позволяет управлять меню выбора объектов (справочников)</text:p>
      <text:p text:style-name="P7"><text:soft-page-break/></text:p>
      <text:p text:style-name="P7"><draw:frame draw:style-name="fr4" draw:name="graphics4" text:anchor-type="paragraph" svg:x="0cm" svg:y="0cm" svg:width="17cm" svg:height="7.019cm" draw:z-index="2"><draw:image xlink:href="Pictures/20000007000073A800002FC1B036A278.svm" xlink:type="simple" xlink:show="embed" xlink:actuate="onLoad"/></draw:frame><draw:frame draw:style-name="fr5" draw:name="graphics5" text:anchor-type="paragraph" svg:x="8.541cm" svg:y="7.452cm" svg:width="3.201cm" svg:height="0.796cm" draw:z-index="3"><draw:image xlink:href="Pictures/2000000700000C820000031B1840E16B.svm" xlink:type="simple" xlink:show="embed" xlink:actuate="onLoad"/></draw:frame></text:p>
      <text:p text:style-name="P7">На этом примере видно — нажатие на ссылку </text:p>
      <text:p text:style-name="P7"/>
      <text:p text:style-name="P7">открывает меню с выбором справочников так — как это указано в конструкторе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Создадим тестовый каталог — нажимаем кнопку Новый</text:p>
      <text:p text:style-name="P7"/>
      <text:p text:style-name="P7"><draw:frame draw:style-name="fr4" draw:name="graphics6" text:anchor-type="paragraph" svg:x="0cm" svg:y="0cm" svg:width="17cm" svg:height="6.86cm" draw:z-index="4"><draw:image xlink:href="Pictures/200000070000733E00002E8368FDF13A.svm" xlink:type="simple" xlink:show="embed" xlink:actuate="onLoad"/></draw:frame></text:p>
      <text:p text:style-name="P7">Шаблон очищается — поля <text:span text:style-name="T1">ID, </text:span>Название, <text:span text:style-name="T1">ID </text:span>Каталога очистилось. В поле Тип — появилось слово «Словарь» - это значение берется по умолчанию, как первое в списке. </text:p>
      <text:p text:style-name="P1">ID – <text:span text:style-name="T9">формируется автоматически. </text:span><text:span text:style-name="T10">Все поля — которые заполняются автоматически — нужно менять цвет фона на серый.</text:span></text:p>
      <text:p text:style-name="P7"><text:soft-page-break/>Название — задаем в произвольной форме — для примера создадим каталог «Издержки складские»</text:p>
      <text:p text:style-name="P7">Указываем Тип: «Каталог» из выпадающего списка.</text:p>
      <text:p text:style-name="P1"><text:span text:style-name="T9">И определяем этот каталог в корне дерева — значит поле </text:span>ID <text:span text:style-name="T9">каталога оставляем пустым.</text:span></text:p>
      <text:p text:style-name="P7"><draw:frame draw:style-name="fr4" draw:name="graphics7" text:anchor-type="paragraph" svg:x="0cm" svg:y="0cm" svg:width="17cm" svg:height="5.814cm" draw:z-index="5"><draw:image xlink:href="Pictures/20000007000072D4000027478D525D2C.svm" xlink:type="simple" xlink:show="embed" xlink:actuate="onLoad"/></draw:frame>И нажимаем кнопку Сохранить.</text:p>
      <text:p text:style-name="P1"><draw:frame draw:style-name="fr2" draw:name="graphics8" text:anchor-type="paragraph" svg:width="17cm" svg:height="7.043cm" draw:z-index="6"><draw:image xlink:href="Pictures/200000070000733E00002FC1D67F252F.svm" xlink:type="simple" xlink:show="embed" xlink:actuate="onLoad"/></draw:frame><text:span text:style-name="T9">Появился каталог с названием Издержки складские с </text:span>ID 616</text:p>
      <text:p text:style-name="P7"><draw:frame draw:style-name="fr4" draw:name="graphics9" text:anchor-type="paragraph" svg:x="0cm" svg:y="0.487cm" svg:width="17cm" svg:height="7.167cm" draw:z-index="7"><draw:image xlink:href="Pictures/20000007000072BA0000306096DD9322.svm" xlink:type="simple" xlink:show="embed" xlink:actuate="onLoad"/></draw:frame>Перейдем в каталог и создадим там справочник. Действуем аналогично созданию каталого</text:p>
      <text:p text:style-name="P7">в поле <text:span text:style-name="T1">ID </text:span>каталога набираем 616 — это только что созданный каталог «Издержки складские»</text:p>
      <text:p text:style-name="P7">Нажимаем кнопку Сохранить.</text:p>
      <text:p text:style-name="P7"><draw:frame draw:style-name="fr2" draw:name="graphics10" text:anchor-type="paragraph" svg:width="17cm" svg:height="5.842cm" draw:z-index="8"><draw:image xlink:href="Pictures/20000007000072010000272DAA4A1178.svm" xlink:type="simple" xlink:show="embed" xlink:actuate="onLoad"/></draw:frame><text:soft-page-break/>Появился справочник с кодом 617. Перейдем в него по ссылке.</text:p>
      <text:p text:style-name="P7"><draw:frame draw:style-name="fr4" draw:name="graphics11" text:anchor-type="paragraph" svg:x="0cm" svg:y="0cm" svg:width="17cm" svg:height="7.826cm" draw:z-index="9"><draw:image xlink:href="Pictures/20000007000072EF000034EC577927F6.svm" xlink:type="simple" xlink:show="embed" xlink:actuate="onLoad"/></draw:frame>В новых справочниках всегда есть обязательное поле — Наименование</text:p>
      <text:p text:style-name="P7">добавим новую колонку (реквизит) справочника — Тип оборудования — пусть это будет перечисление — в котором три значения <text:s/>- Стационарное оборудование, Расходные инструменты, Движущаяся техника. Нажимаем кнопку Новый — внизу страницы. (названия кнопок надо бы переименовать — тяжело объяснять удаленному пользователю)</text:p>
      <text:p text:style-name="P7"><draw:frame draw:style-name="fr4" draw:name="graphics12" text:anchor-type="paragraph" svg:x="0cm" svg:y="0cm" svg:width="17cm" svg:height="6.029cm" draw:z-index="10"><draw:image xlink:href="Pictures/2000000700006DDE000026F8A425EA74.svm" xlink:type="simple" xlink:show="embed" xlink:actuate="onLoad"/></draw:frame>В названии пишем «Тип оборудования» </text:p>
      <text:p text:style-name="P7">Тип определяем <text:span text:style-name="T1">enum (</text:span>перечисление<text:span text:style-name="T1">) </text:span>и заполняем его так:</text:p>
      <text:p text:style-name="P7"><draw:frame draw:style-name="fr2" draw:name="graphics13" text:anchor-type="paragraph" svg:width="17cm" svg:height="5.604cm" draw:z-index="11"><draw:image xlink:href="Pictures/20000007000071CC000025851D7EF5A4.svm" xlink:type="simple" xlink:show="embed" xlink:actuate="onLoad"/></draw:frame><text:soft-page-break/></text:p>
      <text:p text:style-name="P7">Отмечаем галку «Видим.» - это позволит нам увидеть колонку в справочнике в общем списке — это чуть позже покажем, когда будет добавлять значение в сам справочник. Если не отмечать — то реквизит будет виден в значениях — когда перейдем на карточку элемента.</text:p>
      <text:p text:style-name="P7">Нажимаем Сохранить.</text:p>
      <text:p text:style-name="P7">Сразу аналогично добавим реквизит инвентарный номер — тип <text:span text:style-name="T1">string, </text:span>дату инвентаризации — тип <text:span text:style-name="T1">datetime, </text:span>Состояние удовлетворительное — тип <text:span text:style-name="T1">bool, <text:s/></text:span>Остаточная стоимость — <text:span text:style-name="T1">float, </text:span>и <text:s/>Поставщик оборудования — <text:span text:style-name="T1">link.</text:span></text:p>
      <text:p text:style-name="P7">Последнее нужно подробнее описать</text:p>
      <text:p text:style-name="P7">В конструкторе уже есть созданный справочник Юридические лица с кодом 576</text:p>
      <text:p text:style-name="P7"><draw:frame draw:style-name="fr1" draw:name="graphics14" text:anchor-type="paragraph" svg:width="16.245cm" svg:height="6.874cm" draw:z-index="12"><draw:image xlink:href="Pictures/2000000700003F750000475119026A92.svm" xlink:type="simple" xlink:show="embed" xlink:actuate="onLoad"/></draw:frame></text:p>
      <text:p text:style-name="P7">и мы хотим чтобы у нас появилась возможность из него выбирать значения. Поэтому делаем так:</text:p>
      <text:p text:style-name="P7"><draw:frame draw:style-name="fr2" draw:name="graphics15" text:anchor-type="paragraph" svg:width="17cm" svg:height="9.633cm" draw:z-index="13"><draw:image xlink:href="Pictures/2000000700007FDA00004874C70C49A4.svm" xlink:type="simple" xlink:show="embed" xlink:actuate="onLoad"/></draw:frame><text:soft-page-break/>В поле код значения — устанавливаем код ссылки на справочник. Также <text:s/>отметим видимость для колонок Остаточная стоимость и инвентарный номер. Для колонки Инвентарный номер — я также установил знаечние по умолчанию <text:span text:style-name="T1">PS:00 – </text:span>это появится, когда мы создадим карточку этого справочника.</text:p>
      <text:p text:style-name="P7"/>
      <text:p text:style-name="P12">Обновление от 3.06.22</text:p>
      <text:p text:style-name="P12">Добавлен тип данных <text:span text:style-name="T1">file. </text:span></text:p>
      <text:p text:style-name="P7">Выглядит это так — для нашего Справочника «Складское оборудование» - добавим реквизит с этим типом.</text:p>
      <text:p text:style-name="P7"><draw:frame draw:style-name="fr6" draw:name="graphics26" text:anchor-type="paragraph" svg:width="17cm" svg:height="1.402cm" draw:z-index="23"><draw:image xlink:href="Pictures/2000000700006E2E000009199694D155.svm" xlink:type="simple" xlink:show="embed" xlink:actuate="onLoad"/></draw:frame>Посмотрим результат нашего добавления</text:p>
      <text:p text:style-name="P7"><draw:frame draw:style-name="fr2" draw:name="graphics27" text:anchor-type="paragraph" svg:width="17cm" svg:height="7.497cm" draw:z-index="24"><draw:image xlink:href="Pictures/2000000700005D6E00004EF7A34003E7.svm" xlink:type="simple" xlink:show="embed" xlink:actuate="onLoad"/></draw:frame>Когда значение файла пустое — реквизит имеет одну кнопку «Обзор». Выбираем файл. наименование поменяется, но элемент справочника еще не сохранен, и файл на сервер для хранения еще не передан. Сохраняем. Файл отправляется на хранение на сервер.</text:p>
      <text:p text:style-name="P7"><text:s/></text:p>
      <text:p text:style-name="P7"><text:soft-page-break/>Выбранный реквизит после сохранения должен выглядеть так</text:p>
      <text:p text:style-name="P7"><draw:frame draw:style-name="fr6" draw:name="graphics28" text:anchor-type="paragraph" svg:width="17cm" svg:height="1.175cm" draw:z-index="25"><draw:image xlink:href="Pictures/20000007000050D30000059615212470.svm" xlink:type="simple" xlink:show="embed" xlink:actuate="onLoad"/></draw:frame></text:p>
      <text:p text:style-name="P7">По кнопке Скачать — получаем файл, который мы загрузили до этого. По кнопке Удалить — удаляем файл с сервера (с хранения).</text:p>
      <text:p text:style-name="P7"/>
      <text:p text:style-name="P7"/>
      <text:p text:style-name="P7">Есть еще дин тип значения — который называется <text:span text:style-name="T1">Eval - <text:s/></text:span>это реквизит который вычисляет формулы. Сделаем это поле — чтобы посчитать Остаточную <text:span text:style-name="T1">стоимость(ID 623)</text:span> по курсу Евро.</text:p>
      <text:p text:style-name="Standard"><text:span text:style-name="T9">В системе уже создан справочник </text:span><text:span text:style-name="T1">(</text:span><text:span text:style-name="T9">Системное имя </text:span><text:span text:style-name="T1">table)</text:span><text:span text:style-name="T9"> Валюта — код у него 131. В самом справочнике есть реквизит Курс. Код элемента Евро — 3. </text:span><text:span text:style-name="T1">ID </text:span><text:span text:style-name="T9">этого реквизита курс 135. Формула расчета будет выглядеть так: </text:span><text:span text:style-name="T1">[[623]]/[[table.</text:span><text:span text:style-name="T9">131.3.135</text:span><text:span text:style-name="T1">]]. </text:span><text:span text:style-name="T9">Но так — как тут деление, а хочется видеть ее в формате денег — вызываем функцию </text:span><text:span text:style-name="T1">python round – round([[623]]/[[table.131.3.135]],2). </text:span><text:span text:style-name="T9">Подробней о формулах читайте в разделе «</text:span><text:span text:style-name="T9"><text:reference-ref text:reference-format="text" text:ref-name="справочник по формула">Справочник по формулам</text:reference-ref></text:span><text:span text:style-name="T9">»</text:span></text:p>
      <text:p text:style-name="P1"/>
      <text:p text:style-name="P1"><draw:frame draw:style-name="fr6" draw:name="graphics16" text:anchor-type="paragraph" svg:width="17cm" svg:height="1.512cm" draw:z-index="15"><draw:image xlink:href="Pictures/2000000700007D7800000B2B39EEDFD0.svm" xlink:type="simple" xlink:show="embed" xlink:actuate="onLoad"/></draw:frame></text:p>
      <text:p text:style-name="P7"/>
      <text:p text:style-name="P7"/>
      <text:h text:style-name="P66" text:outline-level="1"><text:bookmark-start text:name="__RefHeading___Toc1866_1743554508"/>Объекты<text:bookmark-end text:name="__RefHeading___Toc1866_1743554508"/></text:h>
      <text:p text:style-name="Text_20_body"/>
      <text:p text:style-name="P7"><draw:frame draw:style-name="fr4" draw:name="graphics17" text:anchor-type="paragraph" svg:x="0.82cm" svg:y="0.215cm" svg:width="11.889cm" svg:height="6.382cm" draw:z-index="40"><draw:image xlink:href="Pictures/2000000700004C7C00002ACBFBADDBCF.svm" xlink:type="simple" xlink:show="embed" xlink:actuate="onLoad"/></draw:frame></text:p>
      <text:p text:style-name="P7">Пустой только что созданный справочник</text:p>
      <text:p text:style-name="P7"><draw:frame draw:style-name="fr1" draw:name="graphics18" text:anchor-type="paragraph" svg:width="16.678cm" svg:height="7.168cm" draw:z-index="14"><draw:image xlink:href="Pictures/2000000700003F0B00004487FED1081B.svm" xlink:type="simple" xlink:show="embed" xlink:actuate="onLoad"/></draw:frame></text:p>
      <text:p text:style-name="P7">Создадим несколько элементов — Кнопка Новый. (Если передумали создавать, просто обновите страницу — <text:span text:style-name="T1">f5 </text:span>(в некоторых случаях еще на тестах) )</text:p>
      <text:p text:style-name="P7">Заполняем Наименование, тип оборудования, инвентарный номер, дату инвентаризации, состояние, и остаточную стоимость. Поля с формулами вычисляются после сохранения (сейчас доделываем функции платформы, чтобы объект не сохранялся — если в функции ошибка. Позволяет сделать контроль над правильностью заполнения реквизитов)</text:p>
      <text:p text:style-name="P7">Жмем сохранить.</text:p>
      <text:p text:style-name="P7"><draw:frame draw:style-name="fr1" draw:name="graphics19" text:anchor-type="paragraph" svg:width="16.459cm" svg:height="7.848cm" draw:z-index="16"><draw:image xlink:href="Pictures/2000000700003CFA00005084154CAEEB.svm" xlink:type="simple" xlink:show="embed" xlink:actuate="onLoad"/></draw:frame><text:soft-page-break/></text:p>
      <text:p text:style-name="P7">Переход по элементам слева, редактор реквизитов справа</text:p>
      <text:p text:style-name="P7"/>
      <text:p text:style-name="P7">Упустил что не сохранил реквизит Поставщик оборудования — добавим теперь и его. Вернемся в справочник — и посмотрим на результат.</text:p>
      <text:p text:style-name="P7"><draw:frame draw:style-name="fr1" draw:name="graphics20" text:anchor-type="paragraph" svg:width="16.14cm" svg:height="7.304cm" draw:z-index="17"><draw:image xlink:href="Pictures/2000000700003F0B000037D1F13F39B6.svm" xlink:type="simple" xlink:show="embed" xlink:actuate="onLoad"/></draw:frame>Поле появилось — укажем поставщика — пишем его код — в справочниках он сейчас всего 1, и код его тоже 1.</text:p>
      <text:p text:style-name="P7"><draw:frame draw:style-name="fr6" draw:name="graphics21" text:anchor-type="paragraph" svg:width="17cm" svg:height="1.903cm" draw:z-index="18"><draw:image xlink:href="Pictures/2000000700004452000007A7BC1F586A.svm" xlink:type="simple" xlink:show="embed" xlink:actuate="onLoad"/></draw:frame>Появился, сохраним.</text:p>
      <text:p text:style-name="P7"/>
      <text:h text:style-name="P66" text:outline-level="1"><text:bookmark-start text:name="__RefHeading___Toc1868_1743554508"/>История<text:bookmark-end text:name="__RefHeading___Toc1868_1743554508"/></text:h>
      <text:p text:style-name="P7"/>
      <text:p text:style-name="P7">Каждое поле в справочнике — исторический реквизит. Каждый раз — когда происходит сохранение — данные об этом попадают в историю. Данные можно использовать для аналитики, безопасности и прочих событий в системе.</text:p>
      <text:p text:style-name="P7">Если нажать на ссылку — Поставщик оборудования — попадем в историю — как это поле изменялось.</text:p>
      <text:p text:style-name="P7"><draw:frame draw:style-name="fr1" draw:name="graphics22" text:anchor-type="paragraph" svg:width="16.69cm" svg:height="7.288cm" draw:z-index="19"><draw:image xlink:href="Pictures/2000000700003DE800003E04B1086705.svm" xlink:type="simple" xlink:show="embed" xlink:actuate="onLoad"/></draw:frame>Свойство истории — часть плаформы. Любые действия — приводят к появлению к событию в истории. В справочниках и в контрактах — всегда находятся актуальные данные на текущий момент. Если нужна информация — как так получилось — нужно подключать куб отчетов — для разбора этих «логов».</text:p>
      <text:p text:style-name="P7">Каждый реквизит объекта имеет <text:span text:style-name="T1">datetime </text:span>последнего изменения. Это позволяет посмотреть на объект на временной шкале и получить информацию как выглядел этот объект с момента его создания, и кто вносил изменения.</text:p>
      <text:p text:style-name="P7">У каждого объекта в интерфейсе есть «ползунок» времени <text:span text:style-name="T1">(Time line)</text:span>, который можно <text:s/>передвигать от события в прошлом, до события в будущем — если на реквизитах установлен будущий <text:span text:style-name="T1">Delay. </text:span>Если у будущего <text:span text:style-name="T1">delay </text:span>не установлена дата — такое вполне возможно, если контракт находится в состоянии <text:span text:style-name="T1">Delay Wait for result (</text:span>в работе<text:span text:style-name="T1">), </text:span>когда ждем ответ на запрос, то данный <text:span text:style-name="T1">delay </text:span>игнорируется.</text:p>
      <text:p text:style-name="P7">Такая работа с интерфейсом предполагает наличие возможности получать временной срез объекта в прошлом в настоящем и в планируемом будущем.</text:p>
      <text:p text:style-name="P8">Нужны параметры в <text:span text:style-name="T1">Api-</text:span>функциях и формулах для получения информации об объекте с учетом истории и плана.</text:p>
      <text:p text:style-name="P8">Пример формулы с временем</text:p>
      <text:p text:style-name="P6">[[table.144.12.<text:span text:style-name="T56">2022-03-23T00:58.</text:span>234]]</text:p>
      <text:p text:style-name="P8">Такой же пример без истории</text:p>
      <text:p text:style-name="P6"><text:span text:style-name="T9">1. </text:span>[[table.144.12.234]] <text:span text:style-name="T9">или 2. </text:span>[[table.144.12.[[<text:span text:style-name="T56">Now|timestamp]]</text:span>.234<text:span text:style-name="T56"> </text:span>]]</text:p>
      <text:p text:style-name="P8">в варианте 1 — мы никогда не будем использовать историю в <text:span text:style-name="T1">eval </text:span>полях –<text:span text:style-name="T1"> </text:span>работает как и сейчас — берем реквизит на текущий момент</text:p>
      <text:p text:style-name="P8">в варианте 2.</text:p>
      <text:p text:style-name="P8">Берем информацию из истории. Если в поле <text:span text:style-name="T1">timestamp </text:span>время не установлено, то берем на текущий момент, если данные в <text:span text:style-name="T1">timestamp </text:span>установлены — то на позицию времени.</text:p>
      <text:p text:style-name="P1"/>
      <text:p text:style-name="P7">Пример:</text:p>
      <text:p text:style-name="P7">При подборе товара в контракт с помощью <text:span text:style-name="T1">link </text:span>поля с <text:span text:style-name="T1">id 12</text:span> — получаем ссылку на объект <text:soft-page-break/>товар.</text:p>
      <text:p text:style-name="P7">У товара есть поле Цена с <text:span text:style-name="T1">id = 232</text:span></text:p>
      <text:p text:style-name="P7">Формула которая возвращает цену на текущую цену выглядит так <text:span text:style-name="T1">[[contract.12.232]]. </text:span>Сохраняем контракт. В во всех полях текущего контракта появляется <text:span text:style-name="T1">timestamp. </text:span>Если формулу оставить без изменений, то при просмотре контракта — цена может обновится на новую. <text:span text:style-name="T18">Чтобы это не допустить — формула должна была выглядеть так </text:span><text:span text:style-name="T2">[[contract.12.timestamp.232]]</text:span></text:p>
      <text:p text:style-name="P7">Читаем как: <text:span text:style-name="T46">Взять объект из поля контракта с </text:span><text:span text:style-name="T4">id = 12 </text:span><text:span text:style-name="T46">и получить из </text:span><text:span text:style-name="T4">Logs </text:span><text:span text:style-name="T46">его реквизит с </text:span><text:span text:style-name="T4">id 232 </text:span><text:span text:style-name="T46">на позицию времени в </text:span><text:span text:style-name="T4">timestamp. </text:span><text:span text:style-name="T46">Если в </text:span><text:span text:style-name="T4">timestamp – null, </text:span><text:span text:style-name="T46">то в логи не лезем, а берем текущие данные — отрабатываем также как и раньше. </text:span><text:span text:style-name="T4">[[contract.12.232]]</text:span></text:p>
      <text:p text:style-name="P1"/>
      <text:p text:style-name="P1"/>
      <text:p text:style-name="P7">Рассмотрим пример:</text:p>
      <text:p text:style-name="P7">Создаем контракт на поставку товара под заказ. Подбираем товар в спецификацию. И теперь в такой простой ситуации у нас возникает вопрос, на какое время брать цену? У нас есть время создания контракта, у нас есть время текущее... предположим мы берем цену на текущее время, записываем контракт — отправляем заявку в снабжение по закупке этого товара и спокойно работаем над другими задачами. Через некоторое время поступает информация от нашего клиента, что ему нужно в этом контракте увеличить количество. Но буквально минуту назад менеджер по снабжению изменил цену на эту позицию (так как — при <text:s/>заказе получил новую информацию о повышении закупочной цены или других издержек), и если мы добавим этот товар — он добавит новую позицию такого же товара, но уже с новой ценой. Если мы изменим количество в товаре, который уже добавлен - то у нас есть еще несколько вариантов:</text:p>
      <text:list xml:id="list4920744820812186440" text:style-name="L1">
        <text:list-item>
          <text:list>
            <text:list-item>
              <text:list>
                <text:list-item>
                  <text:p text:style-name="P65">Используем прошлое время, через <text:span text:style-name="T1">delay – </text:span>изменяем количество, как если бы мы это количество изначально и подбирали по той — прошлой цене. <text:span text:style-name="T1">Delay </text:span>автоматически позволяет передать в снабжение корректировку заказа.</text:p>
                </text:list-item>
                <text:list-item>
                  <text:p text:style-name="P65">Усредняем цену, фактически добавляя такой же товар с новой ценой и объединяя позиции со старой ценой. </text:p>
                </text:list-item>
                <text:list-item>
                  <text:p text:style-name="P65">Обновляем цену на новую и в уже добавленной позиции, фактически удаляя позицию и добавляя ее снова с новым количеством по новой цене.</text:p>
                </text:list-item>
              </text:list>
            </text:list-item>
          </text:list>
        </text:list-item>
      </text:list>
      <text:p text:style-name="P7"/>
      <text:p text:style-name="P7"/>
      <text:p text:style-name="P7">Когда мы добавляем товар в таком примере — мы можем работать с текущим временем, с прошлым или будущим. <text:s/>Этот выбор либо должен быть предопределен контрактом (реквизитом контракта), либо это должно быть интерактивным выбором пользователя. </text:p>
      <text:p text:style-name="P7"/>
      <text:p text:style-name="P7">По умолчанию поведение такое:</text:p>
      <text:p text:style-name="P7">Если в подобранном товаре еще нет <text:span text:style-name="T1">timestamp </text:span>(подобран, но еще не было записи)<text:span text:style-name="T1">, </text:span>то используется текущее фактическое значение его реквизитов. </text:p>
      <text:p text:style-name="P7">Если у товара в реквизите уже есть <text:span text:style-name="T1">timestamp – </text:span>с установленным временем, то его время используется как опорное. И следовательно пользователь — который «просто» изменил количество в товаре — не получит обновленную цену товара, так как работает с объектом в прошлом, с тем его состоянием, когда он подбирался. Естественно — если для этого реквизита установлено свойство <text:span text:style-name="T1">delay – </text:span>то редактирование в прошлом пойдет через него. Если не установлено — то мы информацию о редактировании объекта запишем в историю, и изменение применим сейчас.</text:p>
      <text:p text:style-name="P7">Разницу этих двух подходов можно объяснить так (подробнее см в разделе контракты).</text:p>
      <text:p text:style-name="P7">Без <text:span text:style-name="T1">Delay</text:span>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Table_20_Contents">Количество\Дата</text:p>
          </table:table-cell>
          <table:table-cell table:style-name="Table7.A1" office:value-type="string">
            <text:p text:style-name="P59">Now-2</text:p>
          </table:table-cell>
          <table:table-cell table:style-name="Table7.A1" office:value-type="string">
            <text:p text:style-name="P59">Now-1</text:p>
          </table:table-cell>
          <table:table-cell table:style-name="Table7.D1" office:value-type="string">
            <text:p text:style-name="P59">Now</text:p>
          </table:table-cell>
        </table:table-row>
        <table:table-row>
          <table:table-cell table:style-name="Table7.A2" office:value-type="string">
            <text:p text:style-name="P59">Fact</text:p>
          </table:table-cell>
          <table:table-cell table:style-name="Table7.B2" office:value-type="float" office:value="2">
            <text:p text:style-name="P59">2</text:p>
          </table:table-cell>
          <table:table-cell table:style-name="Table7.B2" office:value-type="float" office:value="2">
            <text:p text:style-name="P60">2</text:p>
          </table:table-cell>
          <table:table-cell table:style-name="Table7.D2" office:value-type="float" office:value="3">
            <text:p text:style-name="P59">3</text:p>
          </table:table-cell>
        </table:table-row>
      </table:table>
      <text:p text:style-name="P7"><text:soft-page-break/>Получение данных по дате без <text:span text:style-name="T1">delay</text:span></text:p>
      <text:p text:style-name="P1">{time_position:'Now-2',fact_value:2,state_value:2}</text:p>
      <text:p text:style-name="P7"/>
      <text:p text:style-name="P7">С <text:span text:style-name="T1">Delay </text:span>(-2 дня)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Количество\Дата</text:p>
          </table:table-cell>
          <table:table-cell table:style-name="Table8.A1" office:value-type="string">
            <text:p text:style-name="P59">Now-2</text:p>
          </table:table-cell>
          <table:table-cell table:style-name="Table8.A1" office:value-type="string">
            <text:p text:style-name="P59">Now-1</text:p>
          </table:table-cell>
          <table:table-cell table:style-name="Table8.D1" office:value-type="string">
            <text:p text:style-name="P59">Now</text:p>
          </table:table-cell>
        </table:table-row>
        <table:table-row>
          <table:table-cell table:style-name="Table8.A2" office:value-type="string">
            <text:p text:style-name="P59">Fact</text:p>
          </table:table-cell>
          <table:table-cell table:style-name="Table8.B2" office:value-type="float" office:value="2">
            <text:p text:style-name="P59">2</text:p>
          </table:table-cell>
          <table:table-cell table:style-name="Table8.B2" office:value-type="float" office:value="2">
            <text:p text:style-name="P60">2</text:p>
          </table:table-cell>
          <table:table-cell table:style-name="Table8.D2" office:value-type="float" office:value="3">
            <text:p text:style-name="P59">3</text:p>
          </table:table-cell>
        </table:table-row>
        <table:table-row>
          <table:table-cell table:style-name="Table8.A2" office:value-type="string">
            <text:p text:style-name="P59">Delay</text:p>
          </table:table-cell>
          <table:table-cell table:style-name="Table8.A2" office:value-type="string">
            <text:p text:style-name="P59">(+1)</text:p>
          </table:table-cell>
          <table:table-cell table:style-name="Table8.A2" office:value-type="string">
            <text:p text:style-name="P59">(+1)</text:p>
          </table:table-cell>
          <table:table-cell table:style-name="Table8.D2">
            <text:p text:style-name="P59"/>
          </table:table-cell>
        </table:table-row>
      </table:table>
      <text:p text:style-name="P7"/>
      <text:p text:style-name="P7">Используя срез времени (интерфейсно — ползунок <text:span text:style-name="T1">Time line</text:span>) реквизиты с <text:span text:style-name="T1">delay </text:span>будут показаны по-разному, хотя на текущий момент разницы нет. Естественно получая информацию со значением в котором установлен <text:span text:style-name="T1">delay – </text:span>возвращается <text:span text:style-name="T1">json </text:span>структура типа <text:span text:style-name="T1">{time_position:'Now-2',fact_value:2, delay_value:1,state_value:</text:span>3<text:span text:style-name="T1">}</text:span></text:p>
      <text:p text:style-name="P1"/>
      <text:p text:style-name="P1"/>
      <text:p text:style-name="P7">Из — за такого подхода формула может иметь разный вариант использования с временем</text:p>
      <text:p text:style-name="P7"><text:span text:style-name="T1">[[contract.12.timestamp.232]] – </text:span>вернет <text:span text:style-name="T1">State_value (</text:span>или просто <text:span text:style-name="T1">value) – </text:span>которая является суммой <text:span text:style-name="T1">fact_value </text:span>и <text:span text:style-name="T1">delay_value</text:span></text:p>
      <text:p text:style-name="P1">[[contract.12.timestamp.232.fact]] – вернет fact_value</text:p>
      <text:p text:style-name="P1">[[contract.12.timestamp.232.delay]] – вернет delay_value</text:p>
      <text:p text:style-name="P38">Куб используется от <text:span text:style-name="T1">WebDataRocks. </text:span></text:p>
      <text:p text:style-name="P7"><draw:frame draw:style-name="fr2" draw:name="graphics39" text:anchor-type="paragraph" svg:width="17cm" svg:height="13.668cm" draw:z-index="36"><draw:image xlink:href="Pictures/200000070000578A00004663A1647754.svm" xlink:type="simple" xlink:show="embed" xlink:actuate="onLoad"/></draw:frame></text:p>
      <text:p text:style-name="P7"/>
      <text:h text:style-name="P66" text:outline-level="1"><text:bookmark-start text:name="__RefHeading___Toc1870_1743554508"/>Работа с формулами. <text:bookmark-end text:name="__RefHeading___Toc1870_1743554508"/></text:h>
      <text:p text:style-name="Text_20_body"/>
      <text:p text:style-name="P7">В поле справочника можно почти без ограничений использовать язык <text:span text:style-name="T1">Python.</text:span></text:p>
      <text:p text:style-name="P7"><draw:frame draw:style-name="fr2" draw:name="graphics40" text:anchor-type="paragraph" svg:width="17cm" svg:height="7.624cm" draw:z-index="37"><draw:image xlink:href="Pictures/2000000700006E6300003183643F4836.svm" xlink:type="simple" xlink:show="embed" xlink:actuate="onLoad"/></draw:frame>Для подсветки кода и для удобства редактирования пользуемся библиотекой <text:span text:style-name="T1">CodeMirror. </text:span></text:p>
      <text:p text:style-name="P7"/>
      <text:p text:style-name="P7">Добавили возможность перехода по ссылкам </text:p>
      <text:p text:style-name="P7"><draw:frame draw:style-name="fr2" draw:name="graphics41" text:anchor-type="paragraph" svg:width="17cm" svg:height="2.568cm" draw:z-index="38"><draw:image xlink:href="Pictures/2000000700004C9700000B942DC42FE3.svm" xlink:type="simple" xlink:show="embed" xlink:actuate="onLoad"/></draw:frame>При наведении на ссылку макроподстановки обрамленную <text:span text:style-name="T1">[[452]] – </text:span>появляется стрелка с возможностью перехода на страницу контракта, объекта, откуда эта ссылка взята.</text:p>
      <text:p text:style-name="P7"/>
      <text:p text:style-name="P7"><text:s/></text:p>
      <text:p text:style-name="P7">К примеру вот функция контроля ИНН — пример есть в в справочнике «Юридические лица»</text:p>
      <text:p text:style-name="P7"/>
      <text:p text:style-name="P7">def inn_ctrl_summ(nums, type):</text:p>
      <text:p text:style-name="P7"><text:s text:c="4"/>inn_ctrl_type = {</text:p>
      <text:p text:style-name="P7"><text:s text:c="8"/>'n2_12': [7, 2, 4, 10, 3, 5, 9, 4, 6, 8],</text:p>
      <text:p text:style-name="P7"><text:s text:c="8"/>'n1_12': [3, 7, 2, 4, 10, 3, 5, 9, 4, 6, 8],</text:p>
      <text:p text:style-name="P7"><text:s text:c="8"/>'n1_10': [2, 4, 10, 3, 5, 9, 4, 6, 8],</text:p>
      <text:p text:style-name="P7"><text:s text:c="4"/>}</text:p>
      <text:p text:style-name="P7"><text:s text:c="4"/>n = 0</text:p>
      <text:p text:style-name="P7"><text:s text:c="4"/>l = inn_ctrl_type[type]</text:p>
      <text:p text:style-name="P7"><text:s text:c="4"/>for i in range(0, len(l)):</text:p>
      <text:p text:style-name="P7"><text:s text:c="8"/>n += nums[i] * l[i]</text:p>
      <text:p text:style-name="P7"><text:s text:c="4"/>return n % 11 % 10</text:p>
      <text:p text:style-name="P7"/>
      <text:p text:style-name="P7">def inn_check(inn):</text:p>
      <text:p text:style-name="P7"><text:s text:c="4"/>sinn = str(inn)</text:p>
      <text:p text:style-name="P7"><text:s text:c="4"/>nums = [int(x) for x in sinn]</text:p>
      <text:p text:style-name="P7"><text:s text:c="4"/>if len(sinn) == 10:</text:p>
      <text:p text:style-name="P7"><text:s text:c="8"/>n1 = inn_ctrl_summ(nums, 'n1_10')</text:p>
      <text:p text:style-name="P7"><text:soft-page-break/><text:s text:c="8"/>return n1 == nums[-1]</text:p>
      <text:p text:style-name="P7"><text:s text:c="4"/>elif len(sinn) == 12:</text:p>
      <text:p text:style-name="P7"><text:s text:c="8"/>n2 = inn_ctrl_summ(nums, 'n2_12')</text:p>
      <text:p text:style-name="P7"><text:s text:c="8"/>n1 = inn_ctrl_summ(nums, 'n1_12')</text:p>
      <text:p text:style-name="P7"><text:s text:c="8"/>return n2 == nums[-2] and n1 == nums[-1]</text:p>
      <text:p text:style-name="P7"><text:s text:c="4"/>else:</text:p>
      <text:p text:style-name="P7"><text:s text:c="8"/>return False</text:p>
      <text:p text:style-name="P7"/>
      <text:p text:style-name="P7">if inn_check([[578]]):</text:p>
      <text:p text:style-name="P7"><text:s text:c="4"/>result = 'Ок'</text:p>
      <text:p text:style-name="P7">else:</text:p>
      <text:p text:style-name="P7"><text:s text:c="4"/>raise ValueError('ИНН некорректен')</text:p>
      <text:p text:style-name="P7"/>
      <text:p text:style-name="P7">Примечание: Если для формулы поставлена <text:span text:style-name="T1">is_requred (</text:span>обяз.<text:span text:style-name="T1">), </text:span>то формула проверяется на ошибки до сохранения объекта. И объект не сохраняется если есть ошибка. <text:span text:style-name="T18">Побочная проблема — Объект теряет информацию о том — что было исправлено, и приходится заново все набирать. Это решается методом </text:span><text:span text:style-name="T2">Draft —</text:span><text:span text:style-name="T18"> подробнее в разделе Контракты</text:span></text:p>
      <text:p text:style-name="P7"/>
      <text:p text:style-name="P7">Отмечу — что для возврата результата используется конструкция result = «Результат»</text:p>
      <text:p text:style-name="P7">а для входящих параметров если это конкретные объекты пользуемся конструкциями типа [[578]] — две квадратные кавычки — со ссылками на реквизиты объектов справочника или контракта.</text:p>
      <text:p text:style-name="P7"/>
      <text:p text:style-name="P7">также можно делать более сложные запрооы по базе данных</text:p>
      <text:p text:style-name="P7"/>
      <text:p text:style-name="P7">from app.models import ContractCells</text:p>
      <text:p text:style-name="P7">from django.http import JsonResponse</text:p>
      <text:p text:style-name="P7"/>
      <text:p text:style-name="P7">o = ContractCells.objects.filter(parent_structure_id=16,name_id=20).values_list()</text:p>
      <text:p text:style-name="P7">responseData = str(list(o))</text:p>
      <text:p text:style-name="P7">result = responseData</text:p>
      <text:p text:style-name="P7"/>
      <text:p text:style-name="P7">Такой код выводит список всех контрактов складское хранение <text:span text:style-name="T1">(ID – 16) </text:span>поля количество <text:span text:style-name="T1">(ID – 20).</text:span></text:p>
      <text:p text:style-name="P7">но можно <text:s/>воспользоваться и языком формул — например суммирование всех объектов по количеству — из контракта можно записать так [[contract.16.<text:span text:style-name="T1">All</text:span>.20]]</text:p>
      <text:p text:style-name="P7">А просуммировать остаток товара <text:s/>с кодом 1 — например так [[contract.16.f19eq1.20]] — в поле 19 — ссылка на товар, в поле 20 — количество. </text:p>
      <text:p text:style-name="P7">Читается так — взять все контракты с кодом 16, с фильтром по полю 19(товар) <text:span text:style-name="T1">eq(</text:span>равным<text:span text:style-name="T1">) </text:span>1 и проссумировать значения из поля 20.</text:p>
      <text:p text:style-name="P7"/>
      <text:p text:style-name="Standard"><text:span text:style-name="T9">Ошибки: </text:span><text:span text:style-name="T10">в текущем варианте нельзя сделать так <text:s/>f19eq1</text:span><text:span text:style-name="T2">&amp;</text:span><text:span text:style-name="T10">f19eq</text:span><text:span text:style-name="T2">2 – </text:span><text:span text:style-name="T10">больше одного параметра не разбирается. Тут нужно передавать список объектов, а также нужно доделать</text:span><text:span text:style-name="T9"> </text:span></text:p>
      <text:p text:style-name="Standard"><text:span text:style-name="T20">def </text:span><text:span text:style-name="T25">foreign_link</text:span><text:span text:style-name="T26">(array</text:span><text:span text:style-name="T20">, </text:span><text:span text:style-name="T26">**kwargs): </text:span></text:p>
      <text:p text:style-name="Standard"><text:span text:style-name="T10">В модуле </text:span><text:span text:style-name="T2">Convert_procedures</text:span></text:p>
      <text:p text:style-name="P8">есть прототип функций для запросов, но в самих запросах не используется</text:p>
      <text:p text:style-name="P35">test_query = test_query.replace(<text:span text:style-name="T33">"eq"</text:span><text:span text:style-name="T19">,</text:span><text:span text:style-name="T33">" = "</text:span>)</text:p>
      <text:p text:style-name="P36">test_query = test_query.replace(<text:span text:style-name="T33">"gt"</text:span><text:span text:style-name="T19">,</text:span><text:span text:style-name="T33">" &gt; "</text:span>)</text:p>
      <text:p text:style-name="P36">test_query = test_query.replace(<text:span text:style-name="T33">"ge"</text:span><text:span text:style-name="T19">,</text:span><text:span text:style-name="T33">" &gt;= "</text:span>)</text:p>
      <text:p text:style-name="P36">test_query = test_query.replace(<text:span text:style-name="T33">"lt"</text:span><text:span text:style-name="T19">,</text:span><text:span text:style-name="T33">" &lt; "</text:span>)</text:p>
      <text:p text:style-name="P37">test_query = test_query.replace(<text:span text:style-name="T33">"le"</text:span><text:span text:style-name="T19">,</text:span><text:span text:style-name="T33">" &lt;= "</text:span>)</text:p>
      <text:p text:style-name="P7"/>
      <text:p text:style-name="P8"><text:soft-page-break/>Интерфейсные замечания. Перенести в описание справочников.</text:p>
      <text:p text:style-name="P7">Также отмечу что порядком полей в справочнике также можно управлять — особенно еслит нужно разместить рядом реквизиты близкие по смыслу.</text:p>
      <text:p text:style-name="P7"/>
      <text:p text:style-name="P7"><draw:frame draw:style-name="fr2" draw:name="graphics23" text:anchor-type="paragraph" svg:width="17cm" svg:height="9.633cm" draw:z-index="20"><draw:image xlink:href="Pictures/2000000700007FDA00004874C70C49A4.svm" xlink:type="simple" xlink:show="embed" xlink:actuate="onLoad"/></draw:frame>В левой части видны стрелки — вверх и вниз.</text:p>
      <text:p text:style-name="P7"/>
      <text:h text:style-name="P66" text:outline-level="1"><text:bookmark-start text:name="__RefHeading___Toc1872_1743554508"/>Константы<text:bookmark-end text:name="__RefHeading___Toc1872_1743554508"/></text:h>
      <text:p text:style-name="P7">Есть еще три объекта, которые нужно описать. Мы видели их ранее</text:p>
      <text:p text:style-name="P7"><draw:frame draw:style-name="fr4" draw:name="graphics24" text:anchor-type="paragraph" svg:x="0cm" svg:y="0cm" svg:width="17cm" svg:height="6.86cm" draw:z-index="21"><draw:image xlink:href="Pictures/200000070000733E00002E8368FDF13A.svm" xlink:type="simple" xlink:show="embed" xlink:actuate="onLoad"/></draw:frame>Каталог и справочник — мы рассмотрели</text:p>
      <text:p text:style-name="P7">У нас еще есть Словарь, Массив, Константа</text:p>
      <text:p text:style-name="P7"/>
      <text:p text:style-name="P7">Начнем с конца.</text:p>
      <text:p text:style-name="P7">Константы — это справочник с самостоятельными значениями, когда нужно сформировать список значений, с разными типами для дальнейших использований в формулах. </text:p>
      <text:p text:style-name="P7">Например — в системе есть справочник валют, но нам нужен курс, который умножен на каой — то процент. Назовем это Алиас — вроде тот, же объект, можно воспользоваться и справочником, но константы поддерживают формулы. </text:p>
      <text:p text:style-name="P7"/>
      <text:p text:style-name="P7">Так вот алиасы (константы) будут выглядеть так </text:p>
      <text:p text:style-name="P7"/>
      <text:p text:style-name="P7"><draw:frame draw:style-name="fr2" draw:name="graphics25" text:anchor-type="paragraph" svg:width="17cm" svg:height="10.599cm" draw:z-index="22"><draw:image xlink:href="Pictures/2000000700006EE7000045268B1C7957.svm" xlink:type="simple" xlink:show="embed" xlink:actuate="onLoad"/></draw:frame>А в Справочнике </text:p>
      <text:p text:style-name="P7"><draw:frame draw:style-name="fr1" draw:name="graphics29" text:anchor-type="paragraph" svg:width="13.152cm" svg:height="8.334cm" draw:z-index="26"><draw:image xlink:href="Pictures/200000070000335F0000208FED80419E.svm" xlink:type="simple" xlink:show="embed" xlink:actuate="onLoad"/></draw:frame><text:soft-page-break/></text:p>
      <text:p text:style-name="P7"><draw:frame draw:style-name="fr7" draw:name="graphics30" text:anchor-type="paragraph" svg:x="6.385cm" svg:y="0.397cm" svg:width="0.529cm" svg:height="0.796cm" draw:z-index="27"><draw:image xlink:href="Pictures/20000007000002120000031B8E819821.svm" xlink:type="simple" xlink:show="embed" xlink:actuate="onLoad"/></draw:frame></text:p>
      <text:p text:style-name="P7">Константы отмечаются символом </text:p>
      <text:p text:style-name="P7"/>
      <text:p text:style-name="P7"/>
      <text:p text:style-name="P7">И в справочниках имеет другую форму вывода</text:p>
      <text:p text:style-name="P7"/>
      <text:p text:style-name="P7"><draw:frame draw:style-name="fr1" draw:name="graphics31" text:anchor-type="paragraph" svg:width="17cm" svg:height="3.48cm" draw:z-index="28"><draw:image xlink:href="Pictures/2000000700005B4200001AE0E2DB0586.svm" xlink:type="simple" xlink:show="embed" xlink:actuate="onLoad"/></draw:frame>Из этой формы — добавить новую константу нельзя.</text:p>
      <text:p text:style-name="P7"/>
      <text:p text:style-name="P7">Примечание:</text:p>
      <text:p text:style-name="P7"/>
      <text:p text:style-name="P7">Если нужны валюты типа Доллар + 1.5% - то формула получит вид [[static.131.2.135]]*(1+1.5/100)</text:p>
      <text:p text:style-name="P7"/>
      <text:p text:style-name="P7">Вообще константы — это таблица, в которой нужно держать значения, которые редко изменяются во времени и используются в разных справочниках или контрактах, чтобы не исправлять формулы каждый раз. А также константы доступны для добавления только в конструкторе справочника. В дальнейшем пользователям (кроме администраторов) будет закрыт доступ в конструктор.</text:p>
      <text:h text:style-name="P66" text:outline-level="1"><text:bookmark-start text:name="__RefHeading___Toc1874_1743554508"/>Массивы (<text:span text:style-name="T1">array</text:span>).<text:bookmark-end text:name="__RefHeading___Toc1874_1743554508"/></text:h>
      <text:p text:style-name="P7"/>
      <text:p text:style-name="P7">Массив в системе — это подчиненный справочник, со своей структурой, но с обязательным реквизитом «Собственник» (он же <text:span text:style-name="T1">Parent</text:span>). Собирается по тем же правилам, что и обычный Справочник <text:s/><text:span text:style-name="T1">(Reference book)...</text:span></text:p>
      <text:p text:style-name="P7">Предназначен для оперативного доступа к элементам связанного справочника через интерфейс Собственника.</text:p>
      <text:p text:style-name="P7">Например</text:p>
      <text:p text:style-name="P7"><draw:frame draw:style-name="fr1" draw:name="graphics32" text:anchor-type="paragraph" svg:width="17cm" svg:height="6.775cm" draw:z-index="29"><draw:image xlink:href="Pictures/2000000700005AF3000042FA48949806.svm" xlink:type="simple" xlink:show="embed" xlink:actuate="onLoad"/></draw:frame></text:p>
      <text:p text:style-name="P7"/>
      <text:p text:style-name="P7"/>
      <text:p text:style-name="P7">Или что более <text:s/>часто используется для таких связанных справочников:</text:p>
      <text:p text:style-name="P7"><draw:frame draw:style-name="fr2" draw:name="graphics33" text:anchor-type="paragraph" svg:width="17cm" svg:height="7.373cm" draw:z-index="30"><draw:image xlink:href="Pictures/2000000700005BE100004D6AC5E5C6D8.svm" xlink:type="simple" xlink:show="embed" xlink:actuate="onLoad"/></draw:frame></text:p>
      <text:p text:style-name="P7"/>
      <text:p text:style-name="P7">Через отмеченную кнопку — попадаем в интерфейс редактирования</text:p>
      <text:p text:style-name="P7"><draw:frame draw:style-name="fr2" draw:name="graphics34" text:anchor-type="paragraph" svg:width="17cm" svg:height="4.281cm" draw:z-index="31"><draw:image xlink:href="Pictures/2000000700005D04000028D47DFA4620.svm" xlink:type="simple" xlink:show="embed" xlink:actuate="onLoad"/></draw:frame><text:soft-page-break/>Здесь видно — что обязательным реквизитом является «Собственник». И есть возможность вернуться в родительский элемент.</text:p>
      <text:p text:style-name="P7"/>
      <text:p text:style-name="P7"/>
      <text:h text:style-name="P66" text:outline-level="1"><text:bookmark-start text:name="__RefHeading___Toc1876_1743554508"/>Словари (<text:span text:style-name="T1">Dictionary</text:span>). <text:bookmark-end text:name="__RefHeading___Toc1876_1743554508"/></text:h>
      <text:p text:style-name="P7"/>
      <text:p text:style-name="P7">Название вытекло из описания: Словарь — это источник данных, информация в котором упорядочена с помощью разбивки на небольшие статьи (в нашем случае — на типизированнные значения)</text:p>
      <text:p text:style-name="P7"/>
      <text:p text:style-name="P7">Словарь это составной реквизит Справочника. Требуется, когда для одного элемента Справочника нужно установить несколько разнотипных по структуре данных значений. </text:p>
      <text:p text:style-name="P7">Примером может служить — например данные о характеристиках.</text:p>
      <text:p text:style-name="P7"><draw:frame draw:style-name="fr2" draw:name="graphics35" text:anchor-type="paragraph" svg:width="17cm" svg:height="4.45cm" draw:z-index="32"><draw:image xlink:href="Pictures/2000000700005CB5000021B24AD93139.svm" xlink:type="simple" xlink:show="embed" xlink:actuate="onLoad"/></draw:frame>В данном примере — есть элемент «ручка», у которой есть общие характеристики, но нет данных о компьютерных характеристиках. Но если понадобится ручка-ноутбук — пользователь может добавить характеристики и «общие характеристики», и «компьютеры» </text:p>
      <text:p text:style-name="P7">А вот для компьютера <text:span text:style-name="T1">Dell-980 </text:span>мы не указали общих характеристик, но нам были существенны характеристики для компьютера</text:p>
      <text:p text:style-name="P7"><draw:frame draw:style-name="fr6" draw:name="graphics36" text:anchor-type="paragraph" svg:width="17cm" svg:height="4.016cm" draw:z-index="33"><draw:image xlink:href="Pictures/2000000700005CB500001BCEF03D8D10.svm" xlink:type="simple" xlink:show="embed" xlink:actuate="onLoad"/></draw:frame></text:p>
      <text:p text:style-name="P7">Структура словаря добавляется также как и справочники.</text:p>
      <text:p text:style-name="P7"><draw:frame draw:style-name="fr2" draw:name="graphics37" text:anchor-type="paragraph" svg:width="17cm" svg:height="10.112cm" draw:z-index="34"><draw:image xlink:href="Pictures/2000000700006C6C00004AEF239F6149.svm" xlink:type="simple" xlink:show="embed" xlink:actuate="onLoad"/></draw:frame><text:soft-page-break/>Добавление новых словарей ограничено — только Администраторы могут добавлять новые словари. Пользователь может только управлять видимостью доступных словарей.</text:p>
      <text:p text:style-name="P7"/>
      <text:p text:style-name="P7"/>
      <text:h text:style-name="P66" text:outline-level="1"><text:bookmark-start text:name="__RefHeading___Toc995_1659817412"/><text:reference-mark-start text:name="справочник по формула"/>Справочник по формулам<text:bookmark-end text:name="__RefHeading___Toc995_1659817412"/><text:reference-mark-end text:name="справочник по формула"/></text:h>
      <text:p text:style-name="P7"/>
      <text:p text:style-name="P7">Прим. для разработки: <text:s/>Для реализации интеграции истории в расчеты в формулах надо добавить еще пару необязательных параметров</text:p>
      <text:p text:style-name="P8">Пример: [[table.18455.timestamp.4.<text:span text:style-name="T1">fact|delay</text:span>]],<text:span text:style-name="T1"> </text:span>как в случае длинных ссылок, так и в случае коротких.</text:p>
      <text:p text:style-name="P7"/>
      <text:p text:style-name="P7">Замечание: Формула вычисляется один раз и хранится в структуре данных для быстрого выполнения запроса <text:span text:style-name="T1">(</text:span>данные кэшируются<text:span text:style-name="T1">).</text:span> За ее обновление отвечает граф ссылок. Он анализирует формулы на предмет изменения и хранится в отдельной структуре данных. Это позволяет снизить нагрузку на вычисления, и обновляется в то случае, если изменились данные или формула. <text:span text:style-name="T46">Также граф ссылок позволяет не допускать удаление реквизитов, если они используются в формулах, и обновлять кэш в связанных ссылками и формулами реквизитах. </text:span></text:p>
      <text:p text:style-name="P7"/>
      <text:p text:style-name="P7"/>
      <text:p text:style-name="P7">1. В формулах можно использовать целые и дробные числа и знаки арифметических действий:</text:p>
      <text:p text:style-name="P7">Пример:<text:tab/>3 * 15 + (2+2) * 2</text:p>
      <text:p text:style-name="P7">Результат: 53</text:p>
      <text:p text:style-name="P7">Пример: <text:span text:style-name="T1">3 *</text:span>15% </text:p>
      <text:p text:style-name="Standard"><text:span text:style-name="T9">Результат: </text:span><text:span text:style-name="T1">'</text:span><text:span text:style-name="T9">Ошибка</text:span><text:span text:style-name="T1">'</text:span></text:p>
      <text:p text:style-name="P7">Комментарий. В коде Питона нет операции взятия процента. Этот знак используется для получения остатка от деления. В примере не указан второй аргумент, поэтому в результате ошибка.</text:p>
      <text:p text:style-name="P7"/>
      <text:p text:style-name="Standard"><text:span text:style-name="T1">2. </text:span><text:span text:style-name="T9">Ссылки на соседние поля (параметры) данного объекта указываются при помощи </text:span><text:span text:style-name="T1">ID т</text:span><text:span text:style-name="T9">ребуемого поля в двойных квадратных скобках. Пример: </text:span><text:span text:style-name="T1">[[table.1725]] * 1.5</text:span></text:p>
      <text:p text:style-name="Standard"><text:span text:style-name="T9">Прим. Поле обязательно должно быть в формате числа (</text:span><text:span text:style-name="T1">float)</text:span><text:span text:style-name="T9">, формулы (</text:span><text:span text:style-name="T1">eval</text:span><text:span text:style-name="T9">) или константы (</text:span><text:span text:style-name="T1">const</text:span><text:span text:style-name="T9">)</text:span></text:p>
      <text:p text:style-name="P11">Прим <text:span text:style-name="T1">2</text:span>. <text:span text:style-name="T1"><text:s/>[[ table.1725 ]] * 1.5</text:span></text:p>
      <text:p text:style-name="P7"/>
      <text:p text:style-name="Standard"><text:span text:style-name="T1">3. </text:span><text:span text:style-name="T9">Ссылка на внешний ключ указывается аналогично ссылке на другое поле. Но через точку указывается </text:span><text:span text:style-name="T1">ID </text:span><text:span text:style-name="T9">поля при переходе по внешнему ключу. Пример: </text:span><text:span text:style-name="T1">[[table.1554.698]]</text:span></text:p>
      <text:p text:style-name="Standard"><text:span text:style-name="T9">Где: Первое число — </text:span><text:span text:style-name="T1">ID </text:span><text:span text:style-name="T9">поля типа </text:span><text:span text:style-name="T1">link. </text:span><text:span text:style-name="T9">Второе — </text:span><text:span text:style-name="T1">ID </text:span><text:span text:style-name="T9">поля в указанном классе.</text:span></text:p>
      <text:p text:style-name="P7">Прим. 1. Последнее поле обязательно должно быть в формате числа, строки, формулы или константы.</text:p>
      <text:p text:style-name="Standard"><text:span text:style-name="T9">Прим. 2. Поддерживается неограниченная вложенность. Т.е. система принимает бесконечное количество звеньев числовой цепочки, разделенной точками; и при условии, что все числа, кроме последнего, являются корректно указанными </text:span><text:span text:style-name="T1">ID </text:span><text:span text:style-name="T9">внешних ключей по отношению к дочерним классам. </text:span></text:p>
      <text:p text:style-name="Standard"><text:span text:style-name="T9">Пример: Есть справочник «Клиент», где имеется вычисляемое поле <text:s/></text:span><text:span text:style-name="T1">[[table.215.313.66]]</text:span></text:p>
      <text:p text:style-name="P7"/>
      <text:p text:style-name="Standard"><text:span text:style-name="T9">4. Статическая ссылка указывается на стороннее поле стороннего объекта без связи с текущим объектом. Соответственно значение ссылки не изменяется для всех объектов данного класса. Ссылка состоит из ключевого слова «</text:span><text:span text:style-name="T1">table</text:span><text:span text:style-name="T9">» или «</text:span><text:span text:style-name="T1">contract</text:span><text:span text:style-name="T9">» и трех чисел, разделенных точками. Числа означают: 1 — </text:span><text:span text:style-name="T1">ID </text:span><text:span text:style-name="T9">класса, 2 — код объекта, 3 — </text:span><text:span text:style-name="T1">ID </text:span><text:span text:style-name="T9">поля. Пример: </text:span><text:span text:style-name="T1">[[table.</text:span><text:span text:style-name="T9">1889.4562</text:span><text:span text:style-name="T1">{</text:span><text:span text:style-name="T9">.</text:span><text:span text:style-name="T1">timestamp}</text:span><text:span text:style-name="T9">.8796</text:span><text:span text:style-name="T1">{</text:span><text:span text:style-name="T9">.</text:span><text:span text:style-name="T1">fact|delay}]]</text:span></text:p>
      <text:p text:style-name="P7">Прим. 1. Поддерживается неограниченная вложенность.</text:p>
      <text:p text:style-name="P7">Прим. 2. Последнее звено цепочки из чисел должно указывать на число, строку или формулу.</text:p>
      <text:p text:style-name="P7"><text:soft-page-break/></text:p>
      <text:p text:style-name="P7">5. Короткая статическая ссылка. Ею мы можем воспользоваться, если нам известно <text:span text:style-name="T1">ID р</text:span>еквизита объекта. Ссылка состоит из двух компонентов — физичесткого расположения объекта — <text:span text:style-name="T1">'table' </text:span>или <text:span text:style-name="T1">'contract' – </text:span>и <text:span text:style-name="T1">ID </text:span>реквизита объекта.</text:p>
      <text:p text:style-name="P7">Пример: Ссылка на курс доллара будет выглядеть так: <text:span text:style-name="T1">[[table.392{.timestamp}]].</text:span></text:p>
      <text:p text:style-name="P7">Замечание. Если мы захотим сделать ссылку на этот же реквизит, курс доллара, но традиционным «длинным» способом, то результат будет следующим <text:span text:style-name="T1">[[table.131.2{.timestamp}.135]]. </text:span>Обращаю внимание, в первом случае <text:span text:style-name="T1">ID = 392, </text:span>а во втором <text:span text:style-name="T1">ID = 135. </text:span>Отличаются они потому, что в первом случае — это <text:span text:style-name="T1">ID </text:span>реквизита объекта, а во втором — <text:span text:style-name="T1">ID </text:span>реквизита класса или <text:span text:style-name="T1">ID </text:span>заголовка.</text:p>
      <text:p text:style-name="P7"/>
      <text:p text:style-name="P7">6. Ссылка на константу. Не смотря на то, что константа представляет собой формулу из внешних ссылок и возможных вычислений, иногда есть практичная ценность сослаться на саму константу из другого объекта. Ссылка будет состоять из трех компонентов:<text:line-break/><text:tab/>1) локация — <text:span text:style-name="T1">table, contract.</text:span></text:p>
      <text:p text:style-name="P7"><text:span text:style-name="T1"><text:tab/>2) ID </text:span>константы</text:p>
      <text:p text:style-name="P7"><text:tab/>3) <text:span text:style-name="T1">ID </text:span>параметра константы.<text:line-break/>Пример. <text:span text:style-name="T1">[[table.18455.4]].</text:span></text:p>
      <text:p text:style-name="P7"/>
      <text:p text:style-name="Standard"><text:span text:style-name="T1">7</text:span><text:span text:style-name="T9">. Условие. В системе есть функция, выполняющая вычисление или отображающая какие-либо данные в зависимости от выполнения или не выполнения условия. Ее синтаксис схож с аналогичной функцией в </text:span><text:span text:style-name="T1">MS Excel. </text:span><text:span text:style-name="T9">В общем виде он выглядит следующим образом:</text:span></text:p>
      <text:p text:style-name="P4">if(<text:span text:style-name="T71">&lt;</text:span><text:span text:style-name="T45">условие</text:span><text:span text:style-name="T71">&gt;</text:span>; <text:span text:style-name="T71">&lt;</text:span><text:span text:style-name="T45">истина</text:span><text:span text:style-name="T71">&gt;</text:span><text:span text:style-name="T9">;</text:span><text:span text:style-name="T71">&lt;</text:span><text:span text:style-name="T45">ложь</text:span><text:span text:style-name="T71">&gt;</text:span>)</text:p>
      <text:p text:style-name="P7">где:</text:p>
      <text:p text:style-name="P5"><text:span text:style-name="T71">&lt;</text:span><text:span text:style-name="T45">условие</text:span><text:span text:style-name="T71">&gt; </text:span><text:span text:style-name="T73">- </text:span><text:span text:style-name="T74">блок условия. Оно состоит из логического выражения. Общая схема логического выражения:</text:span></text:p>
      <text:p text:style-name="P4"><text:span text:style-name="T72">&lt;</text:span><text:span text:style-name="T45">левая часть</text:span><text:span text:style-name="T72">&gt; </text:span><text:span text:style-name="T71">&lt;</text:span><text:span text:style-name="T45">знак</text:span><text:span text:style-name="T71">&gt; &lt;</text:span><text:span text:style-name="T45">правая часть</text:span><text:span text:style-name="T71">&gt;</text:span></text:p>
      <text:p text:style-name="P55">где:</text:p>
      <text:p text:style-name="P56"><text:span text:style-name="T72">&lt;</text:span><text:span text:style-name="T45">левая часть</text:span><text:span text:style-name="T72">&gt;, </text:span><text:span text:style-name="T71">&lt;</text:span><text:span text:style-name="T45">правая часть</text:span><text:span text:style-name="T71">&gt; </text:span>- <text:span text:style-name="T9">число, строка, арифметическое или строковое выражение.</text:span></text:p>
      <text:p text:style-name="P56"><text:span text:style-name="T72">&lt;</text:span><text:span text:style-name="T45">знак</text:span><text:span text:style-name="T72">&gt; <text:s/></text:span><text:span text:style-name="T9">- один из следующих знаков: </text:span>&gt;, &lt;, =, &lt;&gt;, &lt;=, &gt;=. <text:span text:style-name="T9">Знаки означают соответственно: больше, меньше, равно, неравно, больше либо равно, меньше либо равно. </text:span></text:p>
      <text:p text:style-name="P13">Примеры блоков условий:</text:p>
      <text:p text:style-name="P17">a + b = 10</text:p>
      <text:p text:style-name="P17">[[table.3975]] &lt; [[table.<text:span text:style-name="T9">3977.1485</text:span>]] * <text:span text:style-name="T9">1,5</text:span></text:p>
      <text:p text:style-name="P17">[[contract.14598.468.45]] &lt;&gt; '<text:span text:style-name="T9">много</text:span>'</text:p>
      <text:p text:style-name="P13">Как видно из примеров, в условиях можно использовать ссылки на соседние поля, ссылки на внешние ключи, статические ссылки.</text:p>
      <text:p text:style-name="P13">Блок условия обязательно должен следовать указанной схеме, т. е. Состоять из трех составляющих — левой, правой частей и знака между ними. В случае отсутствия какой-либо составляющей блока условий на выходе получим ошибку вида «Ошибка синтаксиса условия»</text:p>
      <text:p text:style-name="P16"><text:span text:style-name="T71">&lt;</text:span><text:span text:style-name="T45">истина</text:span><text:span text:style-name="T71">&gt; - </text:span><text:span text:style-name="T9">возвращаемая часть при выполнении условия. Она может быть числом, строкой, арифметическим выражением. Примеры:</text:span></text:p>
      <text:p text:style-name="P17">a * b</text:p>
      <text:p text:style-name="P17">[[table.3975]] </text:p>
      <text:p text:style-name="P17">[[table.<text:span text:style-name="T9">3977.1485</text:span>]] / <text:span text:style-name="T9">1,5</text:span></text:p>
      <text:p text:style-name="P14">[[contract.14598.468.45]]</text:p>
      <text:p text:style-name="P17">'<text:span text:style-name="T9">Работает</text:span>'</text:p>
      <text:p text:style-name="P17">'<text:span text:style-name="T9">В ремонте</text:span>'</text:p>
      <text:p text:style-name="P16"><text:span text:style-name="T9">Обращаю внимание, если используем строковые данные — то наличие кавычек обязательно. </text:span><text:soft-page-break/><text:span text:style-name="T9">В противном случае функция выдаст ошибку.</text:span></text:p>
      <text:p text:style-name="P16"><text:span text:style-name="T72">&lt;</text:span><text:span text:style-name="T45">ложь</text:span><text:span text:style-name="T72">&gt; - </text:span><text:span text:style-name="T9">возвращаемая часть при невыполнении условия. Формат и примеры аналогичны блоку «Истина».</text:span></text:p>
      <text:p text:style-name="P5"/>
      <text:p text:style-name="P7">Примечание. Вложенные условия не поддерживаются.</text:p>
      <text:p text:style-name="P7"/>
      <text:p text:style-name="P7"><text:span text:style-name="T1">8</text:span>. Получение кода текущего объекта <text:span text:style-name="T1">[[code]]. </text:span>Возвращает код текущего объекта</text:p>
      <text:p text:style-name="P6">9. <text:span text:style-name="T9">Нужен аналогичный метод — </text:span>[[class_id]]</text:p>
      <text:p text:style-name="P2">10. [[user_id]]</text:p>
      <text:p text:style-name="P7"><text:s/></text:p>
      <text:p text:style-name="P7"/>
      <text:p text:style-name="P7">Пример плохой формулы срабатывающего <text:span text:style-name="T1">On_load </text:span>(при загрузке контента на страницу)</text:p>
      <text:p text:style-name="P7">в данном случае мы берем данные из текущего объекта с кодом 3 и устанавливаем в контракте 16 (складское хранение) в элементе с кодом 3, в поле 20 — значение из поля 452 текущего класса.</text:p>
      <text:p text:style-name="P1"/>
      <text:p text:style-name="P7"><text:span text:style-name="T1">from app.models import ContractCells # </text:span>модуль контрактов</text:p>
      <text:p text:style-name="P1">if [[code]] == 3: </text:p>
      <text:p text:style-name="P1"><text:tab/>objects = ContractCells.objects.filter(code=3, parent_structure_id=16).select_related('name')</text:p>
      <text:p text:style-name="P1"><text:tab/>o = next(o for o in objects if o.name_id == 20)</text:p>
      <text:p text:style-name="P1"><text:tab/>o.value = int([[452]])</text:p>
      <text:p text:style-name="P1"><text:tab/>edit_objects = []</text:p>
      <text:p text:style-name="P1"><text:tab/>edit_objects.append(o)</text:p>
      <text:p text:style-name="P1"><text:tab/>ContractCells.objects.bulk_update(edit_objects, ['value'])</text:p>
      <text:p text:style-name="P1"><text:tab/>result = 'Ok'</text:p>
      <text:p text:style-name="P1">else:</text:p>
      <text:p text:style-name="P1"><text:s text:c="4"/>result = 'not applicable'</text:p>
      <text:p text:style-name="P1"/>
      <text:p text:style-name="P11">Такое редактирование - «грязное», оно не вызывает записи в истории. Следовательно — такие «финты» нужно избегать. Для корректной работы с объектами в редакторе кода используйте специальные функции: <text:span text:style-name="T1">create_object, edit_object, remove_object.</text:span></text:p>
      <text:p text:style-name="P2"/>
      <text:p text:style-name="P2"/>
      <text:p text:style-name="P2"/>
      <text:h text:style-name="Heading_20_2" text:outline-level="2">Функция <text:span text:style-name="T1">create_object</text:span></text:h>
      <text:p text:style-name="P9">Назначение: <text:span text:style-name="T48">Создание объекта и сохранение в истории сведений о созданном объекте.</text:span></text:p>
      <text:p text:style-name="P10">Интерфейс вызова:</text:p>
      <text:p text:style-name="P24"><text:span text:style-name="T36">from</text:span><text:span text:style-name="T3"> </text:span><text:span text:style-name="T29">app.functions</text:span><text:span text:style-name="T28">.</text:span><text:span text:style-name="T30">api_funs</text:span><text:span text:style-name="T3"> </text:span><text:span text:style-name="T36">import</text:span><text:span text:style-name="T11"> </text:span><text:span text:style-name="T28">create_object</text:span></text:p>
      <text:p text:style-name="P26"><text:span text:style-name="T28">new_object = create_object(class_id, user_id, location=</text:span><text:span text:style-name="T39">'table'</text:span><text:span text:style-name="T28">, source=</text:span><text:span text:style-name="T44">None</text:span><text:span text:style-name="T28">, **params)</text:span></text:p>
      <text:p text:style-name="P7"/>
      <text:p text:style-name="P7">где:</text:p>
      <text:p text:style-name="P1"><text:span text:style-name="T46">class_id</text:span> – ID <text:span text:style-name="T9">класса создаваемого объекта.</text:span></text:p>
      <text:p text:style-name="P7"/>
      <text:p text:style-name="P1"><text:span text:style-name="T46">user_id </text:span>– ID <text:span text:style-name="T9">пользователя, под которым будут сохранены эти данные. Рекомендуется передавать значение </text:span><text:span text:style-name="T46">request.user.id.</text:span></text:p>
      <text:p text:style-name="P3"/>
      <text:p text:style-name="P1"><text:span text:style-name="T46">location</text:span> – <text:span text:style-name="T9">физическое расположение объекта в базе данных. Все объекты расположены либо в справочниках, либо в контрактах, либо в словарях. Соответственно в параметр можно передавать только строковые значения «</text:span>table<text:span text:style-name="T9">», «</text:span>contract<text:span text:style-name="T9">» или «</text:span>dict<text:span text:style-name="T9">». Другое значение вернет сообщение об ошибке.</text:span></text:p>
      <text:p text:style-name="P7"><text:soft-page-break/></text:p>
      <text:p text:style-name="P1"><text:span text:style-name="T46">source</text:span> – <text:span text:style-name="T9">источник. Принимает словарь </text:span>c <text:span text:style-name="T9">тремя ключами </text:span>'class_id', 'code', 'location'. <text:span text:style-name="T9">Необходим для отслеживания источников работы с объектами из истории.</text:span></text:p>
      <text:p text:style-name="P7"/>
      <text:p text:style-name="P1"><text:span text:style-name="T12">**</text:span><text:span text:style-name="T46">params</text:span> – <text:span text:style-name="T9">параметры. Словарь с неограниченным количеством пар. В ключах передаются </text:span>ID <text:s/><text:span text:style-name="T9">параметров класса. Их можно посмотреть в конструкторе справочников / контрактов. ВАЖНО!!! Ключи — числовые значения, но передавать их необходимо в виде строк, т. е. заключать ключи в кавычки. В значения указываем непосредственно значения полей.</text:span></text:p>
      <text:p text:style-name="P7">Например:</text:p>
      <text:p text:style-name="P29"><text:span text:style-name="T27">params = {</text:span><text:span text:style-name="T34">'163'</text:span><text:span text:style-name="T27">: </text:span><text:span text:style-name="T49">12</text:span><text:span text:style-name="T21">, </text:span><text:span text:style-name="T34">'199'</text:span><text:span text:style-name="T27">: </text:span><text:span text:style-name="T21">True, </text:span><text:span text:style-name="T34">'228'</text:span><text:span text:style-name="T27">: </text:span><text:span text:style-name="T34">'8-992-357-96-87'</text:span><text:span text:style-name="T27">}</text:span></text:p>
      <text:p text:style-name="P10">Примечение. Для создания словаря необходимо указать обязательный параметр <text:span text:style-name="T1">owner. </text:span>Он указывает код объекта-родителя. Например:</text:p>
      <text:p text:style-name="P29"><text:span text:style-name="T32">params = {</text:span><text:span text:style-name="T35">'163'</text:span><text:span text:style-name="T32">: </text:span><text:span text:style-name="T50">12</text:span><text:span text:style-name="T22">, </text:span><text:span text:style-name="T35">'199'</text:span><text:span text:style-name="T32">: </text:span><text:span text:style-name="T22">True, </text:span><text:span text:style-name="T35">'228'</text:span><text:span text:style-name="T32">: </text:span><text:span text:style-name="T35">'8-992-357-96-87', 'owner': 116</text:span><text:span text:style-name="T32">}</text:span></text:p>
      <text:p text:style-name="P3"/>
      <text:p text:style-name="P1"><text:span text:style-name="T46">new_object</text:span> – <text:span text:style-name="T9">переменная, возвращаемое значение. В случае успешного создания объекта возвращается </text:span>queryset <text:span text:style-name="T9">со всеми реквизитами объекта. Каждый реквизит является отдельной записью этого списка. Если объект не создался, то возвращается строка с текстом ошибки.</text:span></text:p>
      <text:p text:style-name="P7"/>
      <text:h text:style-name="Heading_20_2" text:outline-level="2">Функция <text:span text:style-name="T1">edit_object</text:span></text:h>
      <text:p text:style-name="P9">Назначение: <text:span text:style-name="T48">Редактирование полей объекта и сохранение в истории</text:span></text:p>
      <text:p text:style-name="P10">Интерфейс вызова:</text:p>
      <text:p text:style-name="P24"><text:span text:style-name="T36">from</text:span><text:span text:style-name="T3"> </text:span><text:span text:style-name="T29">app.functions</text:span><text:span text:style-name="T28">.</text:span><text:span text:style-name="T30">api_funs</text:span><text:span text:style-name="T3"> </text:span><text:span text:style-name="T36">import</text:span><text:span text:style-name="T11"> </text:span><text:span text:style-name="T28">edit_object</text:span></text:p>
      <text:p text:style-name="P26"><text:span text:style-name="T37">edited_object = edit_object(class_id, code, user_id, location=</text:span><text:span text:style-name="T39">'table'</text:span><text:span text:style-name="T37">, source=</text:span><text:span text:style-name="T44">None</text:span><text:span text:style-name="T37">, **params)</text:span></text:p>
      <text:p text:style-name="P7"/>
      <text:p text:style-name="P7">где:</text:p>
      <text:p text:style-name="P1"><text:span text:style-name="T46">class_id</text:span> – ID <text:span text:style-name="T9">класса редактируемого объекта.</text:span></text:p>
      <text:p text:style-name="P7"/>
      <text:p text:style-name="P1"><text:span text:style-name="T46">code</text:span> – <text:span text:style-name="T9">код редактируемого объекта.</text:span></text:p>
      <text:p text:style-name="P7"/>
      <text:p text:style-name="P1"><text:span text:style-name="T46">user_id </text:span>– ID <text:span text:style-name="T9">пользователя, под которым будут сохранены эти данные. Рекомендуется передавать значение </text:span><text:span text:style-name="T46">request.user.id.</text:span></text:p>
      <text:p text:style-name="P3"/>
      <text:p text:style-name="P1"><text:span text:style-name="T46">location</text:span> – <text:span text:style-name="T9">физическое расположение объекта в базе данных. Все объекты расположены либо в справочниках, либо в контрактах, либо в словарях. Соответственно в параметр можно передавать только строковые значения «</text:span>table<text:span text:style-name="T9">», «</text:span>contract<text:span text:style-name="T9">» или «</text:span>dict<text:span text:style-name="T9">». Другое значение вернет сообщение об ошибке.</text:span></text:p>
      <text:p text:style-name="P7"/>
      <text:p text:style-name="P1"><text:span text:style-name="T46">source</text:span> – <text:span text:style-name="T9">источник. Принимает словарь </text:span>c <text:span text:style-name="T9">тремя ключами </text:span>'class_id', 'code', 'location'. <text:span text:style-name="T9">Необходим для отслеживания источников работы с объектами из истории.</text:span></text:p>
      <text:p text:style-name="P7"/>
      <text:p text:style-name="P1"><text:span text:style-name="T12">**</text:span><text:span text:style-name="T46">params</text:span> – <text:span text:style-name="T9">параметры. Словарь с неограниченным количеством пар. В ключах передаются </text:span>ID <text:s/><text:span text:style-name="T9">параметров класса. Их можно посмотреть в конструкторе справочников / контрактов. В значения указываем непосредственно значения полей.</text:span></text:p>
      <text:p text:style-name="P7">ВАЖНО!!! Ключи — числовые значения, но передавать их необходимо в виде строк, т. е. заключать ключи в кавычки.</text:p>
      <text:p text:style-name="P7">Например:</text:p>
      <text:p text:style-name="P29"><text:span text:style-name="T27">params = {</text:span><text:span text:style-name="T34">'163'</text:span><text:span text:style-name="T27">: </text:span><text:span text:style-name="T49">12</text:span><text:span text:style-name="T21">, </text:span><text:span text:style-name="T34">'199'</text:span><text:span text:style-name="T27">: </text:span><text:span text:style-name="T21">True, </text:span><text:span text:style-name="T34">'228'</text:span><text:span text:style-name="T27">: </text:span><text:span text:style-name="T34">'8-992-357-96-87'</text:span><text:span text:style-name="T27">}</text:span></text:p>
      <text:p text:style-name="P10">Примечание. При редактировании словаря нет смысла указывать параметр <text:span text:style-name="T4">owner</text:span><text:span text:style-name="T1">, </text:span>поскольку словарь не может менять своего родителя.</text:p>
      <text:p text:style-name="P3"/>
      <text:p text:style-name="P1"><text:span text:style-name="T46">edited_object</text:span> – <text:span text:style-name="T9">переменная, возвращаемое значение. В случае успешного внесения изменеий </text:span><text:soft-page-break/><text:span text:style-name="T9">в объект возвращается </text:span>queryset <text:span text:style-name="T9">со всеми реквизитами объекта. Каждый реквизит является отдельной записью этого списка. Если объект не создался, то возвращается строка с текстом ошибки.</text:span></text:p>
      <text:p text:style-name="P7"/>
      <text:p text:style-name="P7"/>
      <text:h text:style-name="Heading_20_2" text:outline-level="2">Функция <text:span text:style-name="T1">remove_object</text:span></text:h>
      <text:p text:style-name="P9">Назначение: <text:span text:style-name="T48">Удаление объекта и сохранение сведений об удаленном объекте в истории</text:span></text:p>
      <text:p text:style-name="P10">Интерфейс вызова:</text:p>
      <text:p text:style-name="P24"><text:span text:style-name="T36">from</text:span><text:span text:style-name="T3"> </text:span><text:span text:style-name="T29">app.functions</text:span><text:span text:style-name="T28">.</text:span><text:span text:style-name="T30">api_funs</text:span><text:span text:style-name="T3"> </text:span><text:span text:style-name="T36">import</text:span><text:span text:style-name="T11"> </text:span><text:span text:style-name="T28">remove_object</text:span></text:p>
      <text:p text:style-name="P26"><text:span text:style-name="T37">result = remove_object(class_id, code, user_id, location=</text:span><text:span text:style-name="T39">'table'</text:span><text:span text:style-name="T37">, source=</text:span><text:span text:style-name="T44">None</text:span><text:span text:style-name="T37">, forced=False)</text:span></text:p>
      <text:p text:style-name="P7"/>
      <text:p text:style-name="P7">где:</text:p>
      <text:p text:style-name="P1"><text:span text:style-name="T46">class_id</text:span> – ID <text:span text:style-name="T9">класса удаляемого объекта.</text:span></text:p>
      <text:p text:style-name="P1"><text:span text:style-name="T46">code</text:span> – <text:span text:style-name="T9">код удаляемого объекта.</text:span></text:p>
      <text:p text:style-name="P1"><text:span text:style-name="T46">user_id </text:span>– ID <text:span text:style-name="T9">пользователя, под которым будут сохранены эти данные. Рекомендуется передавать значение </text:span><text:span text:style-name="T46">request.user.id.</text:span></text:p>
      <text:p text:style-name="P1"><text:span text:style-name="T46">location</text:span> – <text:span text:style-name="T9">физическое расположение объекта в базе данных. Все объекты расположены либо в справочниках, либо в контрактах, либо в словарях. Соответственно в параметр можно передавать только строковые значения «</text:span>table<text:span text:style-name="T9">», «</text:span>contract<text:span text:style-name="T9">» или «</text:span>dict<text:span text:style-name="T9">». Другое значение вернет сообщение об ошибке.</text:span></text:p>
      <text:p text:style-name="P1"><text:span text:style-name="T46">source</text:span> – <text:span text:style-name="T9">источник. Принимает словарь </text:span>c <text:span text:style-name="T9">тремя ключами </text:span>'class_id', 'code', 'location'. <text:span text:style-name="T9">Необходим для отслеживания источников работы с объектами из истории.</text:span></text:p>
      <text:p text:style-name="P1"><text:span text:style-name="T46">forced</text:span> – <text:span text:style-name="T9">Принудительное удаление. Булевое значение, опциональная переменная, по умолчанию передается ложь. Перед удалением объекта производится проверка, есть ли другие объекты в системе, использующие данный объект в качестве ссылки. Если таковые объекты есть — значит объект не будет удален. При включенном параметре </text:span>forced<text:span text:style-name="T9">=</text:span>True <text:span text:style-name="T9">проверка не производится, объект удаляет в любом случае. </text:span></text:p>
      <text:p text:style-name="P1"><text:span text:style-name="T46">result</text:span><text:span text:style-name="T9"> –строковая переменная, возвращаемое значение. Содержит извещение об ошибке или об успешном удалении объекта.</text:span></text:p>
      <text:p text:style-name="P7"/>
      <text:h text:style-name="Heading_20_2" text:outline-level="2">Функция <text:span text:style-name="T1">get_object</text:span></text:h>
      <text:p text:style-name="P9">Назначение: <text:span text:style-name="T48">Получение объекта в формате джейсон.</text:span></text:p>
      <text:p text:style-name="P24"><text:span text:style-name="T36">from</text:span><text:span text:style-name="T3"> </text:span><text:span text:style-name="T29">app.functions</text:span><text:span text:style-name="T28">.</text:span><text:span text:style-name="T30">api_funs</text:span><text:span text:style-name="T3"> </text:span><text:span text:style-name="T36">import</text:span><text:span text:style-name="T11"> </text:span><text:span text:style-name="T28">create_object</text:span></text:p>
      <text:p text:style-name="P26"><text:span text:style-name="T37">my_object = get_object(class_id, code, location=</text:span><text:span text:style-name="T39">'table'</text:span><text:span text:style-name="T37">)</text:span></text:p>
      <text:p text:style-name="P7"/>
      <text:p text:style-name="P7">где:</text:p>
      <text:p text:style-name="P1"><text:span text:style-name="T46">class_id</text:span> – ID <text:span text:style-name="T9">класса требуемого объекта.</text:span></text:p>
      <text:p text:style-name="P7"/>
      <text:p text:style-name="P1"><text:span text:style-name="T46">code </text:span>– <text:span text:style-name="T9">код объекта</text:span></text:p>
      <text:p text:style-name="P3"/>
      <text:p text:style-name="P1"><text:span text:style-name="T46">my_object</text:span> – <text:span text:style-name="T9">возвращаемое значение. Объкт в формате </text:span>JSON, <text:span text:style-name="T9">где ключами являются </text:span>ID <text:span text:style-name="T9">параметров класса данного объекта, а значениями <text:s/>- словари со всей сопутствующей информации об указанном параметре.</text:span></text:p>
      <text:p text:style-name="P7"/>
      <text:p text:style-name="P9">Пример результата:</text:p>
      <text:p text:style-name="P30">{"code": 1,</text:p>
      <text:p text:style-name="P30">"parent_structure": 131, </text:p>
      <text:p text:style-name="P30">"type": "table", </text:p>
      <text:p text:style-name="P30">"132": {"id": 385, "name": "Наименование", "type": "string", "value": "Российский рубль"}, </text:p>
      <text:p text:style-name="P30"><text:soft-page-break/>"133": {"id": 386, "name": "Символьный код", "type": "string", "value": "RUB"},</text:p>
      <text:p text:style-name="P30">"134": {"id": 387, "name": "Цифровой код", "type": "float", "value": "643"},</text:p>
      <text:p text:style-name="P30">"135": {"id": 388, "name": "Курс", "type": "float", "value": "1"},</text:p>
      <text:p text:style-name="P30">"198": {"id": 531, "name": "коэффициент", "type": "float", "value": "1"}}</text:p>
      <text:p text:style-name="P7"/>
      <text:h text:style-name="Heading_20_2" text:outline-level="2">Функция <text:span text:style-name="T1">get_object_list</text:span></text:h>
      <text:p text:style-name="P9">Назначение: <text:span text:style-name="T48">Получение списка объектов в формате джейсон.</text:span></text:p>
      <text:p text:style-name="P24"><text:span text:style-name="T36">from</text:span><text:span text:style-name="T3"> </text:span><text:span text:style-name="T29">app.functions</text:span><text:span text:style-name="T28">.</text:span><text:span text:style-name="T30">api_funs</text:span><text:span text:style-name="T3"> </text:span><text:span text:style-name="T36">import</text:span><text:span text:style-name="T11"> </text:span><text:span text:style-name="T28">create_object</text:span></text:p>
      <text:p text:style-name="P25"><text:span text:style-name="T38">my_object_list = get_object_list(class_id, </text:span><text:span text:style-name="T39">*conditions</text:span><text:span text:style-name="T24">, </text:span><text:span text:style-name="T39">**params</text:span><text:span text:style-name="T38">)</text:span></text:p>
      <text:p text:style-name="P7"/>
      <text:p text:style-name="P7">где:</text:p>
      <text:p text:style-name="P1"><text:span text:style-name="T46">class_id</text:span> – ID <text:span text:style-name="T9">класса требуемого объекта.</text:span></text:p>
      <text:p text:style-name="P7"/>
      <text:p text:style-name="P1"><text:span text:style-name="T46">conditions </text:span>– <text:span text:style-name="T9">условия. Переменная типа </text:span>list, <text:span text:style-name="T9">где каждое значение — строка. У элементов списка есть обязательный синтаксис: </text:span></text:p>
      <text:p text:style-name="P4"><text:span text:style-name="T78">&lt;</text:span><text:span text:style-name="T43">ID_</text:span><text:span text:style-name="T45">параметра_класса</text:span><text:span text:style-name="T78">&gt;&lt;</text:span><text:span text:style-name="T45">знак_логического_сравнения</text:span><text:span text:style-name="T78">&gt;&lt;</text:span><text:span text:style-name="T45">сравниваемое_значение</text:span><text:span text:style-name="T78">&gt;</text:span></text:p>
      <text:p text:style-name="P23"/>
      <text:p text:style-name="P19"><text:tab/>ID_<text:span text:style-name="T9">параметра_класса — </text:span><text:span text:style-name="T11">целое число.</text:span></text:p>
      <text:p text:style-name="P19"><text:span text:style-name="T9"><text:tab/>знак_логического_сравнения — </text:span><text:span text:style-name="T11">символы. Далее приведены <text:s/>эти символы и их <text:tab/>расшифровка:</text:span></text:p>
      <text:p text:style-name="P19"><text:span text:style-name="T11"><text:tab/></text:span><text:span text:style-name="T48">eq – </text:span><text:span text:style-name="T11">равно, </text:span><text:span text:style-name="T48">ne – </text:span><text:span text:style-name="T11">неравно, </text:span><text:span text:style-name="T48">gt – </text:span><text:span text:style-name="T11">больше, </text:span><text:span text:style-name="T48">lt – </text:span><text:span text:style-name="T11">меньше, </text:span><text:span text:style-name="T48">ge – </text:span><text:span text:style-name="T11">больше либо равно, </text:span></text:p>
      <text:p text:style-name="P19"><text:span text:style-name="T11"><text:tab/></text:span><text:span text:style-name="T48">le – </text:span><text:span text:style-name="T11">меньше либо равно</text:span></text:p>
      <text:p text:style-name="P19"><text:span text:style-name="T9"><text:tab/>сравниваемое_значение — </text:span><text:span text:style-name="T11">число или строка. С этим значением будут сравниваться <text:tab/>значения параметров объектов и т.о. отбираться в результирующий список.</text:span></text:p>
      <text:p text:style-name="P15"/>
      <text:p text:style-name="P19">**params – <text:span text:style-name="T11">дополнительные параметры в формате словаря. Среди них:</text:span></text:p>
      <text:p text:style-name="P19"><text:span text:style-name="T11"><text:tab/></text:span>location<text:span text:style-name="T48"> – </text:span><text:span text:style-name="T11">физическое расположение объектов — </text:span><text:span text:style-name="T48">table, contract, dict. </text:span><text:span text:style-name="T11">По умолчанию <text:tab/>задается значение </text:span><text:span text:style-name="T48">table. </text:span><text:span text:style-name="T11">Пример:</text:span></text:p>
      <text:p text:style-name="P20"><text:span text:style-name="T11"><text:tab/></text:span><text:span text:style-name="T31">my_object_list = get_object_list(class_id, </text:span><text:span text:style-name="T40">*conditions</text:span><text:span text:style-name="T23">, <text:tab/></text:span><text:span text:style-name="T79">location=</text:span><text:span text:style-name="T42">'contract'</text:span><text:span text:style-name="T31">)</text:span></text:p>
      <text:p text:style-name="P21"><text:span text:style-name="T11"><text:tab/></text:span><text:span text:style-name="T81">logic_connector – </text:span><text:span text:style-name="T83">знак логической операции - «ИЛИ» либо «И». По умолчанию все <text:tab/>условия объединены логическим «И». Но можно задать значение «ИЛИ». Знак <text:tab/>задается один раз и служит операцией для всех передаваемых условий. Значения — <text:tab/></text:span><text:span text:style-name="T82">'or' </text:span><text:span text:style-name="T83">или </text:span><text:span text:style-name="T82">'and'. </text:span><text:span text:style-name="T83">Пример:</text:span></text:p>
      <text:p text:style-name="P22"><text:span text:style-name="T83"><text:tab/></text:span><text:span text:style-name="T28">my_object_list = get_object_list(class_id, </text:span><text:span text:style-name="T40">*conditions</text:span><text:span text:style-name="T23">, <text:tab/></text:span><text:span text:style-name="T80">logic_connector=</text:span><text:span text:style-name="T41">'or'</text:span><text:span text:style-name="T28">)</text:span></text:p>
      <text:p text:style-name="P19"><text:span text:style-name="T11"><text:tab/></text:span>num_objects <text:span text:style-name="T48">– </text:span><text:span text:style-name="T11">количество возвращаемых объектов. Если список большой, то его <text:tab/>можно ограничить, выводя лишь первые </text:span><text:span text:style-name="T48">n </text:span><text:span text:style-name="T11">объектов. Пример:</text:span></text:p>
      <text:p text:style-name="P20"><text:span text:style-name="T11"><text:tab/></text:span><text:span text:style-name="T31">my_object_list = get_object_list(class_id, </text:span><text:span text:style-name="T40">*conditions</text:span><text:span text:style-name="T23">, </text:span><text:span text:style-name="T79">num_objects=</text:span><text:span text:style-name="T31">10)</text:span></text:p>
      <text:p text:style-name="P19"><text:span text:style-name="T11"><text:tab/></text:span>page<text:span text:style-name="T48"> – </text:span><text:span text:style-name="T11">номер страницы. Работает только в связке с параметром </text:span><text:span text:style-name="T48">num_object</text:span><text:span text:style-name="T11">. Если <text:tab/>пользователь ограничивает количество выводимых объектов, то список условно <text:tab/>разбивается на страницы, на каждой из которой находятся <text:s/></text:span>num_objects <text:span text:style-name="T11">объектов. <text:tab/></text:span><text:span text:style-name="T48">Page </text:span><text:span text:style-name="T11">уточняет, какую именно страницу пользователю необходимо указать.</text:span></text:p>
      <text:p text:style-name="P15"/>
      <text:p text:style-name="P1"><text:span text:style-name="T46">my_object</text:span> – <text:span text:style-name="T9">возвращаемое значение. Объкт в формате </text:span>JSON. <text:span text:style-name="T9">Список объектов, каждый из которых является словарем</text:span>, у <text:span text:style-name="T9">которого ключами являются </text:span>ID <text:span text:style-name="T9">параметров класса данного объекта, а значениями <text:s/>- словари со всей сопутствующей информации об указанном параметре.</text:span></text:p>
      <text:p text:style-name="P7"/>
      <text:p text:style-name="P9">Пример результата:</text:p>
      <text:p text:style-name="P32">[</text:p>
      <text:p text:style-name="P32">{"code": 9, "parent_structure": 131, "type": "table", "132": {"id": 1554, <text:soft-page-break/>"name": "Наименование", "type": "string", "value": "йота"}, "133": {"id": 1555, "name": "Символьный код", "type": "string", "value": "YTA"}, "134": {"id": 1912, "name": "Цифровой код", "type": "float", "value": "951"}, "135": {"id": 1556, "name": "Курс", "type": "float", "value": "16"}, "137": {"id": 1667, "name": "Дата обновления", "type": "datetime", "value": "2022-06-30T11:23"}}, </text:p>
      <text:p text:style-name="P32">{"code": 7, "parent_structure": 131, "type": "table", "132": {"id": 1551, "name": "Наименование", "type": "string", "value": "зайчик"}, "133": {"id": 1552, "name": "Символьный код", "type": "string", "value": "ZCK"}, "134": {"id": 1782, "name": "Цифровой код", "type": "float", "value": "34"}, "135": {"id": 1553, "name": "Курс", "type": "float", "value": "88"}, "137": {"id": 1783, "name": "Дата обновления", "type": "datetime", "value": "1966-03-23T00:58"}}, </text:p>
      <text:p text:style-name="P32">{"code": 5, "parent_structure": 131, "type": "table", "132": {"id": 1548, "name": "Наименование", "type": "string", "value": "тугрик"}, "133": {"id": 1549, "name": "Символьный код", "type": "string", "value": "TRK"}, "135": {"id": 1550, "name": "Курс", "type": "float", "value": "18"}}</text:p>
      <text:p text:style-name="P32">]</text:p>
      <text:p text:style-name="P7"/>
      <text:p text:style-name="P7"/>
      <text:p text:style-name="P7">В листе разработки — <text:span text:style-name="T18">нужны формулы типа </text:span><text:span text:style-name="T2">On_click</text:span><text:span text:style-name="T1">. </text:span>Это поле типа <text:span text:style-name="T1">Eval, </text:span>но вместо вычисляемого поля — <text:span text:style-name="T1">button </text:span>(кнопка)<text:span text:style-name="T1">. </text:span>Нужна тогда, когда формулу нужно выполнить только если Пользователю нужно что-то запустить. Например вывести отчет на печать (чек на ФР), или получить какой-нибудь отчет, или загрузить данные из внешнего источника (заполнить объекты значениями в пакетной обработке)</text:p>
      <text:p text:style-name="P7"/>
      <text:p text:style-name="P7">Также нужна формула <text:span text:style-name="T1">On_update. </text:span>Чаще всего нужен в контрактах, когда изменяется какой-либо контракт, и нужно внести изменения в другой. </text:p>
      <text:p text:style-name="P7">Пример: Исправляем документ Приходная накладная от поставщика, и нужно внести изменения в связанный с ним контракт Складское хранение.</text:p>
      <text:p text:style-name="P7"/>
      <text:p text:style-name="P7"/>
      <text:p text:style-name="P7">Возвращаемые результаты <text:span text:style-name="T1">eval (</text:span>формул<text:span text:style-name="T1">) </text:span>могут быть в виде <text:span text:style-name="T1">HTML </text:span>блоков. <text:span text:style-name="T1">&lt;Input&gt; – </text:span>заменен на <text:span text:style-name="T1">&lt;Div&gt;</text:span></text:p>
      <text:p text:style-name="P1"/>
      <text:p text:style-name="P7">Пример:</text:p>
      <text:p text:style-name="P7">К проекту подключен <text:span text:style-name="T1">Pandas </text:span>и можно делать такие запросы к базе</text:p>
      <text:p text:style-name="P7">Из контракта Складское хранение получить все объекты и показать их в элементе</text:p>
      <text:p text:style-name="P7"/>
      <text:p text:style-name="P7">from app.models import ContractCells</text:p>
      <text:p text:style-name="P7">import pandas as pd</text:p>
      <text:p text:style-name="P7"/>
      <text:p text:style-name="P7">o = ContractCells.objects.filter(parent_structure_id=16,name_id=20).values()</text:p>
      <text:p text:style-name="P7">df <text:s/>= pd.json_normalize(o,max_level=3)</text:p>
      <text:p text:style-name="P7">result = df.to_html(classes='table table-stripped')</text:p>
      <text:p text:style-name="P7"/>
      <text:p text:style-name="P7">Результат может выглядеть так.</text:p>
      <text:p text:style-name="P7"><draw:frame draw:style-name="fr2" draw:name="graphics38" text:anchor-type="paragraph" svg:width="17cm" svg:height="5.039cm" draw:z-index="35"><draw:image xlink:href="Pictures/20000007000052460000186573FE6D43.svm" xlink:type="simple" xlink:show="embed" xlink:actuate="onLoad"/></draw:frame></text:p>
      <text:p text:style-name="P7"><text:soft-page-break/></text:p>
      <text:h text:style-name="P66" text:outline-level="1"><text:bookmark-start text:name="__RefHeading___Toc2001_1743554508"/>API<text:bookmark-end text:name="__RefHeading___Toc2001_1743554508"/></text:h>
      <text:p text:style-name="P1">API <text:span text:style-name="T9">представляет собой набор функций, вызываемых непосредственно из веб-интерфейса</text:span></text:p>
      <text:p text:style-name="P1"/>
      <text:p text:style-name="P8">Нужна <text:span text:style-name="T1">API </text:span>для управления классами и их реквизитами. <text:span text:style-name="T1">(CRUD)</text:span></text:p>
      <text:p text:style-name="P6">Create-class, edit-class, remove-class, get-class</text:p>
      <text:p text:style-name="P1"/>
      <text:h text:style-name="Heading_20_2" text:outline-level="2"><text:bookmark-start text:name="__RefHeading___Toc2003_1743554508"/>create-object<text:bookmark-end text:name="__RefHeading___Toc2003_1743554508"/></text:h>
      <text:p text:style-name="P1"/>
      <text:p text:style-name="P9">Адрес вызова функции:</text:p>
      <text:p text:style-name="P7">http://<text:span text:style-name="T1">42.hq.f-trade.ru</text:span>/api/create-object</text:p>
      <text:p text:style-name="P7"/>
      <text:p text:style-name="P9">Передаваемые параметры:</text:p>
      <text:p text:style-name="P9"/>
      <text:p text:style-name="P7">а. Обязательные параметры:</text:p>
      <text:p text:style-name="P1"><text:span text:style-name="T46">class_id </text:span>– <text:span text:style-name="T9">класс вызываемого объекта,</text:span></text:p>
      <text:p text:style-name="P1"><text:span text:style-name="T46">location</text:span> – <text:span text:style-name="T9">размещение вызываемого объекта в БД. Для справочников необходимо указать </text:span><text:span text:style-name="T46">table</text:span>, <text:span text:style-name="T9">для контрактов — </text:span>contract, <text:span text:style-name="T9">для словарей — </text:span>dict.</text:p>
      <text:p text:style-name="P1"><text:span text:style-name="T46">owner</text:span> – <text:span text:style-name="T9">параметр, передаваемый только при создании словаря. Он указывает код объекта — родителя словаря. Параметр обязательный.</text:span></text:p>
      <text:p text:style-name="P7"/>
      <text:p text:style-name="P7">б. Опциональные параметры:</text:p>
      <text:p text:style-name="P7">В списке параметров также указываются реквизиты создаваемого объекта. </text:p>
      <text:p text:style-name="P1"><text:span text:style-name="T9">В качестве ключа необходимо указывать </text:span>ID <text:span text:style-name="T9">реквизита.</text:span></text:p>
      <text:p text:style-name="P7">Перед отправкой запроса убедитесь, что Вы отправили все обязательные реквизиты. Это можно увидеть на страницу конструктора класса. В противном случае система заполнит обязательные реквизиты значениями по умолчанию. Кроме того, для справочников необходимо указать название, для массивов — собственника. В противном случае объект не будет создан.</text:p>
      <text:p text:style-name="P7"/>
      <text:p text:style-name="P9">Пример запроса:</text:p>
      <text:p text:style-name="Standard"><text:span text:style-name="T9">http://</text:span><text:span text:style-name="T1">42.hq.f-trade.ru</text:span><text:span text:style-name="T9">/api/create-object?class_id=111&amp;112=ooo&amp;location=dict&amp;owner=7</text:span></text:p>
      <text:p text:style-name="P7"/>
      <text:p text:style-name="P7"/>
      <text:h text:style-name="Heading_20_2" text:outline-level="2"><text:bookmark-start text:name="__RefHeading___Toc2005_1743554508"/><text:span text:style-name="T1">edit-</text:span>object<text:bookmark-end text:name="__RefHeading___Toc2005_1743554508"/></text:h>
      <text:p text:style-name="P1"/>
      <text:p text:style-name="P9">Адрес вызова функции:</text:p>
      <text:p text:style-name="P7">http://<text:span text:style-name="T1">42.hq.f-trade.ru</text:span>/api/<text:span text:style-name="T1">edit</text:span>-object</text:p>
      <text:p text:style-name="P7"/>
      <text:p text:style-name="P9">Передаваемые параметры:</text:p>
      <text:p text:style-name="P9"/>
      <text:p text:style-name="P7">а. Обязательные параметры:</text:p>
      <text:p text:style-name="P1"><text:span text:style-name="T46">class_id </text:span>– <text:span text:style-name="T9">класс вызываемого объекта,</text:span></text:p>
      <text:p text:style-name="P1"><text:span text:style-name="T46">code</text:span> – <text:span text:style-name="T9">код вызываемого объекта,</text:span></text:p>
      <text:p text:style-name="P1"><text:span text:style-name="T46">location</text:span> – <text:span text:style-name="T9">размещение вызываемого объекта в БД. Для справочников необходимо указать </text:span><text:span text:style-name="T46">table</text:span>, <text:span text:style-name="T9">для контрактов — </text:span>contract, <text:span text:style-name="T9">для словарей — </text:span>dict.</text:p>
      <text:p text:style-name="P7"/>
      <text:p text:style-name="P7">б. Опциональные параметры:</text:p>
      <text:p text:style-name="P7"><text:soft-page-break/>В списке параметров также указываются реквизиты редактируемого объекта. </text:p>
      <text:p text:style-name="P1"><text:span text:style-name="T9">В качестве ключа необходимо указывать </text:span>ID <text:span text:style-name="T9">реквизита.</text:span></text:p>
      <text:p text:style-name="P1"><text:span text:style-name="T9">Указывать необходимо только те реквизиты, которые подлежат изменению. Для записей контракта нет смысла указывать параметр «Дата и время записи», т. к. он не редактируется пользователем. Для словарей также нет смысла указывать параметр </text:span>owner, <text:span text:style-name="T9">поскольку нельзя менять родителя словаря.</text:span></text:p>
      <text:p text:style-name="P7"/>
      <text:p text:style-name="P9">Пример запроса:</text:p>
      <text:p text:style-name="Standard"><text:span text:style-name="T9">http://</text:span><text:span text:style-name="T1">42.hq.f-trade.ru</text:span><text:span text:style-name="T9">/api/</text:span><text:span text:style-name="T1">edit</text:span><text:span text:style-name="T9">-object?class_id=111&amp;112=</text:span><text:span text:style-name="T1">uuu</text:span><text:span text:style-name="T9">&amp;location=dict</text:span><text:span text:style-name="T1">&amp;code=8</text:span></text:p>
      <text:p text:style-name="P7"/>
      <text:p text:style-name="P7"/>
      <text:h text:style-name="Heading_20_2" text:outline-level="2"><text:bookmark-start text:name="__RefHeading___Toc2007_1743554508"/><text:span text:style-name="T1">remove-</text:span>object<text:bookmark-end text:name="__RefHeading___Toc2007_1743554508"/></text:h>
      <text:p text:style-name="P1"/>
      <text:p text:style-name="P9">Адрес вызова функции:</text:p>
      <text:p text:style-name="P7">http://<text:span text:style-name="T1">42.hq.f-trade.ru</text:span>/api/<text:span text:style-name="T1">remove</text:span>-object</text:p>
      <text:p text:style-name="P7"/>
      <text:p text:style-name="P9">Передаваемые параметры:</text:p>
      <text:p text:style-name="P9"/>
      <text:p text:style-name="P7">а. Обязательные параметры:</text:p>
      <text:p text:style-name="P1"><text:span text:style-name="T46">class_id </text:span>– <text:span text:style-name="T9">класс вызываемого объекта,</text:span></text:p>
      <text:p text:style-name="P1"><text:span text:style-name="T46">location</text:span> – <text:span text:style-name="T9">размещение вызываемого объекта в БД. Для справочников необходимо указать </text:span><text:span text:style-name="T46">table</text:span>, <text:span text:style-name="T9">для контрактов — </text:span>contract, <text:span text:style-name="T9">для словарей — </text:span>dict.</text:p>
      <text:p text:style-name="P7"/>
      <text:p text:style-name="P7">б. Опциональные параметры:</text:p>
      <text:p text:style-name="P1"><text:span text:style-name="T46">forced </text:span>– <text:span text:style-name="T9">Принудительное удаление. Укажите этот параметр только в том случае, когда во что бы то ни стало нужно удалить объект. С указанием этого параметра выполняется небезопасное удаление. Система удалит объект вне зависимости от того, есть ли у него дочерние элементы. Под дочерними элементами полагают другие объекты, ссылающиеся на него. Подчиненные словари к таковым не относятся. Они являются наборами свойств объекта, поэтому в любом случае каскадно удаляются. Значение параметра не играет роли, его даже можно оставить пустым. Если система видит параметр </text:span>forced, <text:span text:style-name="T9">то выполняет небезопасное удаление.</text:span></text:p>
      <text:p text:style-name="P7"/>
      <text:p text:style-name="P9">Пример запроса:</text:p>
      <text:p text:style-name="Standard"><text:span text:style-name="T9">http://</text:span><text:span text:style-name="T1">42.hq.f-trade.ru</text:span><text:span text:style-name="T9">/api/</text:span><text:span text:style-name="T1">remove</text:span><text:span text:style-name="T9">-object?class_id=111&amp;location=dict&amp;</text:span><text:span text:style-name="T1">code=8&amp;forced=</text:span></text:p>
      <text:p text:style-name="P7"/>
      <text:h text:style-name="P68" text:outline-level="2"><text:bookmark-start text:name="__RefHeading___Toc2686_1639336988"/>get-object<text:bookmark-end text:name="__RefHeading___Toc2686_1639336988"/></text:h>
      <text:p text:style-name="P7">Возвращает объект в формате <text:span text:style-name="T1">JSON </text:span>со всеми существующими дочерними объектами — словарями, массивами.</text:p>
      <text:p text:style-name="P7"/>
      <text:p text:style-name="P9">Адрес вызова функции:</text:p>
      <text:p text:style-name="P7">http://<text:span text:style-name="T1">42.hq.f-trade.ru</text:span>/api/<text:span text:style-name="T1">get</text:span>-object</text:p>
      <text:p text:style-name="P7"/>
      <text:p text:style-name="P9">Передаваемые параметры:</text:p>
      <text:p text:style-name="P9"/>
      <text:p text:style-name="P7">а. Обязательные параметры:</text:p>
      <text:p text:style-name="P1"><text:span text:style-name="T46">class_id </text:span>– <text:span text:style-name="T9">класс вызываемого объекта,</text:span></text:p>
      <text:p text:style-name="P1"><text:span text:style-name="T46">code</text:span> – <text:span text:style-name="T9">код вызываемого объекта</text:span></text:p>
      <text:p text:style-name="P7"/>
      <text:p text:style-name="P7">б. Опциональные параметры:</text:p>
      <text:p text:style-name="P1"><text:span text:style-name="T46">location</text:span> – <text:span text:style-name="T9">размещение вызываемого объекта в БД. Для справочников необходимо указать </text:span><text:span text:style-name="T46">table</text:span>, <text:span text:style-name="T9">для контрактов — </text:span>contract, <text:span text:style-name="T9">для словарей — </text:span>dict. <text:span text:style-name="T9">Если параметр не указан — то будет использовано значение по умолчанию - </text:span>table</text:p>
      <text:p text:style-name="P3"/>
      <text:p text:style-name="P7"/>
      <text:p text:style-name="P9">Пример запроса:</text:p>
      <text:p text:style-name="Standard"><text:bookmark text:name="im-message-2540170"/><text:a xlink:type="simple" xlink:href="http://42.hq.f-trade.ru/api/get-object?code=33&amp;class_id=626" office:target-frame-name="_blank" xlink:show="new" text:style-name="Internet_20_link" text:visited-style-name="Visited_20_Internet_20_Link">http://42.hq.f-trade.ru/api/get-object?code=33&amp;class_id=626</text:a><text:span text:style-name="T1"> </text:span></text:p>
      <text:p text:style-name="P1"/>
      <text:h text:style-name="P68" text:outline-level="2"><text:bookmark-start text:name="__RefHeading___Toc3163_1385897645"/>get-object-<text:span text:style-name="T1">list</text:span><text:bookmark-end text:name="__RefHeading___Toc3163_1385897645"/></text:h>
      <text:p text:style-name="P7">Возвращает объект в формате <text:span text:style-name="T1">JSON </text:span>со всеми существующими дочерними объектами — словарями, массивами.</text:p>
      <text:p text:style-name="P7"/>
      <text:p text:style-name="P9">Адрес вызова функции:</text:p>
      <text:p text:style-name="P7">http://<text:span text:style-name="T1">42.hq.f-trade.ru</text:span>/api/<text:span text:style-name="T1">get</text:span>-object-<text:span text:style-name="T1">list</text:span></text:p>
      <text:p text:style-name="P7"/>
      <text:p text:style-name="P9">Передаваемые параметры:</text:p>
      <text:p text:style-name="P9"/>
      <text:p text:style-name="P7">а. Обязательные параметры:</text:p>
      <text:p text:style-name="P1"><text:span text:style-name="T46">class_id </text:span>– <text:span text:style-name="T9">класс вызываемого объекта,</text:span></text:p>
      <text:p text:style-name="P7"/>
      <text:p text:style-name="P7">б. Опциональные параметры:</text:p>
      <text:p text:style-name="P1"><text:span text:style-name="T46">location</text:span> – <text:span text:style-name="T9">размещение вызываемого объекта в БД. Для справочников необходимо указать </text:span><text:span text:style-name="T48">table</text:span>, <text:span text:style-name="T9">для контрактов — </text:span>contract, <text:span text:style-name="T9">для словарей — </text:span>dict. <text:span text:style-name="T9">Если параметр не указан — то будет использовано значение по умолчанию — </text:span>table.</text:p>
      <text:p text:style-name="P1"><text:span text:style-name="T46">condition</text:span> – <text:span text:style-name="T9">условие отбора объектов. Строковое значение с обязательным синтаксисом:</text:span></text:p>
      <text:p text:style-name="P4"><text:span text:style-name="T78">&lt;</text:span><text:span text:style-name="T43">ID_</text:span><text:span text:style-name="T45">параметра_класса</text:span><text:span text:style-name="T78">&gt;&lt;</text:span><text:span text:style-name="T45">знак_логического_сравнения</text:span><text:span text:style-name="T78">&gt;&lt;</text:span><text:span text:style-name="T45">сравниваемое_значение</text:span><text:span text:style-name="T78">&gt;</text:span></text:p>
      <text:p text:style-name="P23"/>
      <text:p text:style-name="P19"><text:tab/>ID_<text:span text:style-name="T9">параметра_класса — </text:span><text:span text:style-name="T11">целое число.</text:span></text:p>
      <text:p text:style-name="P19"><text:span text:style-name="T9"><text:tab/>знак_логического_сравнения — </text:span><text:span text:style-name="T11">символы. Далее приведены <text:s/>эти символы и их <text:tab/>расшифровка:</text:span></text:p>
      <text:p text:style-name="P19"><text:span text:style-name="T11"><text:tab/></text:span><text:span text:style-name="T48">eq – </text:span><text:span text:style-name="T11">равно, </text:span><text:span text:style-name="T48">ne – </text:span><text:span text:style-name="T11">неравно, </text:span><text:span text:style-name="T48">gt – </text:span><text:span text:style-name="T11">больше, </text:span><text:span text:style-name="T48">lt – </text:span><text:span text:style-name="T11">меньше, </text:span><text:span text:style-name="T48">ge – </text:span><text:span text:style-name="T11">больше либо равно, </text:span></text:p>
      <text:p text:style-name="P19"><text:span text:style-name="T11"><text:tab/></text:span><text:span text:style-name="T48">le – </text:span><text:span text:style-name="T11">меньше либо равно</text:span></text:p>
      <text:p text:style-name="P18"><text:span text:style-name="T9"><text:tab/>сравниваемое_значение — </text:span><text:span text:style-name="T11">число или строка. С этим значением будут сравниваться <text:tab/>значения параметров объектов и т.о. отбираться в результирующий список.</text:span></text:p>
      <text:p text:style-name="P18"><text:span text:style-name="T11">Если Вам необходимо передать несколько условий, то передавайте в виде отдельных параметров </text:span><text:span text:style-name="T48">condition. </text:span><text:span text:style-name="T11">Система учтет их все.</text:span></text:p>
      <text:p text:style-name="P1"><text:span text:style-name="T46">logic_connector </text:span>– <text:span text:style-name="T9">знак логической операции между условиями - «</text:span>or<text:span text:style-name="T9">» либо «</text:span>and<text:span text:style-name="T9">». Указать необходимо один раз. Он применится ко всем условиям. По умолчанию ставится знак «</text:span>and<text:span text:style-name="T9">».</text:span></text:p>
      <text:p text:style-name="P3">num_objects - <text:span text:style-name="T75">количество возвращаемых объектов. Если список большой, то его <text:tab/>можно ограничить, выводя лишь первые </text:span><text:span text:style-name="T76">n </text:span><text:span text:style-name="T75">объектов.</text:span></text:p>
      <text:p text:style-name="P5"><text:span text:style-name="T77">page</text:span><text:span text:style-name="T76"> – </text:span><text:span text:style-name="T75">номер страницы. Работает только в связке с параметром </text:span><text:span text:style-name="T76">num_object</text:span><text:span text:style-name="T75">. Если пользователь ограничивает количество выводимых объектов, то список условно разбивается на страницы, на каждой из которой находятся <text:s/></text:span><text:span text:style-name="T77">num_objects </text:span><text:span text:style-name="T75">объектов. Параметр </text:span><text:span text:style-name="T76">page </text:span><text:span text:style-name="T75">уточняет, какую именно страницу пользователю необходимо указать.</text:span></text:p>
      <text:p text:style-name="P7"/>
      <text:p text:style-name="P7"/>
      <text:p text:style-name="P9">Пример запроса:</text:p>
      <text:p text:style-name="Standard"><text:bookmark text:name="im-message-254017019"/><text:span text:style-name="T1">api/get-object-list?class_id=131&amp;condition=135le18&amp;condition=135gt80&amp;logic_connector=or</text:span></text:p>
      <text:p text:style-name="P1">&amp;num_objects=5&amp;page=2</text:p>
      <text:p text:style-name="P1"/>
      <text:p text:style-name="P9">Пример результата ответа:</text:p>
      <text:p text:style-name="P7"/>
      <text:p text:style-name="P31">[</text:p>
      <text:p text:style-name="P31">{"code": 9, "parent_structure": 131, "type": "table", "132": {"id": 1554, "name": "Наименование", "type": "string", "value": "йота"}, "133": {"id": 1555, "name": "Символьный код", "type": "string", "value": "YTA"}, "134": {"id": 1912, "name": "Цифровой код", "type": "float", "value": "951"}, "135": {"id": 1556, "name": "Курс", "type": "float", "value": "16"}, "137": {"id": 1667, "name": "Дата обновления", "type": "datetime", "value": "2022-06-30T11:23"}}, </text:p>
      <text:p text:style-name="P31">{"code": 7, "parent_structure": 131, "type": "table", "132": {"id": 1551, <text:soft-page-break/>"name": "Наименование", "type": "string", "value": "зайчик"}, "133": {"id": 1552, "name": "Символьный код", "type": "string", "value": "ZCK"}, "134": {"id": 1782, "name": "Цифровой код", "type": "float", "value": "34"}, "135": {"id": 1553, "name": "Курс", "type": "float", "value": "88"}, "137": {"id": 1783, "name": "Дата обновления", "type": "datetime", "value": "1966-03-23T00:58"}},</text:p>
      <text:p text:style-name="P31">{"code": 5, "parent_structure": 131, "type": "table", "132": {"id": 1548, "name": "Наименование", "type": "string", "value": "тугрик"}, "133": {"id": 1549, "name": "Символьный код", "type": "string", "value": "TRK"}, "135": {"id": 1550, "name": "Курс", "type": "float", "value": "18"}},</text:p>
      <text:p text:style-name="P31">{"code": 1, "parent_structure": 131, "type": "table", "132": {"id": 385, "name": "Наименование", "type": "string", "value": "Российский рубль"}, "133": {"id": 386, "name": "Символьный код", "type": "string", "value": "RUB"}, "134": {"id": 387, "name": "Цифровой код", "type": "float", "value": "643"}, "135": {"id": 388, "name": "Курс", "type": "float", "value": "1"}, "198": {"id": 531, "name": "коэффициент", "type": "float", "value": "1"}}]</text:p>
      <text:p text:style-name="P34"/>
      <text:p text:style-name="P7"/>
      <text:h text:style-name="P67" text:outline-level="1"><text:bookmark-start text:name="__RefHeading___Toc2688_1639336988"/>Контракты<text:bookmark-end text:name="__RefHeading___Toc2688_1639336988"/></text:h>
      <text:p text:style-name="P39">Контракты — это объект системы неразрывно связанный с понятием тех процесса и бизнес-правилом. Обеспечивает манипуляцию объектами учета по алгоритму бизнес-процесса.</text:p>
      <text:p text:style-name="P39"/>
      <text:p text:style-name="P39"/>
      <text:p text:style-name="P39">В части полей (реквизитов) — обладает теми же свойствами что и обычный Справочник.</text:p>
      <text:p text:style-name="P39">Основным отличием является то — что заголовок контракта несет несколько дополнительных реквизитов.</text:p>
      <text:p text:style-name="P39"/>
      <text:h text:style-name="Heading_20_2" text:outline-level="2">Описание Тех. процесса.</text:h>
      <text:p text:style-name="P39">Тех. процесс обычно изображается как ящик, с входящими данными — модулем обработки и выходными данными.</text:p>
      <text:p text:style-name="P39"><draw:frame draw:style-name="fr8" draw:name="graphics42" text:anchor-type="paragraph" svg:width="8.601cm" svg:height="2.992cm" draw:z-index="41"><draw:image xlink:href="Pictures/200000070000219800000BAFA238121E.svm" xlink:type="simple" xlink:show="embed" xlink:actuate="onLoad"/></draw:frame></text:p>
      <text:p text:style-name="P39">В нашей системе элементарный тех процесс (контракт) выглядит так</text:p>
      <text:p text:style-name="P39"><draw:frame draw:style-name="fr1" draw:name="graphics48" text:anchor-type="paragraph" svg:width="10.393cm" svg:height="7.44cm" draw:z-index="50"><draw:image xlink:href="Pictures/200000070000454000003060080063D0.svm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>Подробнее обработка <text:span text:style-name="T1">Delay </text:span>выглядит так.</text:p>
      <text:p text:style-name="P39"><draw:frame draw:style-name="fr2" draw:name="graphics52" text:anchor-type="paragraph" svg:width="17cm" svg:height="18.33cm" draw:z-index="51"><draw:image xlink:href="Pictures/20000007000051F60000585FC5EDDCC1.svm" xlink:type="simple" xlink:show="embed" xlink:actuate="onLoad"/></draw:frame></text:p>
      <text:p text:style-name="P45">Fact – <text:span text:style-name="T9">выполняется аналогично.</text:span></text:p>
      <text:p text:style-name="P45">Delay <text:span text:style-name="T9">и </text:span>Fact – <text:span text:style-name="T9">это место хранения объектов. Объекты, попадающие в </text:span>Delay <text:span text:style-name="T9">или </text:span>Fact <text:span text:style-name="T9">стараются перейти по техпроцессу дальше из </text:span>Delay <text:span text:style-name="T9">в </text:span>Fact <text:span text:style-name="T9">и наоборот, если такие свойства контракта определены. </text:span></text:p>
      <text:p text:style-name="P45"><text:span text:style-name="T9">Для того чтобы перейти к проверке условий контракта (</text:span>Buissiness Rules<text:span text:style-name="T9">), нужно привести объект к той же размерности, какая указана в контракте. К примеру мы не можем проверить условие Деньги</text:span>&lt;<text:span text:style-name="T9">Товары без уточнений. Для этих целей используется </text:span>Link Map (<text:span text:style-name="T9">таблица маршрутизации преобразований</text:span>).<text:span text:style-name="T9"> </text:span></text:p>
      <text:p text:style-name="P45"><text:soft-page-break/><text:span text:style-name="T9">Если условие в </text:span>Buissiness Rules (<text:span text:style-name="T9">Бизнес-правило, оно же условие контракта — выполняется</text:span>), <text:span text:style-name="T9">то объект может отобразить свои данные с помощью триггера на другие контракты. Если не выполняется — то процесс идет назад и на выход отправляется ошибка с данными о причинах невозможности выполнения. Причем, в истории должна появится информация — о причинах невозможности выполнения, как и информация о успешном выполнении тригера.</text:span></text:p>
      <text:p text:style-name="P39"/>
      <text:p text:style-name="P45"><text:span text:style-name="T9">Объект не разрушается, просто он проходя по системе должен оставлять следы. Смысл в том, чтобы объекты попадая в контракт — становились видимыми «замороженными» во времени, до того момента, когда не прийдет событие. Это можно представить себе как мы берем шарик для пин-понга — это наш единичный объект, а потом кладем его в какую-то «пластиковую» корзину. Вытаскиваем шарик из корзины. Фиксируем время на блокноте прихода и ухода шарика. В данном случае <text:s/>Корзина — это наш контракт. Это часть называется </text:span>Fact<text:span text:style-name="T9">. Что такое </text:span>Delay? <text:span text:style-name="T9">Запишем себе в ежедневник — положить завтра шарик в корзину, а завтра следуя напоминанию — кладем его туда. </text:span>Delay – <text:span text:style-name="T9">это задача которую надо выполнить — запрос, другими словами. </text:span>Fact – <text:span text:style-name="T9">это ответ при завершении задачи. Тут вроде все понятно. Но вот странно конечно выглядят ситуации — когда ты без задания кидаешь шарик в корзину, но в качестве развлечения — это нормально (переносим в качестве оптимизации товары по складу, потому что так удобнее искать). Мы породили </text:span>Fact <text:span text:style-name="T9">того, что шарик там. Что же отправить в </text:span>delay? <text:span text:style-name="T9">В </text:span>Delay <text:span text:style-name="T9">мы отправляем информацию — о том что был запрос на помещение шарика в корзину, который случился после </text:span>fact. <text:span text:style-name="T9">Потому как желание швырнуть шарик было — и это был запрос, который через систему не проходил, но раз факт появился — значит и запрос был.</text:span></text:p>
      <text:p text:style-name="Text_20_body"><text:span text:style-name="T9">Контракт имеет разные варианты существования. Контракт может быть </text:span><text:span text:style-name="T12">постоянным</text:span><text:span text:style-name="T9"> (условно) — как та же корзина, существует пока пластик не рассыпется, и не прийдет в негодность. Может существовать </text:span><text:span text:style-name="T12">кратко</text:span><text:span text:style-name="T9">, например мы наш шарик завернули в упаковочную бумагу, а потом после разворачивания — бумагу выбросили. Может быть </text:span><text:span text:style-name="T12">ограниченным по условию</text:span><text:span text:style-name="T9">, когда мы корзину взяли — но обещали вернуть, например через время.</text:span></text:p>
      <text:p text:style-name="P39"/>
      <text:p text:style-name="P39">Примеры постоянного контракта — В компании есть сейф. И он без форс-мажора не может быть уничтожен. Сейф используется для хранения. Его можно выбирать в интерфейсе постоянно, без опасения того — что он завтра не окажется в архиве, пустой и разобранный.</text:p>
      <text:p text:style-name="P40">Сейчас в системе работает только этот вид контракта.</text:p>
      <text:p text:style-name="P39"/>
      <text:p text:style-name="P39">Пример Ограниченного по условию контракта. Есть договор на складское помещение, условием которого является ограничение по дате, без возможности пролонгирования. Мы должны будем вывезти все — что складировали до этой даты. Также в условии могут быть прописаны разные экзотические условия — типа не хранить очень тяжелые предметы, или чтобы они не высыпались из окон.</text:p>
      <text:p text:style-name="Text_20_body"><text:span text:style-name="T9">При Наступлении условий контракта (</text:span><text:span text:style-name="T10">формула должна иметь булевое значение</text:span><text:span text:style-name="T9">) — вход в контракт блокируется. Работает только на выход. Контракт будет ждать своего закрытия автоматически, до тех пор, пока все объекты учета контракта не уйдут.</text:span></text:p>
      <text:p text:style-name="P39">Пример краткого контракта — мы отдали курьеру товар. Курьер довез товар до адреса и отчитался — о доставке. Контракт исполнился, товар переместился клиенту. Контракт сразу был передан в архив для истории (аналитики). </text:p>
      <text:p text:style-name="P39"/>
      <text:p text:style-name="P39">Рассмотрим пример контракта который часто используется при продаже товара (Чек — мгновенная продажа). Введем только несколько упрощений. Товар у нас есть на в торговом <text:soft-page-break/>зале, оплата будет наличными через кассу.</text:p>
      <text:p text:style-name="P45"/>
      <text:p text:style-name="P45">Usecase:</text:p>
      <text:list xml:id="list3113543861390759995" text:style-name="L2">
        <text:list-item>
          <text:p text:style-name="P69">клиент берет с полки неоплаченный товар, и (возможно) запоминает цену,</text:p>
        </text:list-item>
        <text:list-item>
          <text:p text:style-name="P69">приносит его на кассу,</text:p>
        </text:list-item>
        <text:list-item>
          <text:p text:style-name="P69">кассир подтвержает стоимость</text:p>
        </text:list-item>
        <text:list-item>
          <text:p text:style-name="P69">формирует документ об одновременной оплате и отгрузке (чек)</text:p>
        </text:list-item>
        <text:list-item>
          <text:p text:style-name="P69">Клиент уходит с оплаченным товаром. </text:p>
        </text:list-item>
      </text:list>
      <text:p text:style-name="P39"/>
      <text:p text:style-name="P39">Разберем пример. Тут как минимум два техпроцесса — складской и кассовый. Со склада товар ушел, и его денежный аналог пришел в кассу. Есть параллельный техпроцесс получения прибыли, но в рамках данного <text:s/>примера рассматривать его не будем. Есть еще тех процесс формирования чека на кассовом аппарате, и возможно еще... но рассмотрим два явных.</text:p>
      <text:p text:style-name="P39">Тех Процесс Чека можно описать формулой объектов <text:span text:style-name="T46"><text:s/>деньги - товар = 0</text:span>. (в общем виде формула конечно сложнее, но нам это сейчас не так интересно)</text:p>
      <text:p text:style-name="P39">Конечно нельзя два разнотипных объекта так вычитать, поэтому для таких техпроцессов нужно вводить либо метрику оценки, либо типизировать деньги как товары (для этих целей как раз и нужен <text:span text:style-name="T1">link map c </text:span>возможностью не только жесткого соответствия но и с <text:span text:style-name="T1">eval </text:span>функциями). </text:p>
      <text:p text:style-name="P39">Первый вариант предполагает наличие у товара есть реквизит Цена. И тогда можно умножив количество на цену — получить число — и также поступить и с деньгами.</text:p>
      <text:p text:style-name="P39">Второй вариант — вводить у денег реквизит Товар — и тогда можно получить список оплаченных товаров.</text:p>
      <text:p text:style-name="P39">Создадим такой пример в нашей системе.</text:p>
      <text:p text:style-name="P39"><draw:frame draw:style-name="fr4" draw:name="graphics43" text:anchor-type="paragraph" svg:x="0.381cm" svg:y="0.148cm" svg:width="5.819cm" svg:height="6.188cm" draw:z-index="42"><draw:image xlink:href="Pictures/200000070000323C00003E53A2A74A88.svm" xlink:type="simple" xlink:show="embed" xlink:actuate="onLoad"/></draw:frame><draw:frame draw:style-name="fr4" draw:name="graphics44" text:anchor-type="paragraph" svg:x="6.9cm" svg:y="0cm" svg:width="8.61cm" svg:height="6.481cm" draw:z-index="43"><draw:image xlink:href="Pictures/2000000700006DC400004FCB14FC73AD.svm" xlink:type="simple" xlink:show="embed" xlink:actuate="onLoad"/></draw:frame></text:p>
      <text:p text:style-name="P39"/>
      <text:p text:style-name="P39"/>
      <text:p text:style-name="P45"><draw:frame draw:style-name="fr4" draw:name="graphics45" text:anchor-type="paragraph" svg:x="0.36cm" svg:y="0.146cm" svg:width="10.285cm" svg:height="7.713cm" draw:z-index="44"><draw:image xlink:href="Pictures/2000000700006CA10000411E07C329E8.svm" xlink:type="simple" xlink:show="embed" xlink:actuate="onLoad"/></draw:frame><text:soft-page-break/></text:p>
      <text:p text:style-name="P39">Создадим новый объект контракта... Добавим товары — которые нужно списать, и деньги которые нам оплатили</text:p>
      <text:p text:style-name="P39"><draw:frame draw:style-name="fr1" draw:name="graphics46" text:anchor-type="paragraph" svg:width="16.194cm" svg:height="4.648cm" draw:z-index="45"><draw:image xlink:href="Pictures/2000000700005DF2000033E3DB77B37F.svm" xlink:type="simple" xlink:show="embed" xlink:actuate="onLoad"/></draw:frame> </text:p>
      <text:p text:style-name="P40">Тут есть пара косяков — шаблон ДатаВремя, и <text:span text:style-name="T1">eval </text:span>в массиве в контрактах не работает. И соответственно не хватает Типа контракта - Ограничен по условию. Обычно возвраты могут происходить в течении кассового дня. Или вообще Краткосрочности такого контракта</text:p>
      <text:p text:style-name="P39">В таких контрактах — деньги это другой объект и поэтому условие контракта можно записать так. </text:p>
      <text:p text:style-name="P39">Добавим его как реквизит контракта</text:p>
      <text:p text:style-name="P39">if [[contract.197.f198eq[[code]].206]] = [[contract.199.f200eq[[code]].205]]:</text:p>
      <text:p text:style-name="P39"><text:s text:c="4"/>result = "ok"</text:p>
      <text:p text:style-name="P39">else:</text:p>
      <text:p text:style-name="P39"><text:s text:c="4"/>result = "contract error"</text:p>
      <text:p text:style-name="P40">Такая запись не работает, как и такая</text:p>
      <text:p text:style-name="P39">if [[contract.197.f198eq1.206]] = [[contract.199.f200eq1.205]]: </text:p>
      <text:p text:style-name="P39"><text:s text:c="4"/>result = "ok"</text:p>
      <text:p text:style-name="P39">else:</text:p>
      <text:p text:style-name="P41"><text:s text:c="4"/>result = "contract error"</text:p>
      <text:p text:style-name="P33">Вызывает ошибку - Field 'code' expected a number but got 'f198eq1'.</text:p>
      <text:p text:style-name="P41"><text:soft-page-break/>Временновыкрутимся</text:p>
      <text:p text:style-name="P41">if [[contract.197.1.206]] == [[contract.199.1.205]]+[[contract.199.2.205]]:</text:p>
      <text:p text:style-name="P41"><text:s text:c="4"/>result = "ok"</text:p>
      <text:p text:style-name="P41">else:</text:p>
      <text:p text:style-name="P41"><text:s text:c="4"/>result = "contract error"</text:p>
      <text:p text:style-name="P41"><draw:frame draw:style-name="fr4" draw:name="graphics47" text:anchor-type="paragraph" svg:x="0.323cm" svg:y="0.081cm" svg:width="9.708cm" svg:height="6.228cm" draw:z-index="46"><draw:image xlink:href="Pictures/20000007000051720000298DC4AC6D1B.svm" xlink:type="simple" xlink:show="embed" xlink:actuate="onLoad"/></draw:frame></text:p>
      <text:p text:style-name="P40">Еще одна ошибка — при обновлении страницы — все еще создается новый объект</text:p>
      <text:list xml:id="list4850804954625798664" text:style-name="L3">
        <text:list-header>
          <text:p text:style-name="P70">Условие <text:s text:c="2"/>чека выполнено. Товар попал в техпроцесс Товары в чеке, Деньги попали в тех процесс Деньги по чеку. Условие выполнилось. Контракт можно передать в Историю.</text:p>
        </text:list-header>
      </text:list>
      <text:p text:style-name="P40">Но здесь пока никак нельзя указать -что деньги то надо оприходовать в кассу, а товар нужно списать со склада.</text:p>
      <text:p text:style-name="P41">Теперь стоит вспомнить о том — что существует такая штука как <text:span text:style-name="T1">Delay </text:span>и <text:span text:style-name="T1">Fact</text:span></text:p>
      <text:p text:style-name="P41">Так вот... <text:span text:style-name="T1">Delay —</text:span> это свойство контракта которое сообщает нам что чек — который у нас есть в примере — еще ничего не сделал. В 1С для этой цели сформированный документ нужно «Провести». У них для этой цели нужно написать код, который «двигает» регистры и прочие объекты системы.</text:p>
      <text:p text:style-name="P41">Мы можем пойти тем-же путем, но код сопоставления трансляции реквизитов одного объекта в другой — слишком загромождает систему. Поэтому нам понадобится массив реквизитов трансляции <text:span text:style-name="T1">(Link Map)</text:span> из <text:span text:style-name="T1">delay </text:span>в <text:span text:style-name="T1">Fact</text:span></text:p>
      <text:p text:style-name="P41">На что еще нужно обратить внимание. Контракт так или иначе может находится в разных стадиях — Обычные стадии — <text:span text:style-name="T1">Draft</text:span> <text:span text:style-name="T1">→ Delay → <text:s/>Fact → Cancel. <text:s/></text:span><text:span text:style-name="T57">Первую и последнюю стадии надо бы еще обсудить.</text:span> Когда контракт находится в <text:span text:style-name="T1">Draft – </text:span>тогда его можно удалять без опасений что он как-то может повлиять на систему. Начали оформлять Контракт, но его необходимость отпала, значит его можно удалять. Контракт из <text:span text:style-name="T1">Draft </text:span>можно перевести в <text:span text:style-name="T1">Delay </text:span>свободно, и назад вернуть в <text:span text:style-name="T1">Draft, </text:span>но контракт в <text:span text:style-name="T1">Delay </text:span>уже удалять нельзя. Технически возможно, но данные — которые находятся в <text:span text:style-name="T1">Delay </text:span>уже могут использоваться для анализа предварительных данных. Для перевода в <text:span text:style-name="T1">Fact </text:span>понадобится подписать контракт, это гарантирует целостность контракта от изменений. Еще одним дополнительным условием для перевода контракта в <text:span text:style-name="T1">Fact – </text:span>является выполнение условий контракта.</text:p>
      <text:p text:style-name="P41"/>
      <text:p text:style-name="P41"/>
      <text:p text:style-name="P41"/>
      <text:p text:style-name="P43"><text:soft-page-break/>Проведем исследование с отладкой.</text:p>
      <text:p text:style-name="P41"/>
      <text:p text:style-name="P41">Попробуем разобрать ситуацию с чеком. Чек вроде бы контракт Краткий (краткосрочный), но что тут напрягает — товары в чеке — должны списаться со склада сразу - <text:s/>должны быть переведены в <text:span text:style-name="T1">Fact</text:span>, а деньги должны лежать в денежном ящике — до операции инкассации, тут явный <text:span text:style-name="T1">Delay. </text:span>Но вообще говоря — это не так. Деньги в по чеку — и деньги в Кассе — это разные тех процессы.</text:p>
      <text:p text:style-name="P41">Тех процесс чека выглядит так</text:p>
      <text:p text:style-name="P46">Delay <text:span text:style-name="T9">Товар — нужно списать товар со склада (торгового зала)</text:span></text:p>
      <text:p text:style-name="P46">Delay <text:span text:style-name="T9">Деньги — нужно оприходовать деньги (забрать у клиента и положить их в денежный ящик)</text:span></text:p>
      <text:p text:style-name="P41">Когда выполняется условие контракта — деньги (транзакции) в чеке = сумме товаров в чеке, кассир (или автоматически — с помощью события принтера чека) переводит чек в состояние <text:span text:style-name="T1">Fact (</text:span>пробивает чек в ККМ — аналог подписи<text:span text:style-name="T1">). </text:span>В момент перевода чека из состояния <text:span text:style-name="T1">Delay </text:span>в <text:span text:style-name="T1">Fact – </text:span>смотрим в таблицу сопоставления реквизитов контракта <text:span text:style-name="T1">(Link Map) – </text:span>и пытаемся создать в связанных контрактах записи.</text:p>
      <text:p text:style-name="P41">И в итоге Получаем </text:p>
      <text:p text:style-name="P41"><text:span text:style-name="T1">Fact </text:span>Товар <text:s/>- Списан товар по чеку — Тригер по складу (торговому залу)</text:p>
      <text:p text:style-name="P46">Fact <text:span text:style-name="T9">Деньги — Деньги положены в денежный ящик (Тригер по Кассе предприятия). </text:span></text:p>
      <text:p text:style-name="P41"/>
      <text:p text:style-name="P41">Теперь вопрос. Что делать — если нет контракта, (он может быть закрыт) тогда нужно создавать <text:span text:style-name="T1"><text:s/></text:span>новый контракт по параметрам из объекта — который порождает движения. Если контракт закрыт, но с него пытаемся что-то списать — то возвращаем ошибку — и перевести в состояние <text:span text:style-name="T1">Fact </text:span>будет нельзя, но есть и исключения. Касса должна списать товар — который подбирается в чек — и списать товар в «минус». Это должно быть свойством <text:span text:style-name="T1">Link Map, </text:span>также как и алгоритм списания (<text:span text:style-name="T1">fifo, lifo, </text:span>среднее), а также формула преобразования. Бывают ситуации когда нужно создать запись типа -1*сумму, или курс*сумму, или итог массива.</text:p>
      <text:p text:style-name="P41"/>
      <text:p text:style-name="P41"/>
      <text:p text:style-name="P41"/>
      <text:p text:style-name="P41">Попробуем реализовать тригер по товару.</text:p>
      <text:p text:style-name="P41">params = {'19':[[201.code]],'20':[[203]]}</text:p>
      <text:p text:style-name="P41">new_obj = create_object(16,1,location='contract',source={'class_id':197,'code':[[code]],'location':'contract'},params)</text:p>
      <text:p text:style-name="P41">params_edit = {'227':new_obj.code}</text:p>
      <text:p text:style-name="P41">edit_object(197,[[code]],1,location='contract',source={'class_id':197,'code':[[code]],'location':'contract'},params_edit)</text:p>
      <text:p text:style-name="P41">result = 'ok'</text:p>
      <text:p text:style-name="P41">получили несколько ошибок в первой части. </text:p>
      <text:p text:style-name="P40">Также появилась необходимость в программном получении <text:span text:style-name="T1">ID </text:span>класса</text:p>
      <text:p text:style-name="P41">params = {'17':[[code]],'19':[[201.code]],'20':[[203]]}</text:p>
      <text:p text:style-name="P41">source = {'class_id':197,'code':[[code]],'location':'contract'}</text:p>
      <text:p text:style-name="P41"><text:soft-page-break/>new_obj = <text:span text:style-name="T18">api_funs.</text:span>create_object(16,1,'contract',source,**params)</text:p>
      <text:p text:style-name="P41">result = str(new_obj)</text:p>
      <text:p text:style-name="P40">В истории нет данных о создании записи, если пользователя с таким <text:span text:style-name="T1">ID </text:span>не найдено. (такие функции должны быть достаточно жесткими — по отношению к параметру пользователя)</text:p>
      <text:p text:style-name="P40">Нет возможности получения <text:span text:style-name="T1">ID </text:span>текущего пользователя. Единственный источник данных о пользователе — находится в истории. - исправлено <text:span text:style-name="T5">[[user_id]] – </text:span><text:span text:style-name="T58">возвращает </text:span><text:span text:style-name="T5">id </text:span><text:span text:style-name="T58">пользователя</text:span></text:p>
      <text:p text:style-name="Text_20_body"><text:span text:style-name="T10">Результатом функции является какой-то </text:span><text:span text:style-name="T2">QuerySet </text:span><text:span text:style-name="T51">[&lt;ContractCells: ContractCells object (None)&gt;, &lt;ContractCells: ContractCells object (None)&gt;, &lt;ContractCells: ContractCells object (None)&gt;, &lt;ContractCells: ContractCells object (None)&gt;]</text:span><text:span text:style-name="T1"> </text:span></text:p>
      <text:p text:style-name="P40">Хотя в этом случае хочется получить созданный объект</text:p>
      <text:p text:style-name="P40"/>
      <text:p text:style-name="P41">Итоговый триггер выглядит так</text:p>
      <text:p text:style-name="P41">if str([[227]]):</text:p>
      <text:p text:style-name="P41"><text:tab/>params = {'17':[[code]],'19':[[201.code]],'20':[[203]]}</text:p>
      <text:p text:style-name="P41"><text:tab/>source = {'class_id':197,'code':[[code]],'location':'contract'}</text:p>
      <text:p text:style-name="P41"><text:tab/>new_obj = api_funs.create_object(16,8,'contract',source,**params)</text:p>
      <text:p text:style-name="P41"><text:tab/>params_edit = {'227':new_obj[0].code}</text:p>
      <text:p text:style-name="P41"><text:tab/>source={'class_id':197,'code':[[code]],'location':'contract'}</text:p>
      <text:p text:style-name="P41"><text:tab/>api_funs.edit_object(197,[[code]],1,'contract',source,**params_edit)</text:p>
      <text:p text:style-name="P41"><text:tab/>result = 'ok'</text:p>
      <text:p text:style-name="P41">else:</text:p>
      <text:p text:style-name="P41"><text:s/><text:tab/>result = 'false'</text:p>
      <text:p text:style-name="P41">из ощибок — <text:span text:style-name="T57">такой тригер не работает из-за того что нельзя проверить реквизит на «пустое значение»</text:span></text:p>
      <text:p text:style-name="P41"/>
      <text:p text:style-name="P41">if <text:span text:style-name="T1">not </text:span>[[227.code]]:</text:p>
      <text:p text:style-name="P41"><text:tab/>params = {'17':[[code]],'19':[[201.code]],'20':[[203]]}</text:p>
      <text:p text:style-name="P41"><text:tab/>source = {'class_id':197,'code':[[code]],'location':'contract'}</text:p>
      <text:p text:style-name="P41"><text:tab/>new_obj = api_funs.create_object(16,[[user_id]],'contract',source,**params)</text:p>
      <text:p text:style-name="P41"><text:tab/>params_edit = {'227':new_obj[0].code}</text:p>
      <text:p text:style-name="P41"><text:tab/>source={'class_id':197,'code':[[code]],'location':'contract'}</text:p>
      <text:p text:style-name="P41"><text:tab/>api_funs.edit_object(197,[[code]],[[user_id]],'contract',source,**params_edit)</text:p>
      <text:p text:style-name="P41"><text:tab/>result = 'Create new'</text:p>
      <text:p text:style-name="P41">else:</text:p>
      <text:p text:style-name="P41"><text:s text:c="4"/>result = 'Update'</text:p>
      <text:p text:style-name="P42"/>
      <text:p text:style-name="P41">и он одноразовый. Мы создаем объект и прописываем в текущем объекте связанный реквизит, чтобы иметь на него ссылку. После создания — мы его не редактируем.</text:p>
      <text:p text:style-name="P41"><text:soft-page-break/>Модифицировать его можно — если научимся проверять на <text:span text:style-name="T57">непустое значение</text:span> связанной ссылки. </text:p>
      <text:p text:style-name="P41">Но пока сделаем так</text:p>
      <text:p text:style-name="P41">if not [[227.code]]:</text:p>
      <text:p text:style-name="P41"><text:tab/>params = {'17':[[code]],'19':[[201.code]],'20':[[203]]}</text:p>
      <text:p text:style-name="P41"><text:tab/>source = {'class_id':197,'code':[[code]],'location':'contract'}</text:p>
      <text:p text:style-name="P41"><text:tab/>new_obj = api_funs.create_object(16,[[user_id]],'contract',source,**params)</text:p>
      <text:p text:style-name="P41"><text:tab/>params_edit = {'227':new_obj[0].code}</text:p>
      <text:p text:style-name="P41"><text:tab/>source={'class_id':197,'code':[[code]],'location':'contract'}</text:p>
      <text:p text:style-name="P41"><text:tab/>api_funs.edit_object(197,[[code]],[[user_id]],'contract',source,**params_edit)</text:p>
      <text:p text:style-name="P41"><text:tab/>result = 'Create new'</text:p>
      <text:p text:style-name="P41">else:</text:p>
      <text:p text:style-name="P41"><text:s text:c="4"/><text:tab/>params = {'20':[[203]]}</text:p>
      <text:p text:style-name="P41"><text:tab/>source={'class_id':197,'code':[[code]],'location':'contract'}</text:p>
      <text:p text:style-name="P41"><text:tab/>api_funs.edit_object(16,[[227.code]],[[user_id]],'contract',source,**params)</text:p>
      <text:p text:style-name="P41"><text:s text:c="4"/><text:tab/>result = 'Update'</text:p>
      <text:p text:style-name="P41">Что мы делаем в таком тригере. Создаеми запись в контракте — складское хранение — передавая туда ссылку на товар из текущего массива товаров чека, и количество. Конечно параметры не полные — в складское хранение надо передать еще и склад, но этот реквизит не обязательный.</text:p>
      <text:p text:style-name="P41">Исправим эту ошибку — потребуем чтобы этот параметр объекта стал обязательным. Система это пропустила. <text:span text:style-name="T57">Контракт обновился — не проверив обязательные реквизиты — а это ошибка</text:span>. Попробуем такое же провернуть с созданием объекта. Получили ошибку</text:p>
      <text:p text:style-name="P41"><text:span text:style-name="T52">Ошибка - unexpected indent (</text:span>, line 1) </text:p>
      <text:p text:style-name="P41">ошибка была в коде тригера — код был табулирован.</text:p>
      <text:p text:style-name="P41"><text:tab/>params = {'17':[[code]],'19':[[201.code]],'20':[[203]]}</text:p>
      <text:p text:style-name="P41"><text:tab/>source = {'class_id':197,'code':[[code]],'location':'contract'}</text:p>
      <text:p text:style-name="P41"><text:tab/>new_obj = api_funs.create_object(16,[[user_id]],'contract',source,**params)</text:p>
      <text:p text:style-name="P41"><text:tab/>params_edit = {'227':new_obj[0].code}</text:p>
      <text:p text:style-name="P41"><text:tab/>source={'class_id':197,'code':[[code]],'location':'contract'}</text:p>
      <text:p text:style-name="P41"><text:tab/>api_funs.edit_object(197,[[code]],[[user_id]],'contract',source,**params_edit)</text:p>
      <text:p text:style-name="P41"><text:tab/>result = 'Create new'</text:p>
      <text:p text:style-name="P41">Убрал табуляции</text:p>
      <text:p text:style-name="P41">получил ошибку </text:p>
      <text:p text:style-name="Text_20_body"><text:span text:style-name="T52">Ошибка - 'str' object has no attribute 'code'</text:span> </text:p>
      <text:p text:style-name="P39">Видимо из-за того — что запись нового объекта в контракте не удалась и в строке</text:p>
      <text:p text:style-name="P41"><text:tab/>params_edit = {'227':new_obj[0].code}</text:p>
      <text:p text:style-name="P41">реквизита <text:span text:style-name="T1">Code</text:span> не оказалось. Ошибка при создании объекта с недостающими параметрами не появилась. Отладить такое тяжело, если хорошо не знаешь — какие параметры <text:soft-page-break/>обязательные — а какие нет.</text:p>
      <text:p text:style-name="P41">Добавим склад в чек — но при получении данных по ссылке Собственник.Склад <text:span text:style-name="T1">[[</text:span>198.229<text:span text:style-name="T1">]] —</text:span> получаю <text:s/></text:p>
      <text:p text:style-name="P41"><text:span text:style-name="T53">Ошибка. Вероятно ссылка ведет на недопустимый тип данных</text:span> </text:p>
      <text:p text:style-name="P41">При попытке получить <text:span text:style-name="T1">[[198.229.code]] – </text:span>тоже не работает — это ошибка парсера.</text:p>
      <text:p text:style-name="P41">В <text:span text:style-name="T1">Api </text:span>нужна функция — <text:span text:style-name="T1">get_object. </text:span>Причем желательно возвращать и <text:span text:style-name="T1">QuerySet </text:span>и <text:span text:style-name="T1">Json, </text:span>причем во втором варианте — хорошо бы возвращать <text:span text:style-name="T1">json </text:span>со всеми подчиненными массивами.</text:p>
      <text:p text:style-name="P41">Обход выглядит так:</text:p>
      <text:p text:style-name="P41">from app.models import ContractCells</text:p>
      <text:p text:style-name="P41">o = ContractCells.objects.filter(parent_structure_id=195,name_id=229,code=1).values()</text:p>
      <text:p text:style-name="P41">result = str(list(o))</text:p>
      <text:p text:style-name="Text_20_body"><text:span text:style-name="T14">получим </text:span><text:line-break/><text:span text:style-name="T52">[{'id': 801, 'code': 1, 'parent_structure_id': 195, 'name_id': 229, 'value': '1'}]</text:span> </text:p>
      <text:p text:style-name="Text_20_body">Нам из этого нужно значение <text:span text:style-name="T1">value</text:span></text:p>
      <text:p text:style-name="P41">result = str(list(o)[0]['value'])</text:p>
      <text:p text:style-name="P41"/>
      <text:p text:style-name="P41">Итоговый вариант тригера будет выглядеть так</text:p>
      <text:p text:style-name="P41"/>
      <text:p text:style-name="P41">from app.models import ContractCells</text:p>
      <text:p text:style-name="P41">o = ContractCells.objects.filter(parent_structure_id=195,name_id=229,code=[[code]]).values()</text:p>
      <text:p text:style-name="P41">storage = str(list(o)[0]['value'])</text:p>
      <text:p text:style-name="P41"/>
      <text:p text:style-name="P41">if not [[227.code]]:</text:p>
      <text:p text:style-name="P41"><text:tab/>params = {'17':[[code]],'18':storage,'19':[[201.code]],'20':-[[203]]}</text:p>
      <text:p text:style-name="P41"><text:tab/>source = {'class_id':197,'code':[[code]],'location':'contract'}</text:p>
      <text:p text:style-name="P41"><text:tab/>new_obj = api_funs.create_object(16,[[user_id]],'contract',source,**params)</text:p>
      <text:p text:style-name="P41"><text:tab/>params_edit = {'227':new_obj[0].code}</text:p>
      <text:p text:style-name="P41"><text:tab/>source={'class_id':197,'code':[[code]],'location':'contract'}</text:p>
      <text:p text:style-name="P41"><text:tab/>api_funs.edit_object(197,[[code]],[[user_id]],'contract',source,**params_edit)</text:p>
      <text:p text:style-name="P41"><text:tab/>result = 'Create new'</text:p>
      <text:p text:style-name="P41">else:</text:p>
      <text:p text:style-name="P41"><text:tab/>params = {'20':-[[203]]}</text:p>
      <text:p text:style-name="P41"><text:tab/>source={'class_id':197,'code':[[code]],'location':'contract'}</text:p>
      <text:p text:style-name="P41"><text:tab/>api_funs.edit_object(16,[[227.code]],[[user_id]],'contract',source,**params)</text:p>
      <text:p text:style-name="P41"><text:tab/>result = 'Update'</text:p>
      <text:p text:style-name="P41"/>
      <text:p text:style-name="P41">Вот такая громоздкая конструкция должна работать когда мы хотим чтобы при подборе <text:soft-page-break/>товара в чек — этот товар списался со склада, с учетом того — что есть возможность проверить реквизит на непустое значение. Плюс <text:s/>неудобство — что приходится держать лишний реквизит на форме — чтобы сохранить линк на созданный контракт, чтобы обновлять — если что- то изменилось. И так для каждого.</text:p>
      <text:p text:style-name="P41"/>
      <text:p text:style-name="P41">Еще одним серьезным вопросом — является работа со значениями получаемых по линку.</text:p>
      <text:p text:style-name="P41">Подбираем товар в чек — и например через <text:span text:style-name="T1">eval </text:span>получаем цену на этот товар.</text:p>
      <text:p text:style-name="P41">Контракт собираем так</text:p>
      <text:p text:style-name="P41"><draw:frame draw:style-name="fr2" draw:name="graphics49" text:anchor-type="paragraph" svg:width="17cm" svg:height="10.213cm" draw:z-index="47"><draw:image xlink:href="Pictures/2000000700006CBB00004153BC1CD850.svm" xlink:type="simple" xlink:show="embed" xlink:actuate="onLoad"/></draw:frame></text:p>
      <text:p text:style-name="P42">И выясняю — что цену так получить нельзя. Из контракта короткие ссылки между контрактами и справочниками не работают</text:p>
      <text:p text:style-name="P41">ладно — соберем тестовый пример из другого контракта. Заменим товар на валюту контракта, а цену на курс.</text:p>
      <text:p text:style-name="P41"><draw:frame draw:style-name="fr1" draw:name="graphics50" text:anchor-type="paragraph" svg:width="15.743cm" svg:height="6.802cm" draw:z-index="48"><draw:image xlink:href="Pictures/2000000700006CBB000041884CE00892.svm" xlink:type="simple" xlink:show="embed" xlink:actuate="onLoad"/></draw:frame></text:p>
      <text:p text:style-name="P41"><text:soft-page-break/></text:p>
      <text:p text:style-name="P41"><draw:frame draw:style-name="fr6" draw:name="graphics51" text:anchor-type="paragraph" svg:width="17cm" svg:height="4.332cm" draw:z-index="49"><draw:image xlink:href="Pictures/2000000700005E2700002536FD4EA735.svm" xlink:type="simple" xlink:show="embed" xlink:actuate="onLoad"/></draw:frame>Видно что сейчас в контракте — курс при подборе 55. - если я исправлю это реквизит в валюте контракта — <text:span text:style-name="T46">то он и тут обновится по ссылке</text:span>. Нам этого ну совсем не надо. Как раз для этой цели основным свойство контракта является «Дата и Время записи». Запрос <text:span text:style-name="T1">eval </text:span>поля должен быть привязан к этому свойству. </text:p>
      <text:p text:style-name="P41">Другие варианты — это код — типа тригер (в поле <text:span text:style-name="T1">eval</text:span>), который прописывает значение на момент создания очередного контракта. Но проблемы те-же держать поле — которое является формулой обработки выбранного значения.</text:p>
      <text:p text:style-name="P41"/>
      <text:h text:style-name="Heading_20_2" text:outline-level="2">Исследование <text:span text:style-name="T1">Delay/Fact.</text:span></text:h>
      <text:p text:style-name="P41">Хочется разобрать эти свойства. Есть несколько примеров из жизни, хочется их привести, а потом постараемся их систематизировать.</text:p>
      <text:p text:style-name="P41">Обычная ситуация.</text:p>
      <text:p text:style-name="P41">Мы заключили договор на поставку товара. Документы об отгрузке нам послали по электронной почте (системе ЭлектронногоДокументоОборота или по другим каналам связи ), но факт остается фактом — документы к нам пришли быстрее чем товар. Дата отгрузки на этих документах есть, а товара на складе еще нет... Едет в транспортной компании, несет курьер, вообщем где-то, но не у нас. Получается что нам права на товар передали, а самого товара физически нет. Обычно бухгалтер такие документы запишет в свою систему — и будет считать, что раз права есть, то и все хорошо. Менеджер, имеющий информацию только о передаче прав — выписывает бухгалтерские документы об отгрузке, и вроде бы ничего не нарушает. За исключением того — что в складской службе этого товара нет.</text:p>
      <text:p text:style-name="P41">Обратная ситуация.</text:p>
      <text:p text:style-name="P41">Приходит контейнер на склад из-за рубежа. Документы на этот товар находятся в таможне. Документы на него — не сделать, продавать нельзя, товар не прошел таможенную очистку. Но складские операции на него — можно применять.</text:p>
      <text:p text:style-name="P41">Контейнер, или даже товары можно перемещать — конечно в рамках законодательства страны, но как ответственно хранение вполне возможно — к примеру мы занимаемся обеспечением хранения в рамках таможенного оформления. Но получается что Прав на груз нет, Но мы можем с ним что-то делать, прав вроде нет, а перемещать можно.</text:p>
      <text:p text:style-name="P41">Теперь разберемся с правами. </text:p>
      <text:p text:style-name="P41">Есть лицензия на программный продукт (программное обеспечение). В соглашении явно прописано то-что можно с ним делать. Мы к примеру — продаем это ПО. В соглашении с производителем — явно указаны ограниченные права на перепродажу. Прав на собственность лицензия на ПО обычно не предоставляет. Для упрощения примем — что нам дали только права на <text:s/>перепродажу. В складской службе этого товара нет, максимум есть набор кодов(ключей) на бумажке. Значит перепродажа лицензии — это просто передача <text:soft-page-break/>Прав. Но если мы продаем конечному покупателю — мы продаем ему права на использование напрямую от производителя, согласно соглашения о перепродаже. </text:p>
      <text:p text:style-name="P41">Такая же штука может происходить и с другими объектами системы. К примеру мы ведем учет акций, облигаций, и других финансовых иструментов. Конечно, такими вещами могут заниматься только специализированные компании, ведущими реестр держателей финансовых инструментов, но опять же — есть учет Прав на объект учета (как бы это не тафтологично звучало).</text:p>
      <text:p text:style-name="P41">И обратная ситуация.</text:p>
      <text:p text:style-name="P41">Предположим — наш бизнес, это хранение чужих грузов. Складской комплекс, который занимается перевалкой груза. Мы этот товар можем хранить, перемещать по разным локациям, и вообще говоря несем за него какую-то материальную ответственность (страховки, оценка при приемке - в разных бизнесах по разному). Права на объекты в таких бизнесах тоже ограничены. Продавать нельзя (кроме условий по договору хранения). Списания, пересортицы — не допустимы (опять же могут быть указаны в договоре условия форс-мажора). </text:p>
      <text:p text:style-name="P41">Что из этих примеров хочется выделить. </text:p>
      <text:p text:style-name="P41"><text:span text:style-name="T18">На любой объект учета есть набор прав</text:span>. </text:p>
      <text:p text:style-name="P44">Даже если мы наблюдаем и ведем учет космических объектов в небе Земли, тоже есть набор прав. Причем в этом конкретном примере прав на собственность не возникает, если мы не космическая империя, и не объявляли собственность на удаленные звездные системы.</text:p>
      <text:p text:style-name="P41"><text:span text:style-name="T46">Права на учет возникают автоматически при описании объектов учета</text:span>.</text:p>
      <text:p text:style-name="P41">Права на преобразования, как и права на передачу объекта учета из системы появляются только при праве на собственность. </text:p>
      <text:p text:style-name="P41">Однако — в бизнесах, которые явно занимаются преобразованием объектов учета (к примеру ремонтом), появляются ограниченные права на преобразование (разборка, ремонты, комплектация, прошивки и т.д.) и права на передачу объекта (отправка в специализированные ремонтные организации). Соответственно эти права — должны быть указаны в договоре, если они отсутствуют — то и ремонт не возможен ( не разберешь и не починишь, производителю не отвезешь..).</text:p>
      <text:p text:style-name="P41">Также права на собственность — могут быть ограниченными условиями договора. <text:s/></text:p>
      <text:p text:style-name="P41">Взять например Аренду. Временно передаются права на использование. Использование ограничено условиями договора.</text:p>
      <text:p text:style-name="P40">Также может быть указан перечень доступа лиц к объектам учета.</text:p>
      <text:p text:style-name="P40">Нужна систематизация прав, для объектов учета, а их перечень нужно сделать свойствами объектов.</text:p>
      <text:p text:style-name="P41">Места хранения.</text:p>
      <text:p text:style-name="P41">Присутствие у объектов учета физических характеристик требует организации хранения этих объектов учета в местах хранения. В каких-то вырожденных ситуациях — когда место хранения одно — вроде бы не возникает необходимость как-то называть, обозначать и выделять место хранения. </text:p>
      <text:p text:style-name="P44">Если наш бизнес — торговля с автолавки, то выделять склад вроде бы и не нужно. Все здесь, <text:span text:style-name="T60">валяется</text:span><text:span text:style-name="T61"> лежит, все и так видно, да и учет как-бы не сильно нужно. С другой стороны — в голове есть четкая модель данных. Есть склад, где хранится товар, есть касса, есть понятие о расходах и доходах. Когда все закуплено, где и что лежит, выручка, продажи. После торговой сессии — все равно происходит инвентаризация, <text:s/>пересчет </text:span><text:soft-page-break/><text:span text:style-name="T61">наличности, подсчет прибылей и убытков. Продвинутые — даже таблички ведут. </text:span></text:p>
      <text:p text:style-name="P47">Этот пример я привел, чтобы показать что даже в небольших учетных системах, для хранения которого используются мозг, блокнот с ручкой, или даже планшет — действуют универсальные законы построения учета.</text:p>
      <text:p text:style-name="P47">Но вернемся к местам хранения. Когда объект учета <text:s/>имеет физические характеристики — вес, объем то вроде очевидно хочется их рассортировать, разложить в порядке удобства поиска — тогда появляются места хранения. Причем места хранения могут быть совершенно отличными от того, что мы привыкли считать местами хранения. Обычно Товар лежит на Складе, на полке в Торговом Зале, вообщем где-то лежит, причем это место имеет какое-то осмысленное название, чтобы его можно было там быстро найти. Но это не обязательно. Товар может кто-то снять с полки и положить его в карман\рохлю\корзину. Значит местом хранения может быть любой другой объект, не обязательно типизированный как место хранения, это может быть конкретный сотрудник, неопределенный клиент, курьер, транспортная компания и прочее.</text:p>
      <text:p text:style-name="P47">При передаче товара контрагенту в качестве демообразца (договорились о выставке нашей продукции у клиента) или в ремонт — мы (частично) теряем информацию о физическом месте хранения объекта учета (особенно если это торговая сеть). А местом хранения становится контрагент — которому мы передали этот товар. </text:p>
      <text:p text:style-name="P47">Конечно, нам ничего не мешает добавить в систему места хранения контрагента, особенно если нашу продукцию — можно приобрести, и выстроить систему пополнения этих остатков. Но обычно в таких (агентских) договорах есть всякие отчеты о реализации и прочие навороты. Чаще всего дают товар на хранение без информации о том — где он лежит. Значит место хранения без детализации это Контрагент (с помощью контракта на хранение товара Контрагентом).</text:p>
      <text:p text:style-name="P47">Есть еще один пример. Сдаем мы наличные деньги в банк (операция инкассации). Физические вообщем-то объекты (купюры) с конкретным местом хранения мы передаем для нашего расчетного счета в банке. Объект учета (купюры) — при такой операции «разрушаются» и превращаются в объект чистого права и меняет место хранения (сейф- «инкассатор» - расчетный счет). Местом хранения становится договор с банком. Если мы не ведем покупюрного учета, то при инкассации мы оперируем суммовым учетом — при котором разрушения объекта учета (в данном случае абстрактные «Деньги») не происходит.</text:p>
      <text:p text:style-name="P48">Эта операция напоминает производство из наличных денег в безналичные, со всеми возможными издержками (банковские комиссии, оплата инкассаторов) — как и в обычном производстве. Любая «трансформация» объекта учета при смене места места хранения — порождает какой-то результат (в частности финансовый) в том числе и нулевой.</text:p>
      <text:p text:style-name="P41"><text:span text:style-name="T61">Попробуем понять — что же такое место хранения. Гипотетически хочется сказать — что место хранения — это всегда контракт, детализация этого контракта — на зоны, ячейки, коробки, могут порождать субконтракты, но это зависит от системы хранения этих контрактов. </text:span><text:span text:style-name="T62">Контрпримеры приветствуются</text:span><text:span text:style-name="T61">. Еще хочется отметить что место хранения неявно диктует сам объект. Понятно, что в зависимости от «отношения к работе» договора можно хранить в общей куче бумаг вместе с черновиками, или вообще раскидать по офису, или можно аккуратно и скр</text:span><text:span text:style-name="T65">у</text:span><text:span text:style-name="T61">пулезно разобрать эту кучу в папочки, файлики, сделать реестр документов, и тогда вроде бы удобно все это находить. Т.е. неявно учет бумажных копий договоров просит «складское» оборудование. И если объектов учета небольшое количество, то вроде бы место хранения не оборудовано, и даже не имеет выделенного места хранения и имени — ну кроме слова - «где-то там поискать надо», то на потоке, когда активно надо рыскать в библиотеке, то хочется место хранения усложнить для организации поиска. <text:s/>Реестр договоров, разобранный по типам этих договоров может лежать в одной папке с закладками, датами, номерами листов и прочих фишек ускоряющих поиск</text:span></text:p>
      <text:p text:style-name="P49"><text:soft-page-break/></text:p>
      <text:p text:style-name="P47"><text:span text:style-name="T46">Контракты — универсальный механизм, который позволяет разнотипные места хранения свести в одну структуру.</text:span> </text:p>
      <text:p text:style-name="P47">Это надо еще раз пояснить, поскольку это звучит не очевидно, плюс закрепить те примеры, которые были описаны выше. Возьмем какой-нибудь физический объект, из тех что можно пощупать руками — возьмем тенисный мячик. Где он может находится? Да в принципе везде, где он может лежать и сам не укатится. На полу в комнате, в кармане у ребенка, в сейфе (ценный очень, с подписью теннисиста известного), у товарища, который на корт уехал, в упаковке в шкафу, вместе с другими такими-же новыми мячиками. Основное — что тут хочется отметить — то, что места хранения тоже — физические объекты, о которых мы помним. В тот момент, когда мы про место хранения забудем, то мы частнично можем потерять информацию о самом объекте. Забыли — что мяч отдали товарищу, и мы его больше не найдем, причем мы точно будем помнить что объект такой есть, но информация о его месте хранения будет определяющей для учета. Забыть о месте хранения — значит потерять объект. Объект еще не разрушен, не потерял своих свойств, он существует в этой вселенной, но раз мы не имеем информации о его месте хранения то его вроде бы как и не существует и его надо разрушить. В системах в которых место хранения задано «жестко» - так и происходит, но раз объект существует и «просто» место хранения его не определено, то это неправильно. Как раз из-за того — что место хранения «неопределено», то его не надо уничтожать. Завтра прийдет товарищ и вернет мячик. И место хранения снова будет восстановлено.</text:p>
      <text:p text:style-name="P47">Еще один пример. На складе произвели инвентаризацию и не нашли какой-то товар. Обычно за этим следует какой-нибуть Акт Инвентаризации — и списание товара, которого не обнаружили. Однако при следующей инвентаризации — он загадочным образом снова нашелся. Выяснилось — что он никуда и не пропадал, просто находился в другой локации (или у сотрудника на руках — по логистическим причинам), снова Акт Инвентаризации и Оприходование излишков. Если бы мы могли вести учет товара не только на складе, но и по сотрудникам, контрагентам, транспортным компаниями и вообще любым физическим местам хранения включая самые фантастическими — к примеру — объект застрял в телепортации, то из системы учета объект не нужно было бы удалять.</text:p>
      <text:p text:style-name="P47">К слову о телепортации. В банковском приложении мы оформляем перевод безналичных денег, пусть для этого примера мы с одного расчетного счета (своего) переводим деньги в другой банк на свой же расчетный счет. Срок перевода пусть составляет какое-то количество времени. Что это за время, и что происходит с местом хранения? <text:s/>С одного расчетного счета деньги ушли, на другой счет еще не пришли. Пользоваться ими нельзя пока объект «в пути». Местом хранения становится «неопределенность». </text:p>
      <text:p text:style-name="P47">Замечание: <text:span text:style-name="T18">Права на деньги вроде и есть, но воспользоваться этими правами нельзя, не очевидно, но получается что объект находящийся в </text:span><text:span text:style-name="T2">Delay </text:span><text:span text:style-name="T18">не имеет свойств Прав, кроме теоретического права на чтение.</text:span> </text:p>
      <text:p text:style-name="P47">В таком случае пользуемся термином <text:span text:style-name="T1">Delay (</text:span>Отложить<text:span text:style-name="T1">). </text:span>Объект до окончания периода неопределенности хранится в этом самом <text:span text:style-name="T1">Delay. <text:s/></text:span>Предположим что деньги все-таки пришли, но не полностью. Банк (условно, для примера) взял комиссию, и перевел нам деньги с вычетом комиссии. Получается что в <text:span text:style-name="T1">Delay </text:span>застряло часть суммы. Чтобы из неопределенности деньги перестать ждать, нужно определить неопределенность и - из <text:span text:style-name="T1">Delay </text:span>перевести в <text:span text:style-name="T1">Fact </text:span>зафиксировав комиссию в издержках.</text:p>
      <text:p text:style-name="P47">Еще один пример. Резерв товара на складе. Мы определям товар на складе в рамках контракта, что на него есть ограниченные права — например запрещаем продавать товар всем, кроме конкретного клиента, или вообще блокируем товар на уход (запрещаем на него любые действия). <text:span text:style-name="T18">Введение на контракты свойства прав и их управление — позволит писать </text:span><text:soft-page-break/><text:span text:style-name="T18">меньше кода.</text:span> Для контракта — это свойство массива. Закидываешь в массив объект, и на него уже другие права.</text:p>
      <text:p text:style-name="P47"/>
      <text:p text:style-name="P47">Замечание: <text:span text:style-name="T59">Система прав никак не повлияет на сотрудников склада, которые этот товар переносят из ячейки в ячейку, или вообще могут отправить его в другое подразделение, получается что ограничений там, где не дотягивается система автоматизации мы не можем наложить.</text:span> </text:p>
      <text:p text:style-name="P47"><text:span text:style-name="T68">Замечание:</text:span><text:span text:style-name="T59"> Технологически при проектировании процессов необходимо выстраивать цепочки — запрос, ответ, в наших терминах <text:s/></text:span><text:span text:style-name="T6">(</text:span><text:span text:style-name="T59">тригер </text:span><text:span text:style-name="T6">отправитель)-&gt;delay(надо</text:span><text:span text:style-name="T59"> сделать)-&gt;fact(тригер сделано)-&gt;(отправитель). Резерв товара — это </text:span><text:span text:style-name="T6">fact </text:span><text:span text:style-name="T59">в рамках контракта по которому идет резерв — </text:span><text:span text:style-name="T6">delay </text:span><text:span text:style-name="T59">возникает по контракту склада — в виде задания на терминал оператора склада, (возможно товар зарезервированный нужно переложить в ячейку «резерв»), после окончания задания — оператор склада сообщит контракту с которого поступило задание о успешном, частичном или неуспешном выполнении задания.</text:span><text:span text:style-name="T68"> </text:span></text:p>
      <text:p text:style-name="P47"><text:span text:style-name="T68">Попытаемся обобщить то что мы понимаем под </text:span><text:span text:style-name="T7">Delay </text:span><text:span text:style-name="T68">и его теоретические типы/виды</text:span><text:span text:style-name="T7">. </text:span></text:p>
      <text:p text:style-name="P52"><text:span text:style-name="T69">Delay Plan (План)</text:span><text:span text:style-name="T68">– </text:span><text:span text:style-name="T15">это когда вам нужно что-то сделать </text:span><text:span text:style-name="T16">точно так как вы запланировали</text:span><text:span text:style-name="T15">, но что-то другое мешает вам это сделать, и вам нужно подождать, пока это не произойдет. (роботизация события).</text:span></text:p>
      <text:p text:style-name="P50">Пример: Хотите поставить в резерв товары по контракту, запрашиваете остатки товаров и выясняете что товар в пути и планово он может появится через несколько дней. Вы оформляете резерв товара с планируемой датой на момент прихода товара. Система проверит наличие в указанное время и если все приехало, внесет изменения в <text:span text:style-name="T1">fact. </text:span>Либо, если дата прихода неизвестна, но есть условие проверки на остатки, то система будет ждать с момента создания <text:span text:style-name="T1">Delay </text:span>до появления товара на нужном вам складе с установленной периодичностью.</text:p>
      <text:p text:style-name="P53"><text:span text:style-name="T46">Delay Forecast (</text:span><text:span text:style-name="T12">Прогноз</text:span><text:span text:style-name="T46">)</text:span> —<text:span text:style-name="T9"> Вы подготавливает прогноз, и вам нужно следить за его выполнением. Алгоритмически (или с помощью нейросети), или вручную — вы смогли подготовить прогноз для производства, и эти данные вы хотите учесть при закупках к будущему сезону. В контрактах основанных на прогнозах, вы можете посмотреть на будущее, а также оперативно отслеживать отклонения </text:span>Fact<text:span text:style-name="T9"> от прогноза. При заданых параметрах отклонения прогноз может стать невалидным, и система может предложить вам подготовить новый прогноз. Прогноз никогда не переходит в </text:span>Fact, <text:span text:style-name="T9">он предназначен для отображения будущих данных за границей </text:span>Plan.</text:p>
      <text:p text:style-name="P50"><text:span text:style-name="T46">Delay </text:span><text:span text:style-name="T4">Draft </text:span><text:span text:style-name="T46">(Черновик)</text:span>– вы что-то не доделали, и оставили на время, чтобы вернутся к этому позднее. Помещая в <text:span text:style-name="T1">Draft </text:span>вы гарантируете себе, что контракт и объект не будет использован в целях учета, это объект за пределами системы. Также можно использовать <text:span text:style-name="T1">Draft </text:span>при <text:s/>загрузке данных извне, в случае необходимости ручной обработки загруженных данных (при несовместимостях при обмене). </text:p>
      <text:p text:style-name="P50">Пример: Оператор создал Платежный документ для банка. Но он хочет чтобы она сегодня не попала в выгрузку, и вообще стала доступна завтра как <text:span text:style-name="T1">fact. </text:span>Записывая платежку — она помещает ее в <text:span text:style-name="T1">Draft c </text:span>Датой и временем исполнения на завтра.</text:p>
      <text:p text:style-name="P51">Таблица хранения данных совпадает с типом объекта сохраненного в <text:span text:style-name="T1">draft (table, contract). </text:span>В случае изменения <text:span text:style-name="T1">Data-driven </text:span>структуры — тоже должна быть обработана, а также включена в историю.</text:p>
      <text:p text:style-name="P54"><text:span text:style-name="T63">Delay PPA (</text:span><text:span text:style-name="T54">prior period adjustment</text:span><text:span text:style-name="T55">)</text:span><text:span text:style-name="T9"> <text:s/>(</text:span><text:span text:style-name="T64">Корректировка прошлого).</text:span></text:p>
      <text:p text:style-name="Text_20_body"><text:span text:style-name="T64">Пример: По договоренности с клиентом вы вносите изменения в документах в прошлом. Но так как </text:span><text:span text:style-name="T63">Fact </text:span><text:span text:style-name="T64">можно исправить только сейчас — то </text:span><text:span text:style-name="T63">delay </text:span><text:span text:style-name="T64">такого класса каскадно вносит изменения в реквизиты </text:span><text:span text:style-name="T63">delay c </text:span><text:span text:style-name="T64">прошлой датой.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>
          <table:table-cell table:style-name="Table6.A1" office:value-type="string">
            <text:p text:style-name="P59">Object.property</text:p>
          </table:table-cell>
          <table:table-cell table:style-name="Table6.A1" office:value-type="string">
            <text:p text:style-name="P59">Fact</text:p>
          </table:table-cell>
          <table:table-cell table:style-name="Table6.A1" office:value-type="string">
            <text:p text:style-name="P59">Delay PPA (delta)</text:p>
          </table:table-cell>
          <table:table-cell table:style-name="Table6.A1" office:value-type="string">
            <text:p text:style-name="P59">Delay timestamp</text:p>
          </table:table-cell>
          <table:table-cell table:style-name="Table6.E1" office:value-type="string">
            <text:p text:style-name="P59">Delay Type</text:p>
          </table:table-cell>
        </table:table-row>
        <table:table-row>
          <table:table-cell table:style-name="Table6.A2" office:value-type="string">
            <text:p text:style-name="P61">Quantity</text:p>
          </table:table-cell>
          <table:table-cell table:style-name="Table6.B2" office:value-type="float" office:value="1">
            <text:p text:style-name="P59">1</text:p>
          </table:table-cell>
          <table:table-cell table:style-name="Table6.B2" office:value-type="float" office:value="-1">
            <text:p text:style-name="P59">-1</text:p>
          </table:table-cell>
          <table:table-cell table:style-name="Table6.A2" office:value-type="string">
            <text:p text:style-name="P59">now-1(day)</text:p>
          </table:table-cell>
          <table:table-cell table:style-name="Table6.E2" office:value-type="string">
            <text:p text:style-name="P60">Корректировка накладной</text:p>
          </table:table-cell>
        </table:table-row>
      </table:table>
      <text:p text:style-name="P50"/>
      <text:p text:style-name="P50"><text:span text:style-name="T46">Delay </text:span><text:span text:style-name="T4">Wait for result </text:span><text:span text:style-name="T46">(в работе)</text:span><text:span text:style-name="T1">–</text:span> вы сделали все что от вас зависит, но остальные еще не закончили — и вы ждете результат. <text:span text:style-name="T47">Это общий признак контракта</text:span>, который каскадно проверяет все реквизиты на наличие <text:span text:style-name="T1">delay </text:span>на всех подчиненных реквизитах, <text:span text:style-name="T18">не позволяет контракт удалить, завершить или сдать в архив</text:span>. В этом признаке можно собирать интегрально какие <text:span text:style-name="T1">delay </text:span>сейчас не закрыты на контракте.</text:p>
      <text:p text:style-name="P50">Пример: По контракту вы подготовили все документы, оплата зарегистрирована и товар едет на доставку. Все что зависит о менеджера — выполнено. Контракт вроде может быть передан в архив. Но доставка еще не завершена, следовательно «закрыть» контракт вы не можете, так он заблокирован <text:span text:style-name="T1">c </text:span>помощью <text:span text:style-name="T1">delay </text:span>от логистики.</text:p>
      <text:p text:style-name="P52"><text:span text:style-name="T16">Delay </text:span><text:span text:style-name="T69">InOut</text:span><text:span text:style-name="T15">– вы знаете что будет, но это еще не произошло, вы отражаете это как запланированный факт, но откладываете на будущее. </text:span><text:span text:style-name="T16">Планируемая надстройка системы для хранения оперативной информации по изменениям </text:span><text:span text:style-name="T69">delay </text:span><text:span text:style-name="T16">в контракте</text:span><text:span text:style-name="T68">. </text:span><text:span text:style-name="T15">Как пример — материальная ведомость. Такое можно сделать и с помощью </text:span><text:span text:style-name="T68">delay draft —</text:span><text:span text:style-name="T15"> но это создаст новый объект или контракт, а нам это сейчас не нужно.</text:span><text:span text:style-name="T68"> </text:span><text:span text:style-name="T15">Или с помощью </text:span><text:span text:style-name="T68">delay plan —</text:span><text:span text:style-name="T15"> но он не позволяет оперативно — как свойство контракта получить расхождение между планом и тем, что в действительности произошло</text:span><text:span text:style-name="T68">. </text:span><text:span text:style-name="T15">Попытаемся понять почему такое может понадобится.</text:span></text:p>
      <text:p text:style-name="P47"><text:span text:style-name="T68">Пример: Загружаем курсы валют с расчетами на завтра. Торги уже прошли. Центробанк сказал — что это уже факт. Следовательно сегодня мы получаем </text:span><text:span text:style-name="T7">fact</text:span><text:span text:style-name="T68"> на завтра. Можно ли это использовать как </text:span><text:span text:style-name="T7">Fact </text:span><text:span text:style-name="T68">сегодня? В формулах, в истории эта информация доступна, отчеты можно построить на завтра, но это не </text:span><text:span text:style-name="T7">Fact - <text:s/></text:span><text:span text:style-name="T8">Fact – </text:span><text:span text:style-name="T70">это оперативная информация, которая имеет актуальную информацию на сейчас, не в прошлом, не в будущем — а только на сейчас и не может быть редактируема в прошлом, а будущее еще не наступило</text:span><text:span text:style-name="T7">. </text:span></text:p>
      <text:p text:style-name="P47"><text:span text:style-name="T68">Что же такое </text:span><text:span text:style-name="T7">Delay In/Delay out? </text:span><text:span text:style-name="T68">Информация полученная о курсах с расчетами на завтра — это </text:span><text:span text:style-name="T7">Delay In. </text:span><text:span text:style-name="T68">Это плановое значение, но, что если завтра в результате форс-мажора курс переиграют, или вообще отменят торги? Значит, теоретически в </text:span><text:span text:style-name="T7">Fact </text:span><text:span text:style-name="T68">завтра может попасть что-то другое — отличное от плана. Это </text:span><text:span text:style-name="T7">Delay Out</text:span><text:span text:style-name="T68">. А информацию об этом нужно знать и учитывать. </text:span></text:p>
      <text:p text:style-name="P47"><text:span text:style-name="T68">Для учета расхождения Планируемых значений и Фактических значений — вводим такой </text:span><text:span text:style-name="T7">delay.</text:span></text:p>
      <text:p text:style-name="P47"><text:span text:style-name="T68">Он позволяет посчитать расхождение между тем что мы запланировали, что в итоге попало в </text:span><text:span text:style-name="T7">Fact.</text:span></text:p>
      <text:p text:style-name="P50">Пример: Мы по датам запланировали оплату поставщикам, но в течении недели фактически оплачивали меньше плана. Затем оплатили больше. Управленец отвечающий за финансы — это видит оперативно. Неделю платили меньше, потом заплатили больше, но остались в рамках плана. Или превысили план, по какой-то причине. Эту информацию терять нельзя.</text:p>
      <text:p text:style-name="P50">Такой же пример можно дать и по продажам. Везде где есть возможность установить план выполнения — там же мы должны посмотреть как этот план выполняется, и есть ли расхождения.</text:p>
      <text:p text:style-name="P47"><text:span text:style-name="T7">Delay InOut </text:span><text:span text:style-name="T68">Выглядит так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F"/>
        <table:table-row>
          <table:table-cell table:style-name="Table5.A1" office:value-type="string">
            <text:p text:style-name="P59">Object.property</text:p>
          </table:table-cell>
          <table:table-cell table:style-name="Table5.A1" office:value-type="string">
            <text:p text:style-name="P59">Fact</text:p>
          </table:table-cell>
          <table:table-cell table:style-name="Table5.A1" office:value-type="string">
            <text:p text:style-name="P59">Delay in</text:p>
          </table:table-cell>
          <table:table-cell table:style-name="Table5.A1" office:value-type="string">
            <text:p text:style-name="P59">Delay out</text:p>
          </table:table-cell>
          <table:table-cell table:style-name="Table5.A1" office:value-type="string">
            <text:p text:style-name="P59">Delay timestamp</text:p>
          </table:table-cell>
          <table:table-cell table:style-name="Table5.F1" office:value-type="string">
            <text:p text:style-name="P59">Delay Type</text:p>
          </table:table-cell>
        </table:table-row>
      </table:table>
      <text:p text:style-name="P28"/>
      <text:p text:style-name="P50"><text:soft-page-break/>Так как в таком <text:span text:style-name="T1">Delay </text:span>могут быть расхождения между <text:span text:style-name="T1">In </text:span>и <text:span text:style-name="T1">Out </text:span>значением — то необходимо в таком <text:span text:style-name="T1">delay </text:span>держать существенную информацию. <text:span text:style-name="T18">В текущем релизе такой тип </text:span><text:span text:style-name="T2">Delay </text:span><text:span text:style-name="T18">реализовывать не будем</text:span> — это <text:span text:style-name="T46">функциональная надстройка над </text:span><text:span text:style-name="T4">delay</text:span><text:span text:style-name="T1"> —</text:span> для оперативного промежуточного хранения материальной ведомости текущей истории изменения <text:span text:style-name="T1">delay</text:span> контракта — которая будет доступна из контракта без перехода в историю.</text:p>
      <text:p text:style-name="P50"/>
      <text:p text:style-name="P50"/>
      <text:p text:style-name="P50"/>
      <text:p text:style-name="P50"/>
      <text:p text:style-name="P50"/>
      <text:p text:style-name="P50">Давайте практически предложим систему хранения <text:span text:style-name="T1">delay </text:span>и <text:span text:style-name="T1">fact. </text:span>Посмотрим на такую таблицу:</text:p>
      <text:p text:style-name="P53">Delay Plan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59">Object.property</text:p>
          </table:table-cell>
          <table:table-cell table:style-name="Table1.A1" office:value-type="string">
            <text:p text:style-name="P59">Fact</text:p>
          </table:table-cell>
          <table:table-cell table:style-name="Table1.A1" office:value-type="string">
            <text:p text:style-name="P59">Delay</text:p>
          </table:table-cell>
          <table:table-cell table:style-name="Table1.A1" office:value-type="string">
            <text:p text:style-name="P59">Delay timestamp</text:p>
          </table:table-cell>
          <table:table-cell table:style-name="Table1.E1" office:value-type="string">
            <text:p text:style-name="P59">Delay Type</text:p>
          </table:table-cell>
        </table:table-row>
        <table:table-row>
          <table:table-cell table:style-name="Table1.A2" office:value-type="string">
            <text:p text:style-name="P59">Name</text:p>
          </table:table-cell>
          <table:table-cell table:style-name="Table1.A2" office:value-type="string">
            <text:p text:style-name="P60">Товар 1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59">Name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0">Товар 2</text:p>
          </table:table-cell>
          <table:table-cell table:style-name="Table1.A2" office:value-type="string">
            <text:p text:style-name="Table_20_Contents"><text:span text:style-name="T1">Current date</text:span>+3</text:p>
          </table:table-cell>
          <table:table-cell table:style-name="Table1.E2" office:value-type="string">
            <text:p text:style-name="P60">Замена ценника 1</text:p>
          </table:table-cell>
        </table:table-row>
        <table:table-row>
          <table:table-cell table:style-name="Table1.A2" office:value-type="string">
            <text:p text:style-name="P61">Quantity</text:p>
          </table:table-cell>
          <table:table-cell table:style-name="Table1.B4" office:value-type="float" office:value="10">
            <text:p text:style-name="Table_20_Contents">10</text:p>
          </table:table-cell>
          <table:table-cell table:style-name="Table1.B4">
            <text:p text:style-name="Table_20_Contents"/>
          </table:table-cell>
          <table:table-cell table:style-name="Table1.A2" office:value-type="string">
            <text:p text:style-name="P60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1">Quantity</text:p>
          </table:table-cell>
          <table:table-cell table:style-name="Table1.A2" office:value-type="string">
            <text:p text:style-name="Table_20_Contents"/>
          </table:table-cell>
          <table:table-cell table:style-name="Table1.B4" office:value-type="float" office:value="1">
            <text:p text:style-name="Table_20_Contents">1</text:p>
          </table:table-cell>
          <table:table-cell table:style-name="Table1.A2" office:value-type="string">
            <text:p text:style-name="P59">Current date-1</text:p>
          </table:table-cell>
          <table:table-cell table:style-name="Table1.E2" office:value-type="string">
            <text:p text:style-name="Table_20_Contents">Требуется <text:span text:style-name="T9">инвентаризация </text:span><text:span text:style-name="T1">1</text:span></text:p>
          </table:table-cell>
        </table:table-row>
        <table:table-row>
          <table:table-cell table:style-name="Table1.A2" office:value-type="string">
            <text:p text:style-name="P61">Quantity</text:p>
          </table:table-cell>
          <table:table-cell table:style-name="Table1.A2" office:value-type="string">
            <text:p text:style-name="Table_20_Contents"/>
          </table:table-cell>
          <table:table-cell table:style-name="Table1.B4" office:value-type="float" office:value="1">
            <text:p text:style-name="Table_20_Contents">1</text:p>
          </table:table-cell>
          <table:table-cell table:style-name="Table1.A2" office:value-type="string">
            <text:p text:style-name="Table_20_Contents"><text:span text:style-name="T1">Current date-</text:span><text:span text:style-name="T9">2</text:span></text:p>
          </table:table-cell>
          <table:table-cell table:style-name="Table1.E2" office:value-type="string">
            <text:p text:style-name="Table_20_Contents">Требуется инвентаризация <text:span text:style-name="T1">2</text:span></text:p>
          </table:table-cell>
        </table:table-row>
      </table:table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1">Amount</text:p>
          </table:table-cell>
          <table:table-cell table:style-name="Table2.B1" office:value-type="float" office:value="100">
            <text:p text:style-name="P59">100</text:p>
          </table:table-cell>
          <table:table-cell table:style-name="Table2.B1">
            <text:p text:style-name="Table_20_Contents"/>
          </table:table-cell>
          <table:table-cell table:style-name="Table2.A1" office:value-type="string">
            <text:p text:style-name="P60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D3" office:value-type="string">
            <text:p text:style-name="P61">Amount</text:p>
          </table:table-cell>
          <table:table-cell table:style-name="Table2.B2">
            <text:p text:style-name="P59"/>
          </table:table-cell>
          <table:table-cell table:style-name="Table2.D3" office:value-type="string">
            <text:p text:style-name="P59"><text:span text:style-name="T9">+</text:span>10</text:p>
          </table:table-cell>
          <table:table-cell table:style-name="Table2.D3" office:value-type="string">
            <text:p text:style-name="P59">Current date-1</text:p>
          </table:table-cell>
          <table:table-cell table:style-name="Table2.E3" office:value-type="string">
            <text:p text:style-name="Table_20_Contents">Требуется <text:span text:style-name="T9">инвентаризация </text:span><text:span text:style-name="T1">1</text:span></text:p>
          </table:table-cell>
        </table:table-row>
        <table:table-row>
          <table:table-cell table:style-name="Table2.D3" office:value-type="string">
            <text:p text:style-name="P61">Amount</text:p>
          </table:table-cell>
          <table:table-cell table:style-name="Table2.B2">
            <text:p text:style-name="P59"/>
          </table:table-cell>
          <table:table-cell table:style-name="Table2.D3" office:value-type="string">
            <text:p text:style-name="P59"><text:span text:style-name="T9">+</text:span>10</text:p>
          </table:table-cell>
          <table:table-cell table:style-name="Table2.D3" office:value-type="string">
            <text:p text:style-name="Table_20_Contents"><text:span text:style-name="T1">Current date-</text:span><text:span text:style-name="T9">2</text:span></text:p>
          </table:table-cell>
          <table:table-cell table:style-name="Table2.E3" office:value-type="string">
            <text:p text:style-name="Table_20_Contents">Требуется инвентаризация <text:span text:style-name="T1">2</text:span></text:p>
          </table:table-cell>
        </table:table-row>
      </table:table>
      <text:p text:style-name="P27"/>
      <text:p text:style-name="P50">Что в этой таблице видно? </text:p>
      <text:p text:style-name="P50">Наименование у товара поменяется через 3 дня. За это отвечает <text:span text:style-name="T1">Delay c </text:span>именем Замена ценника 1.</text:p>
      <text:p text:style-name="P50">У нас есть 10 товаров, на сумму 100 рублей. Но сегодня позвонил наш клиент, который обнаружил, что вчера и позавчера при поставке товара ему товар то ли не положили, то ли найти его он не смог. И получается, что возможно товара у нас больше, и надо бы провести инвентаризацию и если найдем — то отправить клиентский товар, а если не найдем — то возможно нарвемся на конфликт с клиентом. </text:p>
      <text:p text:style-name="P50">Что еще тут видно? Видно, когда у нас началась проблема с учетом этого товара, можем это учитывать в товарных отчетах. И пока заявку на инвентаризацию не отработаем, мы можем считать время с начала появления <text:span text:style-name="T1">delay </text:span>в прошлом, что в некоторых бизнесах важно, до его разрешения. Ну к примеру мы выяснили, что месяц товар не пересчитывался, для управляющего склада — это может быть важной информацией. Для менеджера важно знать — что делать дальше, если выяснится что действительно была недопоставка товара. А также свойство <text:span text:style-name="T1">delay </text:span>позволяет планировать задачи на будущее. Как в нашем примере — мы создали <text:span text:style-name="T1">delay – <text:s/></text:span>замена ценника 1. Значит что через 3 дня система либо сама должна заменить название, а сотрудник в торговом зале за эти 3 дня должен подготовится к этой <text:soft-page-break/>замене, либо сотрудник по истечению срока должен подтвердить, что замена ценника произошла, тем самым <text:span text:style-name="T1">delay </text:span>превратить в <text:span text:style-name="T1">fact</text:span>.</text:p>
      <text:p text:style-name="P50">Где такое еще можно применить? Рассмотрим ситуацию. Менеджер увидел что контракт его оплачен, и можно сделать документы для отгрузки. Документы готовы, и тут клиент сообщает, что он передумал что-то из спецификации контракта брать, и просит заменить какой-то товар на другой. Все это может происходить с каким-то временным лагом. </text:p>
      <text:p text:style-name="P50">Подробнее. Менеджер подготовил все документы на отгрузку, и передал их в складскую службу, сборка происходила условно какое-то время, и (условно) через пару дней менеджеру сообщили что все собрано и ждем появления клиента. Клиент приезжает — общается с менеджером и сообщает что он решил заменить один товар на другой. Если <text:span text:style-name="T1">прибыль (profit),</text:span> считается по моменту создания отгрузочных документов, то по идее нужно их исправить и дать команду складу — о замене товара. Но корректировка происходит в текущее время, и значит нужно внести изменение и в прибыль по отгрузке по тем документам что были два дня назад, а команду складу надо дать тоже в текущее время, чтобы довольный клиент получил то, что обсудили.</text:p>
      <text:p text:style-name="P50">Это делаем с помощью <text:span text:style-name="T1">delay </text:span>в прошлом. <text:span text:style-name="T1">Fact </text:span>мы изменять не можем, так как склад уже получил заявку и все сделал, следовательно историю ломать мы не имеем никакого права. Но в альтернативной реальности <text:span text:style-name="T1">delay – </text:span>мы убираем один товар, вместо него ставим другой товар, склад получает заявку, что пару дней назад надо было сделать что-то другое, но текущим временем. Прибыль корректируется с помощью <text:span text:style-name="T1">delay </text:span>превращаясь в <text:span text:style-name="T1">fact </text:span>текущим временем.</text:p>
      <text:p text:style-name="P50">Выглядит запутано. Но в документы которые нужно передавать в бухгалтерию — <text:span text:style-name="T1">delay </text:span>создает заявку на корректировку задним числом. Прибыль в <text:span text:style-name="T1">fact </text:span>изменяется сейчас. </text:p>
      <text:p text:style-name="P50">Посмотрим на таблицу <text:span text:style-name="T1">profit </text:span>без расшифровки по товару (по сумме)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>Now – 2 </text:p>
          </table:table-cell>
          <table:table-cell table:style-name="Table3.A1" office:value-type="string">
            <text:p text:style-name="P59">Now -1</text:p>
          </table:table-cell>
          <table:table-cell table:style-name="Table3.D1" office:value-type="string">
            <text:p text:style-name="P59">now</text:p>
          </table:table-cell>
        </table:table-row>
        <table:table-row>
          <table:table-cell table:style-name="Table3.A2" office:value-type="string">
            <text:p text:style-name="P59">fact</text:p>
          </table:table-cell>
          <table:table-cell table:style-name="Table3.B2" office:value-type="float" office:value="100">
            <text:p text:style-name="P59">100</text:p>
          </table:table-cell>
          <table:table-cell table:style-name="Table3.B2" office:value-type="float" office:value="100">
            <text:p text:style-name="P59">100</text:p>
          </table:table-cell>
          <table:table-cell table:style-name="Table3.D3" office:value-type="string">
            <text:p text:style-name="P59">90 <text:span text:style-name="T9">(-10 корректир.)</text:span></text:p>
          </table:table-cell>
        </table:table-row>
        <table:table-row>
          <table:table-cell table:style-name="Table3.A2" office:value-type="string">
            <text:p text:style-name="P59">Delay <text:span text:style-name="T9">(корректировка)</text:span></text:p>
          </table:table-cell>
          <table:table-cell table:style-name="Table3.B2" office:value-type="float" office:value="-10">
            <text:p text:style-name="P59">-10</text:p>
          </table:table-cell>
          <table:table-cell table:style-name="Table3.B2" office:value-type="float" office:value="-10">
            <text:p text:style-name="P59">-10</text:p>
          </table:table-cell>
          <table:table-cell table:style-name="Table3.D3" office:value-type="string">
            <text:p text:style-name="Table_20_Contents"/>
          </table:table-cell>
        </table:table-row>
      </table:table>
      <text:p text:style-name="P50"/>
      <text:p text:style-name="P50">Мы пару дней считали что <text:span text:style-name="T1">profit =</text:span> 100, а в момент отгрузки выяснили что <text:s/><text:span text:style-name="T1">profit = 90</text:span></text:p>
      <text:p text:style-name="P50">В управленческом учете все считается от факта, и изменения в прошлом не допустимы. Но в других системах есть условная возможность исправлять (синхронизировать) документы в «задних числах».</text:p>
      <text:p text:style-name="P50">Даже если в управлении нужно будет подготовить данные с учетом исправлений, то пользуясь свойстом <text:span text:style-name="T1">delay —</text:span> это можно показать пользуясь формулой <text:span text:style-name="T1">State = delay + <text:s/>fact.</text:span></text:p>
      <text:p text:style-name="P50">Но получается, что не всегда этой формулой можно пользоваться.</text:p>
      <text:p text:style-name="P50">Пример.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office:value-type="string">
            <text:p text:style-name="P59">Object.property</text:p>
          </table:table-cell>
          <table:table-cell table:style-name="Table4.A1" office:value-type="string">
            <text:p text:style-name="P59">Fact</text:p>
          </table:table-cell>
          <table:table-cell table:style-name="Table4.A1" office:value-type="string">
            <text:p text:style-name="P59">Delay</text:p>
          </table:table-cell>
          <table:table-cell table:style-name="Table4.A1" office:value-type="string">
            <text:p text:style-name="P59">Delay timestamp</text:p>
          </table:table-cell>
          <table:table-cell table:style-name="Table4.E1" office:value-type="string">
            <text:p text:style-name="P59">Delay Type</text:p>
          </table:table-cell>
        </table:table-row>
        <table:table-row>
          <table:table-cell table:style-name="Table4.A2" office:value-type="string">
            <text:p text:style-name="P61">Quantity</text:p>
          </table:table-cell>
          <table:table-cell table:style-name="Table4.B2" office:value-type="float" office:value="10">
            <text:p text:style-name="Table_20_Contents">10</text:p>
          </table:table-cell>
          <table:table-cell table:style-name="Table4.B2">
            <text:p text:style-name="Table_20_Contents"/>
          </table:table-cell>
          <table:table-cell table:style-name="Table4.A2" office:value-type="string">
            <text:p text:style-name="P60"/>
          </table:table-cell>
          <table:table-cell table:style-name="Table4.E4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61">Quantity</text:p>
          </table:table-cell>
          <table:table-cell table:style-name="Table4.A2" office:value-type="string">
            <text:p text:style-name="Table_20_Contents"/>
          </table:table-cell>
          <table:table-cell table:style-name="Table4.B2" office:value-type="float" office:value="1">
            <text:p text:style-name="Table_20_Contents">1</text:p>
          </table:table-cell>
          <table:table-cell table:style-name="Table4.A2" office:value-type="string">
            <text:p text:style-name="P59">Current date-1</text:p>
          </table:table-cell>
          <table:table-cell table:style-name="Table4.E4" office:value-type="string">
            <text:p text:style-name="Table_20_Contents">Требуется <text:span text:style-name="T9">инвентаризация </text:span><text:span text:style-name="T1">1</text:span></text:p>
          </table:table-cell>
        </table:table-row>
        <table:table-row>
          <table:table-cell table:style-name="Table4.A2" office:value-type="string">
            <text:p text:style-name="P61">Quantity</text:p>
          </table:table-cell>
          <table:table-cell table:style-name="Table4.A2" office:value-type="string">
            <text:p text:style-name="Table_20_Contents"/>
          </table:table-cell>
          <table:table-cell table:style-name="Table4.B2" office:value-type="float" office:value="10">
            <text:p text:style-name="Table_20_Contents">10</text:p>
          </table:table-cell>
          <table:table-cell table:style-name="Table4.A2" office:value-type="string">
            <text:p text:style-name="Table_20_Contents"><text:span text:style-name="T1">Current date-</text:span><text:span text:style-name="T9">1</text:span></text:p>
          </table:table-cell>
          <table:table-cell table:style-name="Table4.E4" office:value-type="string">
            <text:p text:style-name="Table_20_Contents">Требуется <text:span text:style-name="T9">внутрискладское </text:span>перемещение <text:span text:style-name="T9">1</text:span></text:p>
          </table:table-cell>
        </table:table-row>
      </table:table>
      <text:p text:style-name="P27"/>
      <text:p text:style-name="P50"><text:soft-page-break/>По факту товара 10 штук.</text:p>
      <text:p text:style-name="P50">Менеджер создал <text:span text:style-name="T1">delay </text:span>(запрос на инвентаризацию). Но в это же время Заведующий складом создал <text:span text:style-name="T1">delay </text:span>(задачу на перемещение внутри склада).</text:p>
      <text:p text:style-name="P50">Если мы просуммируем все <text:span text:style-name="T1">delay – </text:span>получим в <text:span text:style-name="T1">State <text:s/>= -</text:span>1</text:p>
      <text:p text:style-name="P50">Получается что суммировать <text:span text:style-name="T1">delay </text:span>можно только<text:span text:style-name="T1"> </text:span>определеного вида, или иметь возможность объединять <text:span text:style-name="T1">delay </text:span>по задачам.</text:p>
      <text:p text:style-name="P50">Менеджер может не знать, что запросов на инвентаризацию по этому товару уже несколько, а зав. складом решил переместить его (товар) в ячейку для целей инвентаризации. Следовательно — запросы на инвентаризацию можно склеивать <text:span text:style-name="T1">- </text:span>но вот суммировать под вопросом.</text:p>
      <text:p text:style-name="P50">Попробуем привести другой пример чтобы не опираться на численные реквизиты.</text:p>
      <text:p text:style-name="P50">Служба поддержки пользователей приняла 4 заявки о том что пропала сеть на рабочих компьютерах. Причем две заявки отправил один и тот же пользователь, плюс специалисты принимающие заявки были разные. </text:p>
      <text:p text:style-name="P50">Итого 4 заявки, 3 пользователя — 3 специалиста службы подержки. Все заявки передаются в службу связи. Работа началась с первой заявки, и была установлена проблема на коммутаторе. После ремонта по первой заявки были обнаружены и остальные заявки. Их все закрыли фактом ремонта, основываясь на диапазоне времени в которое они появились.</text:p>
      <text:p text:style-name="P50">Однако. Пользователь который оставил две заявки — сообщил что у него были проблемы не только со связью, а была еще проблема с запуском приложения и попросил восстановить свою заявку и провести работы на его рабочем компьютере.</text:p>
      <text:p text:style-name="P50">Выводы: <text:span text:style-name="T1">Delay </text:span>можно закрывать <text:span text:style-name="T1">c </text:span>помощью <text:span text:style-name="T1">Fact - </text:span>группой, а еще нужна возможность восстанавливать <text:span text:style-name="T1">delay </text:span>ошибочно закрытый ранее. Способ, чтобы не исправлять <text:span text:style-name="T1">fact </text:span>задним числом всего один — это новый <text:span text:style-name="T1">delay (</text:span>возможно — копирование информации из закрытой заявки<text:span text:style-name="T1">). <text:s/></text:span>Причем тип у такого <text:span text:style-name="T1">Delay </text:span>будет другой — корректировка <text:span text:style-name="T1">Fact, </text:span>чтобы не ломать статистику закрытых заявок, по примеру таблицы с <text:span text:style-name="T1">Profit.</text:span></text:p>
      <text:p text:style-name="P50">Дополнительный вывод. У <text:span text:style-name="T1">Delay </text:span>есть стандартизированные типы. Из наблюдаемых примеров можно выделить<text:span text:style-name="T1">:</text:span> </text:p>
      <text:list xml:id="list8304190165271836795" text:style-name="L4">
        <text:list-item>
          <text:list>
            <text:list-item>
              <text:list>
                <text:list-item>
                  <text:p text:style-name="P72"><text:span text:style-name="T4">Delay PPA </text:span><text:span text:style-name="T46">«Корректировка </text:span><text:span text:style-name="T4">Fact </text:span><text:span text:style-name="T46">в прошлом»</text:span><text:span text:style-name="T1"> </text:span>имеет обязательное свойство (datatime) и устанавливается на конкретный реквизит объекта или контракта.<text:span text:style-name="T1"> <text:s/>- </text:span>позволяет внести и учитывать дельту изменений <text:span text:style-name="T1">c </text:span>момента в прошлом и до текущего момента. Может вызвать каскадный пересчет остальных установленных <text:span text:style-name="T1">Delay </text:span>в прошлом. Корректировка <text:span text:style-name="T1">Fact </text:span><text:span text:style-name="T46">без </text:span><text:span text:style-name="T4">datatime</text:span><text:span text:style-name="T1"> – </text:span>говорит о том, что <text:span text:style-name="T1">Delay </text:span>не порождается, так как изменение происходит текущим временем, соответственно — такое не допустимо. </text:p>
                </text:list-item>
                <text:list-item>
                  <text:p text:style-name="P72"><text:span text:style-name="T4">Delay Plan </text:span><text:span text:style-name="T46">«Плановое изменение </text:span><text:span text:style-name="T4">Fact</text:span><text:span text:style-name="T46">»</text:span><text:span text:style-name="T1"> </text:span>имеет <text:span text:style-name="T46">необязательный</text:span> реквизит <text:span text:style-name="T1">datatime, </text:span><text:span text:style-name="T46">необязательное</text:span> поле типа <text:span text:style-name="T1">eval, </text:span>где хранится условие при котором может произойти изменение<text:span text:style-name="T1">, </text:span>а также <text:span text:style-name="T46">необязательный</text:span> реквизит «период опроса» в минутах.<text:span text:style-name="T1"> – </text:span>Корректировка, которая произойдет в будущем. Может быть как автоматической, когда решение по изменению произойдут по истечению времени указаном в <text:span text:style-name="T1">datatime </text:span>с заданой периодичностью при наступлении описанных условий в <text:span text:style-name="T1">delay, </text:span>так и требующей пользовательской обработки, если время не указано. </text:p>
                </text:list-item>
                <text:list-item>
                  <text:p text:style-name="P74"><text:span text:style-name="T46">Delay Forecast </text:span><text:span text:style-name="T12">(Прогноз)</text:span><text:span text:style-name="T11"> — Функционально — это </text:span><text:span text:style-name="T48">Delay Plan, </text:span><text:span text:style-name="T11">с </text:span><text:span text:style-name="T12">обязательным</text:span><text:span text:style-name="T11"> полем </text:span><text:span text:style-name="T48">datatime, </text:span><text:span text:style-name="T11">но без возможности применить это значение в будущем. Позволяет получать аналитику с учетом прогноза и фиксировать расхождения </text:span><text:span text:style-name="T48">fact </text:span><text:span text:style-name="T11">от прогноза </text:span><text:span text:style-name="T48">(</text:span><text:span text:style-name="T13">Для будущей разработки — можно задать </text:span><text:soft-page-break/><text:span text:style-name="T13">систему прогнозирования изменения реквизита в будущем — алгоритмически или нейросетевым образом, и на основе прогноза строить аналитические контракты для будущих периодов</text:span><text:span text:style-name="T48">). </text:span><text:span text:style-name="T11">Отличие </text:span><text:span text:style-name="T48">Forecast </text:span><text:span text:style-name="T11">от </text:span><text:span text:style-name="T48">Plan —</text:span><text:span text:style-name="T11"> в вероятности. Если </text:span><text:span text:style-name="T48">Plan </text:span><text:span text:style-name="T11">с высокой вероятностью произойдет, то прогноз — это оценка аналитика на будущие события и его вероятность гораздо ниже. Расхождение влияет на будущие прогнозы и на планы.</text:span></text:p>
                </text:list-item>
                <text:list-item>
                  <text:p text:style-name="P74"><text:span text:style-name="T46">Delay Draft </text:span><text:span text:style-name="T12">«Черновик </text:span><text:span text:style-name="T46">(Draft)»</text:span> - <text:span text:style-name="T9">это общая функциональность любого объекта, контракта. Система должна предлагать включать этот режим <text:s/>при попытке записать объект с незаполненными обязательными полями, либо оставить возможность исправить — возможно допущена пользовательская ошибка. </text:span><text:span text:style-name="T12">А также можно разрешать созданный объект выводить в </text:span><text:span text:style-name="T46">Draft, </text:span><text:span text:style-name="T12">если ссылочная целостность основанная на </text:span><text:span text:style-name="T46">link map </text:span><text:span text:style-name="T12">контракта</text:span><text:span text:style-name="T46">, </text:span><text:span text:style-name="T12">и графу ссылок (</text:span><text:span text:style-name="T46">eval</text:span><text:span text:style-name="T12">)</text:span><text:span text:style-name="T46"> </text:span><text:span text:style-name="T12">это позволяют</text:span><text:span text:style-name="T9">. Эта функция аналогична при удалении объекта. Хранятся такие объекты в </text:span><text:span text:style-name="T12">других структурах данных </text:span><text:span text:style-name="T11">(для Справочников в </text:span><text:span text:style-name="T48">DraftObject, </text:span><text:span text:style-name="T11">для Контрактов в </text:span><text:span text:style-name="T48">DraftContract</text:span><text:span text:style-name="T11">)</text:span><text:span text:style-name="T9">, <text:s/>чтобы не запускать их в систему учета и не давать их подбирать в других объектах системы. Тригеры не должны работать. </text:span>ID <text:span text:style-name="T9">присваивается по порядку </text:span>Draft.<text:span text:style-name="T9"> Также включить </text:span>Draft <text:span text:style-name="T9">можно и вручную, но только если объект создан, но не сохранен. После выключения режима Черновика объект удаляется из </text:span>Draft <text:span text:style-name="T9">и помещается с новым </text:span>ID <text:span text:style-name="T9">в справочники или контракты. Структура данных объектов в </text:span>Draft <text:span text:style-name="T9">аналогична структурам данных объектов учета и синхронизируется также. </text:span><text:span text:style-name="T17">Также в </text:span><text:span text:style-name="T57">Draft </text:span><text:span text:style-name="T17">попадает информация при неудачной транзакции, и объект можно перезаполнить из такого </text:span><text:span text:style-name="T57">Draft, </text:span><text:span text:style-name="T17">чтобы избежать потери информации при создании объекта</text:span><text:span text:style-name="T9">. В интерфейсе списков - объекты </text:span>draft <text:span text:style-name="T9">помещены в отдельном меню с информацией о количестве объектов (</text:span><text:span text:style-name="T10">это кстати можно сделать и с обычными объектами системы- в меню справочников можно видеть количество объектов в справочниках или в контрактах не заходя в него</text:span><text:span text:style-name="T9">). </text:span></text:p>
                </text:list-item>
                <text:list-item>
                  <text:p text:style-name="P74"><text:span text:style-name="T46">Delay InOut</text:span> – <text:span text:style-name="T9">функциональная надстройка и общая функция контракта для промежуточного хранения истории реквизитов в </text:span>delay <text:span text:style-name="T9">сгруппированных по типу </text:span><text:span text:style-name="T12">(для будущей разработки</text:span><text:span text:style-name="T9">)</text:span></text:p>
                </text:list-item>
                <text:list-item>
                  <text:p text:style-name="P72"><text:span text:style-name="T46">Delay </text:span><text:span text:style-name="T4">Wait for result </text:span><text:span text:style-name="T46">(в работе) —</text:span><text:span text:style-name="T48"> Предопределенная функция контракта, отслеживающий все незавершенные </text:span><text:span text:style-name="T3">Delay </text:span><text:span text:style-name="T48">текущего контракта и массивов</text:span><text:span text:style-name="T3"> —</text:span><text:span text:style-name="T48"> возвращает значение типа </text:span><text:span text:style-name="T3">bool, </text:span><text:span text:style-name="T48">и </text:span><text:span text:style-name="T3">json </text:span><text:span text:style-name="T48">с расшифровкой в каких реквизитах </text:span><text:span text:style-name="T3">delay </text:span><text:span text:style-name="T48">не завершен.</text:span></text:p>
                </text:list-item>
              </text:list>
            </text:list-item>
          </text:list>
        </text:list-item>
      </text:list>
      <text:p text:style-name="P53"><text:span text:style-name="T9">Замечание: </text:span>Delay <text:span text:style-name="T9">нужно включать как свойство при создании или редактирования реквизита контракта, и он в зависимости от переданной даты меняет свой тип - <text:s/>для будущих изменений — на </text:span>Plan, <text:span text:style-name="T9">для прошлых на </text:span>PPA<text:span text:style-name="T9">. По умолчанию — выключен. В интерфейсе — при редактировании полей с таким свойством будет происходить запрос дополнительных реквизитов например в модальном окне. Также в интерфейсе нужно иметь возможность видеть значения реквизитов установленные в </text:span>delay <text:span text:style-name="T9">вместе с временем</text:span> <text:span text:style-name="T9">рядом с фактическим значением.</text:span></text:p>
      <text:p text:style-name="P53"><text:span text:style-name="T9">Есть еще один момент, при работе с </text:span>delay – <text:span text:style-name="T9">значениями. </text:span></text:p>
      <text:p text:style-name="P53"><text:span text:style-name="T9">Рассмотрим пример: Если есть цена на товар, </text:span>c <text:span text:style-name="T9">установленным признаком </text:span>delay – <text:span text:style-name="T9">то в случае корректировки цены в прошлом — есть опасность, что такая корректировка изменит цены в контрактах в прошлом, что может повлиять на целостность условий действующего, или даже закрытого контракта. Понятно, что в контрактах есть контроль условий, и цена может не изменится, и вообще после такого может откатится весь каскад изменений цены, но как вообще можно поступать если такое изменение необходимо? <text:s text:c="2"/>Объект, участвующий в контракте уже «зафиксирован», и применение изменений извне вроде бы невозможно.</text:span></text:p>
      <text:p text:style-name="P50"><text:soft-page-break/>Рассмотрим разные бизнесы.</text:p>
      <text:p text:style-name="P53"><text:span text:style-name="T9">Изменение цены в магазине «задним числом» - говорит о том, что ценники нужно было поменять условно вчера, и все чеки, которые были пробиты до включения </text:span>delay —<text:span text:style-name="T9"> оказываются некорректными, мало того — ценники еще будут какое-то время менятся от текущего момента, до исправления, а продажи все равно пойдут по старой цене при разруливания ситуаций с клиентами. Что может получить менеджер, когда начнет анализировать такую ситуацию? Он получит список чеков и выяснит сумму расхождений за весь период такого </text:span>delay<text:span text:style-name="T9">. Возможно — эту сумму можно выдать в виде штрафа/премии тому сотруднику, который «забыл» поменять цену раньше, но вспомнил и поменял ее задним числом, или зафиксировать потенциальный убыток/прибыль из-за такой ситуации. Но такую же информацию можно получить и без таких экстремальных для деятельности магазина действий.</text:span></text:p>
      <text:p text:style-name="P53"><text:span text:style-name="T9">Вывод: Должна быть возможность для свойства </text:span>delay <text:span text:style-name="T9">в случае </text:span>PPA —<text:span text:style-name="T9"> устанавливать возможность ограничивать изменения в прошлом (блокировать такие изменения).</text:span></text:p>
      <text:p text:style-name="P50">При контрактных продажах в оптовом бизнесе — такое изменение в контрактах возможно при обсуждении с клиентом. Мы закупаем какой-то товар, возможно он даже принят на склад, но потом наш поставщик сообщает о замене документов с понижением цены на какой-то товар. Обычно управляющий такие ситуации готов одобрить, цена то уменьшилась, даже если мы оплатили больше и на взаиморасчетах у нас появится переплата. Хуже ситуация если замена документов происходит с увеличением цены, но управляющий такое тоже может одобрить, но может и отказаться от сделки и сделать возврат. Такие вещи, как правило усугубляются, если мы уже часть товара продали, по факту не зная корректную себестоимость товара. </text:p>
      <text:p text:style-name="P53"><text:span text:style-name="T9">Замечание: </text:span>Delay PPA <text:span text:style-name="T9">может вызвать каскадный пересчет — который может привести к изменению результата в </text:span>delay <text:span text:style-name="T9">реквизитов контракта, даже закрытого. И соответственно фактические результаты контракта будут расходится с </text:span>delay <text:span text:style-name="T9">результатами как раз на величины в </text:span>Delay<text:span text:style-name="T9">. </text:span><text:span text:style-name="T12">При проектировании контрактов, там где важно пользоваться фактической информацией — как например — подобранная цена не должна изменятся — то в </text:span><text:span text:style-name="T46">eval </text:span><text:span text:style-name="T12">полях нужно <text:s/>пользоваться формулой с получением </text:span><text:span text:style-name="T46">fact, </text:span><text:span text:style-name="T12">чтобы изменения </text:span><text:span text:style-name="T46">delay </text:span><text:span text:style-name="T12">не приводило к пересчету контракта.</text:span><text:span text:style-name="T11"> Однако бывают ситуации, когда такое может понадобится.</text:span></text:p>
      <text:p text:style-name="P73"/>
      <text:p text:style-name="P53"><text:span text:style-name="T9">Вывод: </text:span>Delay PPA<text:span text:style-name="T9"> должен предоставлять пользователю исчерпывающую информацию об изменениях, которые он собирается применить и возможно, требовать участия другого пользователя (подпись другого сотрудника).</text:span></text:p>
      <text:p text:style-name="P45"><text:span text:style-name="T64">Пример: Контракт системы с помощью которого мы собираем баланс должен быть всегда основан на </text:span><text:span text:style-name="T67">Fact</text:span><text:span text:style-name="T64">, и его исправление задним числом не допустимо. Но его </text:span><text:span text:style-name="T67">Delay-</text:span><text:span text:style-name="T64">часть показывает все корректировки, которые были внесены пользователями задним числом. Следовательно управляющий всегда видит уровень ошибок пользователей при работе с балансовыми объектами системы в виде метрики корректировок (сумм в балансе). Суммарный баланс по </text:span><text:span text:style-name="T67">State = Delay + Fact —</text:span><text:span text:style-name="T64"> покажет информацию с корректировками, что в некоторых ситуациях приближает его к бухгалтерскому балансу в котором корректировки в прошлом допустимы. Расхождения будут только в случае </text:span><text:span text:style-name="T67">Delay Plan, </text:span><text:span text:style-name="T64">но </text:span><text:span text:style-name="T67">Delay Plan </text:span><text:span text:style-name="T64">это уже инструмент управленческого учета, позволяющий в данном примере построить будущий баланс с учетом планирования и прогнозирова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JetBrains Mono" svg:font-family="'JetBrains Mono'"/>
    <style:font-face style:name="JetBrains Mono1" svg:font-family="'JetBrains Mono', monospace"/>
    <style:font-face style:name="Roboto" svg:font-family="Roboto, apple-system, BlinkMacSystemFont, 'Segoe UI', Oxygen, Ubuntu, Cantarell, 'Fira Sans', 'Droid Sans', 'Helvetica Neue', sans-serif"/>
    <style:font-face style:name="Source Sans Pro" svg:font-family="'Source Sans Pro', apple-system, BlinkMacSystemFont, 'Segoe UI', Roboto, 'Helvetica Neue', Arial, sans-serif, 'Apple Color Emoji', 'Segoe UI Emoji', 'Segoe UI Symbol'"/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7T12:43:36.51</meta:creation-date>
    <dc:date>2022-09-06T18:31:24.814000000</dc:date>
    <meta:editing-duration>P30DT8H56M</meta:editing-duration>
    <meta:editing-cycles>82</meta:editing-cycles>
    <meta:generator>LibreOffice/4.4.7.2$Windows_x86 LibreOffice_project/f3153a8b245191196a4b6b9abd1d0da16eead600</meta:generator>
    <meta:document-statistic meta:table-count="8" meta:image-count="53" meta:object-count="0" meta:page-count="60" meta:paragraph-count="838" meta:word-count="12588" meta:character-count="93528" meta:non-whitespace-character-count="80881"/>
  </office:meta>
</office:document-meta>
</file>